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2H33M53.155S" table:style-name="ce2">
            <text:p>33:53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2H33M53.184S" table:style-name="ce2">
            <text:p>33:53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2H33M53.186S" table:style-name="ce2">
            <text:p>33:53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2H33M53.191S" table:style-name="ce2">
            <text:p>33:53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2H33M53.194S" table:style-name="ce2">
            <text:p>33:53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2H33M53.217S" table:style-name="ce2">
            <text:p>33:53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2H33M53.247S" table:style-name="ce2">
            <text:p>33:53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2H33M53.271S" table:style-name="ce2">
            <text:p>33:53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2H33M53.286S" table:style-name="ce2">
            <text:p>33:53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2H33M53.295S" table:style-name="ce2">
            <text:p>33:53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2H33M53.307S" table:style-name="ce2">
            <text:p>33:53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2H33M53.308S" table:style-name="ce2">
            <text:p>33:53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htm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2H33M53.361S" table:style-name="ce2">
            <text:p>33:53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2H33M53.366S" table:style-name="ce2">
            <text:p>33:53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2H33M53.370S" table:style-name="ce2">
            <text:p>33:53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d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9657" table:style-name="ce1">
            <text:p>29657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2H33M53.438S" table:style-name="ce2">
            <text:p>33:53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2H33M53.458S" table:style-name="ce2">
            <text:p>33:53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2H33M53.460S" table:style-name="ce2">
            <text:p>33:53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2H33M53.461S" table:style-name="ce2">
            <text:p>33:53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2H33M53.454S" table:style-name="ce2">
            <text:p>33:53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d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9655" table:style-name="ce1">
            <text:p>29655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2H33M53.492S" table:style-name="ce2">
            <text:p>33:53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2H33M53.500S" table:style-name="ce2">
            <text:p>33:53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2H33M53.516S" table:style-name="ce2">
            <text:p>33:53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2H33M53.522S" table:style-name="ce2">
            <text:p>33:53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2H33M53.523S" table:style-name="ce2">
            <text:p>33:53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2H33M53.523S" table:style-name="ce2">
            <text:p>33:53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htm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2H33M53.528S" table:style-name="ce2">
            <text:p>33:53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2H33M53.547S" table:style-name="ce2">
            <text:p>33:53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2H33M53.510S" table:style-name="ce2">
            <text:p>33:53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do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9657" table:style-name="ce1">
            <text:p>29657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2H33M53.561S" table:style-name="ce2">
            <text:p>33:53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2H33M53.562S" table:style-name="ce2">
            <text:p>33:53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2H33M53.575S" table:style-name="ce2">
            <text:p>33:53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2H33M53.581S" table:style-name="ce2">
            <text:p>33:53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2H33M53.537S" table:style-name="ce2">
            <text:p>33:53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do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9659" table:style-name="ce1">
            <text:p>29659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2H33M53.543S" table:style-name="ce2">
            <text:p>33:53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do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2H33M53.611S" table:style-name="ce2">
            <text:p>33:53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2H33M53.555S" table:style-name="ce2">
            <text:p>33:53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do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9655" table:style-name="ce1">
            <text:p>29655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2H33M53.580S" table:style-name="ce2">
            <text:p>33:53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do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9654" table:style-name="ce1">
            <text:p>29654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2H33M53.668S" table:style-name="ce2">
            <text:p>33:53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2H33M53.677S" table:style-name="ce2">
            <text:p>33:53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2H33M53.720S" table:style-name="ce2">
            <text:p>33:53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2H33M53.741S" table:style-name="ce2">
            <text:p>33:53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2H33M53.703S" table:style-name="ce2">
            <text:p>33:53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2H33M53.696S" table:style-name="ce2">
            <text:p>33:53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html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2H33M53.762S" table:style-name="ce2">
            <text:p>33:53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2H33M53.765S" table:style-name="ce2">
            <text:p>33:53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2H33M53.785S" table:style-name="ce2">
            <text:p>33:53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2H33M53.594S" table:style-name="ce2">
            <text:p>33:53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do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29656" table:style-name="ce1">
            <text:p>29656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2H33M53.792S" table:style-name="ce2">
            <text:p>33:53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2H33M53.645S" table:style-name="ce2">
            <text:p>33:53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do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2H33M53.630S" table:style-name="ce2">
            <text:p>33:53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do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29654" table:style-name="ce1">
            <text:p>29654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2H33M53.654S" table:style-name="ce2">
            <text:p>33:53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do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29656" table:style-name="ce1">
            <text:p>29656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2H33M53.688S" table:style-name="ce2">
            <text:p>33:53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do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2H33M53.682S" table:style-name="ce2">
            <text:p>33:53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do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9655" table:style-name="ce1">
            <text:p>29655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2H33M53.876S" table:style-name="ce2">
            <text:p>33:53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2H33M53.606S" table:style-name="ce2">
            <text:p>33:53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do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Success</text:p>
          </table:table-cell>
          <table:table-cell office:value-type="float" office:value="29656" table:style-name="ce1">
            <text:p>29656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2H33M53.887S" table:style-name="ce2">
            <text:p>33:53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htm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2H33M53.936S" table:style-name="ce2">
            <text:p>33:53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2H33M53.930S" table:style-name="ce2">
            <text:p>33:53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2H33M53.750S" table:style-name="ce2">
            <text:p>33:53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do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9660" table:style-name="ce1">
            <text:p>29660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2H33M53.954S" table:style-name="ce2">
            <text:p>33:54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2H33M53.900S" table:style-name="ce2">
            <text:p>33:53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2H33M53.982S" table:style-name="ce2">
            <text:p>33:54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2H33M53.978S" table:style-name="ce2">
            <text:p>33:54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2H33M53.818S" table:style-name="ce2">
            <text:p>33:53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do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29654" table:style-name="ce1">
            <text:p>29654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2H33M53.804S" table:style-name="ce2">
            <text:p>33:53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do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29659" table:style-name="ce1">
            <text:p>29659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2H33M54.008S" table:style-name="ce2">
            <text:p>33:54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2H33M53.926S" table:style-name="ce2">
            <text:p>33:53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9455" table:style-name="ce1">
            <text:p>29455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2H33M53.958S" table:style-name="ce2">
            <text:p>33:54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2H33M53.812S" table:style-name="ce2">
            <text:p>33:53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do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2H33M54.013S" table:style-name="ce2">
            <text:p>33:54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2H33M54.029S" table:style-name="ce2">
            <text:p>33:54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2H33M53.824S" table:style-name="ce2">
            <text:p>33:53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do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2H33M53.712S" table:style-name="ce2">
            <text:p>33:53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Success</text:p>
          </table:table-cell>
          <table:table-cell office:value-type="float" office:value="29454" table:style-name="ce1">
            <text:p>29454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2H33M53.777S" table:style-name="ce2">
            <text:p>33:53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do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29656" table:style-name="ce1">
            <text:p>29656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2H33M53.760S" table:style-name="ce2">
            <text:p>33:53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do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29657" table:style-name="ce1">
            <text:p>29657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2H33M53.841S" table:style-name="ce2">
            <text:p>33:53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do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Success</text:p>
          </table:table-cell>
          <table:table-cell office:value-type="float" office:value="29660" table:style-name="ce1">
            <text:p>29660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2H33M54.096S" table:style-name="ce2">
            <text:p>33:54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2H33M53.917S" table:style-name="ce2">
            <text:p>33:53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2H33M53.856S" table:style-name="ce2">
            <text:p>33:53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29456" table:style-name="ce1">
            <text:p>29456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2H33M53.885S" table:style-name="ce2">
            <text:p>33:53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do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29657" table:style-name="ce1">
            <text:p>29657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2H33M54.057S" table:style-name="ce2">
            <text:p>33:54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html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2H33M53.895S" table:style-name="ce2">
            <text:p>33:53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do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29656" table:style-name="ce1">
            <text:p>29656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2H33M53.977S" table:style-name="ce2">
            <text:p>33:54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29456" table:style-name="ce1">
            <text:p>29456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2H33M54.175S" table:style-name="ce2">
            <text:p>33:54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2H33M53.898S" table:style-name="ce2">
            <text:p>33:53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do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Success</text:p>
          </table:table-cell>
          <table:table-cell office:value-type="float" office:value="29660" table:style-name="ce1">
            <text:p>29660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2H33M54.171S" table:style-name="ce2">
            <text:p>33:54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2H33M54.244S" table:style-name="ce2">
            <text:p>33:54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2H33M53.974S" table:style-name="ce2">
            <text:p>33:54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Success</text:p>
          </table:table-cell>
          <table:table-cell office:value-type="float" office:value="29456" table:style-name="ce1">
            <text:p>29456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2H33M53.888S" table:style-name="ce2">
            <text:p>33:53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do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Success</text:p>
          </table:table-cell>
          <table:table-cell office:value-type="float" office:value="29656" table:style-name="ce1">
            <text:p>29656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2H33M54.277S" table:style-name="ce2">
            <text:p>33:54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2H33M54.024S" table:style-name="ce2">
            <text:p>33:54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2H33M54.016S" table:style-name="ce2">
            <text:p>33:54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do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Success</text:p>
          </table:table-cell>
          <table:table-cell office:value-type="float" office:value="29656" table:style-name="ce1">
            <text:p>29656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2H33M54.153S" table:style-name="ce2">
            <text:p>33:54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29455" table:style-name="ce1">
            <text:p>29455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2H33M54.109S" table:style-name="ce2">
            <text:p>33:54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Success</text:p>
          </table:table-cell>
          <table:table-cell office:value-type="float" office:value="29455" table:style-name="ce1">
            <text:p>29455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2H33M54.104S" table:style-name="ce2">
            <text:p>33:54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2H33M54.148S" table:style-name="ce2">
            <text:p>33:54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2H33M54.219S" table:style-name="ce2">
            <text:p>33:54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2H33M54.021S" table:style-name="ce2">
            <text:p>33:54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do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2H33M54.029S" table:style-name="ce2">
            <text:p>33:54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do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Success</text:p>
          </table:table-cell>
          <table:table-cell office:value-type="float" office:value="29660" table:style-name="ce1">
            <text:p>29660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2H33M54.021S" table:style-name="ce2">
            <text:p>33:54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do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29660" table:style-name="ce1">
            <text:p>29660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2H33M54.073S" table:style-name="ce2">
            <text:p>33:54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do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Success</text:p>
          </table:table-cell>
          <table:table-cell office:value-type="float" office:value="29656" table:style-name="ce1">
            <text:p>29656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2H33M53.907S" table:style-name="ce2">
            <text:p>33:53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do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Success</text:p>
          </table:table-cell>
          <table:table-cell office:value-type="float" office:value="29660" table:style-name="ce1">
            <text:p>29660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2H33M54.231S" table:style-name="ce2">
            <text:p>33:54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29210" table:style-name="ce1">
            <text:p>29210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2H33M54.236S" table:style-name="ce2">
            <text:p>33:54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29456" table:style-name="ce1">
            <text:p>29456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2H33M53.970S" table:style-name="ce2">
            <text:p>33:54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Success</text:p>
          </table:table-cell>
          <table:table-cell office:value-type="float" office:value="29456" table:style-name="ce1">
            <text:p>29456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2H33M53.946S" table:style-name="ce2">
            <text:p>33:53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do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2H33M54.090S" table:style-name="ce2">
            <text:p>33:54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do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Success</text:p>
          </table:table-cell>
          <table:table-cell office:value-type="float" office:value="29656" table:style-name="ce1">
            <text:p>29656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2H33M54.128S" table:style-name="ce2">
            <text:p>33:54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do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2H33M54.097S" table:style-name="ce2">
            <text:p>33:54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do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2H33M53.905S" table:style-name="ce2">
            <text:p>33:53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do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Success</text:p>
          </table:table-cell>
          <table:table-cell office:value-type="float" office:value="29656" table:style-name="ce1">
            <text:p>29656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2H33M54.059S" table:style-name="ce2">
            <text:p>33:54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do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Success</text:p>
          </table:table-cell>
          <table:table-cell office:value-type="float" office:value="29656" table:style-name="ce1">
            <text:p>29656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2H33M54.160S" table:style-name="ce2">
            <text:p>33:54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do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Success</text:p>
          </table:table-cell>
          <table:table-cell office:value-type="float" office:value="29660" table:style-name="ce1">
            <text:p>29660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2H33M54.206S" table:style-name="ce2">
            <text:p>33:54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do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Success</text:p>
          </table:table-cell>
          <table:table-cell office:value-type="float" office:value="29660" table:style-name="ce1">
            <text:p>29660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2H33M54.022S" table:style-name="ce2">
            <text:p>33:54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do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2H33M54.407S" table:style-name="ce2">
            <text:p>33:54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2H33M54.251S" table:style-name="ce2">
            <text:p>33:54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do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2H33M54.239S" table:style-name="ce2">
            <text:p>33:54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do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Success</text:p>
          </table:table-cell>
          <table:table-cell office:value-type="float" office:value="29656" table:style-name="ce1">
            <text:p>29656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2H33M54.349S" table:style-name="ce2">
            <text:p>33:54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do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2H33M54.166S" table:style-name="ce2">
            <text:p>33:54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do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Success</text:p>
          </table:table-cell>
          <table:table-cell office:value-type="float" office:value="29660" table:style-name="ce1">
            <text:p>29660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2H33M54.438S" table:style-name="ce2">
            <text:p>33:54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29456" table:style-name="ce1">
            <text:p>29456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2H33M54.284S" table:style-name="ce2">
            <text:p>33:54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2H33M54.376S" table:style-name="ce2">
            <text:p>33:54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29456" table:style-name="ce1">
            <text:p>29456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2H33M54.230S" table:style-name="ce2">
            <text:p>33:54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do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2H33M54.267S" table:style-name="ce2">
            <text:p>33:54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do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2H33M54.263S" table:style-name="ce2">
            <text:p>33:54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do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Success</text:p>
          </table:table-cell>
          <table:table-cell office:value-type="float" office:value="29656" table:style-name="ce1">
            <text:p>29656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2H33M54.302S" table:style-name="ce2">
            <text:p>33:54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29455" table:style-name="ce1">
            <text:p>29455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2H33M54.396S" table:style-name="ce2">
            <text:p>33:54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do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2H33M54.425S" table:style-name="ce2">
            <text:p>33:54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2H33M54.528S" table:style-name="ce2">
            <text:p>33:54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Success</text:p>
          </table:table-cell>
          <table:table-cell office:value-type="float" office:value="29211" table:style-name="ce1">
            <text:p>29211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2H33M54.394S" table:style-name="ce2">
            <text:p>33:54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do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2H33M54.381S" table:style-name="ce2">
            <text:p>33:54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do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2H33M54.423S" table:style-name="ce2">
            <text:p>33:54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do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Success</text:p>
          </table:table-cell>
          <table:table-cell office:value-type="float" office:value="29660" table:style-name="ce1">
            <text:p>29660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2H33M54.242S" table:style-name="ce2">
            <text:p>33:54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do</text:p>
          </table:table-cell>
          <table:table-cell office:value-type="float" office:value="694" table:style-name="ce1">
            <text:p>694</text:p>
          </table:table-cell>
          <table:table-cell office:value-type="string" table:style-name="ce1">
            <text:p>Success</text:p>
          </table:table-cell>
          <table:table-cell office:value-type="float" office:value="29660" table:style-name="ce1">
            <text:p>29660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2H33M54.572S" table:style-name="ce2">
            <text:p>33:54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2H33M54.295S" table:style-name="ce2">
            <text:p>33:54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do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Success</text:p>
          </table:table-cell>
          <table:table-cell office:value-type="float" office:value="29656" table:style-name="ce1">
            <text:p>29656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2H33M54.507S" table:style-name="ce2">
            <text:p>33:54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2H33M54.471S" table:style-name="ce2">
            <text:p>33:54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Success</text:p>
          </table:table-cell>
          <table:table-cell office:value-type="float" office:value="29455" table:style-name="ce1">
            <text:p>29455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2H33M54.592S" table:style-name="ce2">
            <text:p>33:54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2H33M54.306S" table:style-name="ce2">
            <text:p>33:54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29456" table:style-name="ce1">
            <text:p>29456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2H33M54.505S" table:style-name="ce2">
            <text:p>33:54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2H33M54.547S" table:style-name="ce2">
            <text:p>33:54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29211" table:style-name="ce1">
            <text:p>29211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2H33M54.633S" table:style-name="ce2">
            <text:p>33:54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Success</text:p>
          </table:table-cell>
          <table:table-cell office:value-type="float" office:value="29211" table:style-name="ce1">
            <text:p>29211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2H33M54.717S" table:style-name="ce2">
            <text:p>33:54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2H33M54.820S" table:style-name="ce2">
            <text:p>33:54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29211" table:style-name="ce1">
            <text:p>29211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2H33M54.320S" table:style-name="ce2">
            <text:p>33:54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794" table:style-name="ce1">
            <text:p>794</text:p>
          </table:table-cell>
          <table:table-cell office:value-type="string" table:style-name="ce1">
            <text:p>Success</text:p>
          </table:table-cell>
          <table:table-cell office:value-type="float" office:value="29209" table:style-name="ce1">
            <text:p>29209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2H33M54.721S" table:style-name="ce2">
            <text:p>33:54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2H33M54.763S" table:style-name="ce2">
            <text:p>33:54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Success</text:p>
          </table:table-cell>
          <table:table-cell office:value-type="float" office:value="29210" table:style-name="ce1">
            <text:p>29210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2H33M54.598S" table:style-name="ce2">
            <text:p>33:54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do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2H33M54.680S" table:style-name="ce2">
            <text:p>33:54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2H33M54.411S" table:style-name="ce2">
            <text:p>33:54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do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2H33M55.016S" table:style-name="ce2">
            <text:p>33:55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2H33M54.748S" table:style-name="ce2">
            <text:p>33:54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2H33M54.936S" table:style-name="ce2">
            <text:p>33:54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uccess</text:p>
          </table:table-cell>
          <table:table-cell office:value-type="float" office:value="28921" table:style-name="ce1">
            <text:p>28921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2H33M54.450S" table:style-name="ce2">
            <text:p>33:54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Success</text:p>
          </table:table-cell>
          <table:table-cell office:value-type="float" office:value="29455" table:style-name="ce1">
            <text:p>29455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2H33M54.692S" table:style-name="ce2">
            <text:p>33:54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2H33M54.312S" table:style-name="ce2">
            <text:p>33:54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899" table:style-name="ce1">
            <text:p>899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2H33M54.308S" table:style-name="ce2">
            <text:p>33:54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do</text:p>
          </table:table-cell>
          <table:table-cell office:value-type="float" office:value="905" table:style-name="ce1">
            <text:p>905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2H33M54.311S" table:style-name="ce2">
            <text:p>33:54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918" table:style-name="ce1">
            <text:p>918</text:p>
          </table:table-cell>
          <table:table-cell office:value-type="string" table:style-name="ce1">
            <text:p>Success</text:p>
          </table:table-cell>
          <table:table-cell office:value-type="float" office:value="29455" table:style-name="ce1">
            <text:p>29455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2H33M54.766S" table:style-name="ce2">
            <text:p>33:54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2H33M54.641S" table:style-name="ce2">
            <text:p>33:54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2H33M55.099S" table:style-name="ce2">
            <text:p>33:55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9211" table:style-name="ce1">
            <text:p>29211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2H33M55.010S" table:style-name="ce2">
            <text:p>33:55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2H33M54.703S" table:style-name="ce2">
            <text:p>33:54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Success</text:p>
          </table:table-cell>
          <table:table-cell office:value-type="float" office:value="29210" table:style-name="ce1">
            <text:p>29210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2H33M55.100S" table:style-name="ce2">
            <text:p>33:55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uccess</text:p>
          </table:table-cell>
          <table:table-cell office:value-type="float" office:value="29211" table:style-name="ce1">
            <text:p>29211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2H33M54.797S" table:style-name="ce2">
            <text:p>33:54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2H33M54.638S" table:style-name="ce2">
            <text:p>33:54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do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2H33M54.850S" table:style-name="ce2">
            <text:p>33:54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2H33M54.709S" table:style-name="ce2">
            <text:p>33:54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do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Success</text:p>
          </table:table-cell>
          <table:table-cell office:value-type="float" office:value="29658" table:style-name="ce1">
            <text:p>29658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2H33M54.976S" table:style-name="ce2">
            <text:p>33:55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2H33M55.070S" table:style-name="ce2">
            <text:p>33:55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29211" table:style-name="ce1">
            <text:p>29211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2H33M54.799S" table:style-name="ce2">
            <text:p>33:54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631" table:style-name="ce1">
            <text:p>631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2H33M54.948S" table:style-name="ce2">
            <text:p>33:54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2H33M54.985S" table:style-name="ce2">
            <text:p>33:55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2H33M55.345S" table:style-name="ce2">
            <text:p>33:55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8922" table:style-name="ce1">
            <text:p>28922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2H33M55.204S" table:style-name="ce2">
            <text:p>33:55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2H33M55.325S" table:style-name="ce2">
            <text:p>33:55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8922" table:style-name="ce1">
            <text:p>28922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2H33M55.086S" table:style-name="ce2">
            <text:p>33:55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2H33M55.366S" table:style-name="ce2">
            <text:p>33:55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8921" table:style-name="ce1">
            <text:p>28921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2H33M55.018S" table:style-name="ce2">
            <text:p>33:55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2H33M54.933S" table:style-name="ce2">
            <text:p>33:54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2H33M54.938S" table:style-name="ce2">
            <text:p>33:54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2H33M54.936S" table:style-name="ce2">
            <text:p>33:54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2H33M55.165S" table:style-name="ce2">
            <text:p>33:55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2H33M55.286S" table:style-name="ce2">
            <text:p>33:55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Success</text:p>
          </table:table-cell>
          <table:table-cell office:value-type="float" office:value="28922" table:style-name="ce1">
            <text:p>28922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2H33M55.174S" table:style-name="ce2">
            <text:p>33:55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Success</text:p>
          </table:table-cell>
          <table:table-cell office:value-type="float" office:value="29210" table:style-name="ce1">
            <text:p>29210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2H33M55.340S" table:style-name="ce2">
            <text:p>33:55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2H33M54.960S" table:style-name="ce2">
            <text:p>33:55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2H33M55.427S" table:style-name="ce2">
            <text:p>33:55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8922" table:style-name="ce1">
            <text:p>28922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2H33M55.340S" table:style-name="ce2">
            <text:p>33:55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Success</text:p>
          </table:table-cell>
          <table:table-cell office:value-type="float" office:value="29210" table:style-name="ce1">
            <text:p>29210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2H33M55.300S" table:style-name="ce2">
            <text:p>33:55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2H33M55.336S" table:style-name="ce2">
            <text:p>33:55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2H33M55.089S" table:style-name="ce2">
            <text:p>33:55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630" table:style-name="ce1">
            <text:p>630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2H33M55.369S" table:style-name="ce2">
            <text:p>33:55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2H33M55.117S" table:style-name="ce2">
            <text:p>33:55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2H33M55.492S" table:style-name="ce2">
            <text:p>33:55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2H33M55.393S" table:style-name="ce2">
            <text:p>33:55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2H33M54.975S" table:style-name="ce2">
            <text:p>33:55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794" table:style-name="ce1">
            <text:p>794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2H33M55.579S" table:style-name="ce2">
            <text:p>33:55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28922" table:style-name="ce1">
            <text:p>28922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2H33M55.215S" table:style-name="ce2">
            <text:p>33:55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2H33M55.237S" table:style-name="ce2">
            <text:p>33:55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607" table:style-name="ce1">
            <text:p>607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2H33M55.206S" table:style-name="ce2">
            <text:p>33:55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2H33M55.502S" table:style-name="ce2">
            <text:p>33:55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Success</text:p>
          </table:table-cell>
          <table:table-cell office:value-type="float" office:value="28920" table:style-name="ce1">
            <text:p>28920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2H33M54.836S" table:style-name="ce2">
            <text:p>33:54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do</text:p>
          </table:table-cell>
          <table:table-cell office:value-type="float" office:value="1027" table:style-name="ce1">
            <text:p>1027</text:p>
          </table:table-cell>
          <table:table-cell office:value-type="string" table:style-name="ce1">
            <text:p>Success</text:p>
          </table:table-cell>
          <table:table-cell office:value-type="float" office:value="29660" table:style-name="ce1">
            <text:p>29660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2H33M55.223S" table:style-name="ce2">
            <text:p>33:55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2H33M54.988S" table:style-name="ce2">
            <text:p>33:55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937" table:style-name="ce1">
            <text:p>937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2H33M55.515S" table:style-name="ce2">
            <text:p>33:55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2H33M55.722S" table:style-name="ce2">
            <text:p>33:55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28922" table:style-name="ce1">
            <text:p>28922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2H33M55.709S" table:style-name="ce2">
            <text:p>33:55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28921" table:style-name="ce1">
            <text:p>28921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2H33M55.820S" table:style-name="ce2">
            <text:p>33:55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2H33M55.283S" table:style-name="ce2">
            <text:p>33:55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779" table:style-name="ce1">
            <text:p>779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2H33M55.135S" table:style-name="ce2">
            <text:p>33:55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929" table:style-name="ce1">
            <text:p>929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2H33M55.586S" table:style-name="ce2">
            <text:p>33:55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Success</text:p>
          </table:table-cell>
          <table:table-cell office:value-type="float" office:value="29210" table:style-name="ce1">
            <text:p>29210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2H33M55.794S" table:style-name="ce2">
            <text:p>33:55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2H33M55.728S" table:style-name="ce2">
            <text:p>33:55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Success</text:p>
          </table:table-cell>
          <table:table-cell office:value-type="float" office:value="28922" table:style-name="ce1">
            <text:p>28922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2H33M55.514S" table:style-name="ce2">
            <text:p>33:55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2H33M55.603S" table:style-name="ce2">
            <text:p>33:55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2H33M55.407S" table:style-name="ce2">
            <text:p>33:55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2H33M55.432S" table:style-name="ce2">
            <text:p>33:55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2H33M55.341S" table:style-name="ce2">
            <text:p>33:55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745" table:style-name="ce1">
            <text:p>745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2H33M55.509S" table:style-name="ce2">
            <text:p>33:55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2H33M55.558S" table:style-name="ce2">
            <text:p>33:55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2H33M55.553S" table:style-name="ce2">
            <text:p>33:55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2H33M55.390S" table:style-name="ce2">
            <text:p>33:55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708" table:style-name="ce1">
            <text:p>708</text:p>
          </table:table-cell>
          <table:table-cell office:value-type="string" table:style-name="ce1">
            <text:p>Success</text:p>
          </table:table-cell>
          <table:table-cell office:value-type="float" office:value="29211" table:style-name="ce1">
            <text:p>29211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2H33M55.650S" table:style-name="ce2">
            <text:p>33:55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2H33M55.748S" table:style-name="ce2">
            <text:p>33:55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2H33M55.369S" table:style-name="ce2">
            <text:p>33:55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Success</text:p>
          </table:table-cell>
          <table:table-cell office:value-type="float" office:value="29210" table:style-name="ce1">
            <text:p>29210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2H33M55.691S" table:style-name="ce2">
            <text:p>33:55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2H33M55.696S" table:style-name="ce2">
            <text:p>33:55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2H33M55.534S" table:style-name="ce2">
            <text:p>33:55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2H33M55.977S" table:style-name="ce2">
            <text:p>33:56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2H33M55.963S" table:style-name="ce2">
            <text:p>33:56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2H33M56.038S" table:style-name="ce2">
            <text:p>33:56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8921" table:style-name="ce1">
            <text:p>28921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2H33M55.885S" table:style-name="ce2">
            <text:p>33:55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2H33M55.874S" table:style-name="ce2">
            <text:p>33:55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2H33M55.998S" table:style-name="ce2">
            <text:p>33:56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8921" table:style-name="ce1">
            <text:p>28921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2H33M55.936S" table:style-name="ce2">
            <text:p>33:55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2H33M55.960S" table:style-name="ce2">
            <text:p>33:56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2H33M55.632S" table:style-name="ce2">
            <text:p>33:55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2H33M55.556S" table:style-name="ce2">
            <text:p>33:55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677" table:style-name="ce1">
            <text:p>677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2H33M55.994S" table:style-name="ce2">
            <text:p>33:56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2H33M56.120S" table:style-name="ce2">
            <text:p>33:56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2H33M56.002S" table:style-name="ce2">
            <text:p>33:56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2H33M56.003S" table:style-name="ce2">
            <text:p>33:56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2H33M56.091S" table:style-name="ce2">
            <text:p>33:56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2H33M56.225S" table:style-name="ce2">
            <text:p>33:56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2H33M56.122S" table:style-name="ce2">
            <text:p>33:56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2H33M56.267S" table:style-name="ce2">
            <text:p>33:56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2H33M56.213S" table:style-name="ce2">
            <text:p>33:56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2H33M56.013S" table:style-name="ce2">
            <text:p>33:56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2H33M56.094S" table:style-name="ce2">
            <text:p>33:56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2H33M56.246S" table:style-name="ce2">
            <text:p>33:56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2H33M56.261S" table:style-name="ce2">
            <text:p>33:56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2H33M56.321S" table:style-name="ce2">
            <text:p>33:56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2H33M56.269S" table:style-name="ce2">
            <text:p>33:56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2H33M56.272S" table:style-name="ce2">
            <text:p>33:56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2H33M56.366S" table:style-name="ce2">
            <text:p>33:56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2H33M56.303S" table:style-name="ce2">
            <text:p>33:56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29457" table:style-name="ce1">
            <text:p>29457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2H33M56.377S" table:style-name="ce2">
            <text:p>33:56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8922" table:style-name="ce1">
            <text:p>28922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2H33M56.291S" table:style-name="ce2">
            <text:p>33:56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2H33M56.480S" table:style-name="ce2">
            <text:p>33:56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2H33M56.369S" table:style-name="ce2">
            <text:p>33:56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2H33M56.364S" table:style-name="ce2">
            <text:p>33:56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2H33M56.512S" table:style-name="ce2">
            <text:p>33:56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2H33M56.397S" table:style-name="ce2">
            <text:p>33:56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2H33M56.400S" table:style-name="ce2">
            <text:p>33:56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2H33M56.417S" table:style-name="ce2">
            <text:p>33:56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2H33M56.547S" table:style-name="ce2">
            <text:p>33:56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2H33M56.515S" table:style-name="ce2">
            <text:p>33:56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2H33M56.537S" table:style-name="ce2">
            <text:p>33:56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2H33M56.498S" table:style-name="ce2">
            <text:p>33:56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2H33M56.589S" table:style-name="ce2">
            <text:p>33:56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2H33M56.498S" table:style-name="ce2">
            <text:p>33:56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2H33M56.477S" table:style-name="ce2">
            <text:p>33:56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28921" table:style-name="ce1">
            <text:p>28921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2H33M56.521S" table:style-name="ce2">
            <text:p>33:56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28921" table:style-name="ce1">
            <text:p>28921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2H33M56.501S" table:style-name="ce2">
            <text:p>33:56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2H33M56.404S" table:style-name="ce2">
            <text:p>33:56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2H33M56.584S" table:style-name="ce2">
            <text:p>33:56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2H33M56.683S" table:style-name="ce2">
            <text:p>33:56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2H33M56.664S" table:style-name="ce2">
            <text:p>33:56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2H33M56.547S" table:style-name="ce2">
            <text:p>33:56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2H33M56.663S" table:style-name="ce2">
            <text:p>33:56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2H33M56.606S" table:style-name="ce2">
            <text:p>33:56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2H33M56.641S" table:style-name="ce2">
            <text:p>33:56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2H33M56.739S" table:style-name="ce2">
            <text:p>33:56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2H33M56.601S" table:style-name="ce2">
            <text:p>33:56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2H33M56.747S" table:style-name="ce2">
            <text:p>33:56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2H33M56.688S" table:style-name="ce2">
            <text:p>33:56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2H33M56.700S" table:style-name="ce2">
            <text:p>33:56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2H33M56.781S" table:style-name="ce2">
            <text:p>33:56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2H33M56.832S" table:style-name="ce2">
            <text:p>33:56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2H33M56.866S" table:style-name="ce2">
            <text:p>33:56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2H33M56.922S" table:style-name="ce2">
            <text:p>33:56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29212" table:style-name="ce1">
            <text:p>29212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2H33M56.858S" table:style-name="ce2">
            <text:p>33:56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2H33M57.015S" table:style-name="ce2">
            <text:p>33:57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2H33M56.876S" table:style-name="ce2">
            <text:p>33:56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2H33M57.114S" table:style-name="ce2">
            <text:p>33:57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2H33M57.073S" table:style-name="ce2">
            <text:p>33:57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2H33M57.062S" table:style-name="ce2">
            <text:p>33:57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2H33M57.193S" table:style-name="ce2">
            <text:p>33:57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8923" table:style-name="ce1">
            <text:p>28923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2H33M56.585S" table:style-name="ce2">
            <text:p>33:56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7967" table:style-name="ce1">
            <text:p>37967</text:p>
          </table:table-cell>
          <table:table-cell office:value-type="string" table:style-name="ce1">
            <text:p>Success</text:p>
          </table:table-cell>
          <table:table-cell office:value-type="float" office:value="515828" table:style-name="ce1">
            <text:p>515828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2H33M57.138S" table:style-name="ce2">
            <text:p>33:57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7467" table:style-name="ce1">
            <text:p>37467</text:p>
          </table:table-cell>
          <table:table-cell office:value-type="string" table:style-name="ce1">
            <text:p>Success</text:p>
          </table:table-cell>
          <table:table-cell office:value-type="float" office:value="515817" table:style-name="ce1">
            <text:p>515817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2H33M57.009S" table:style-name="ce2">
            <text:p>33:57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8600" table:style-name="ce1">
            <text:p>38600</text:p>
          </table:table-cell>
          <table:table-cell office:value-type="string" table:style-name="ce1">
            <text:p>Success</text:p>
          </table:table-cell>
          <table:table-cell office:value-type="float" office:value="515814" table:style-name="ce1">
            <text:p>515814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2H33M56.247S" table:style-name="ce2">
            <text:p>33:56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9378" table:style-name="ce1">
            <text:p>39378</text:p>
          </table:table-cell>
          <table:table-cell office:value-type="string" table:style-name="ce1">
            <text:p>Success</text:p>
          </table:table-cell>
          <table:table-cell office:value-type="float" office:value="515824" table:style-name="ce1">
            <text:p>515824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2H33M56.491S" table:style-name="ce2">
            <text:p>33:56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9145" table:style-name="ce1">
            <text:p>39145</text:p>
          </table:table-cell>
          <table:table-cell office:value-type="string" table:style-name="ce1">
            <text:p>Success</text:p>
          </table:table-cell>
          <table:table-cell office:value-type="float" office:value="515817" table:style-name="ce1">
            <text:p>515817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2H33M56.129S" table:style-name="ce2">
            <text:p>33:56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9562" table:style-name="ce1">
            <text:p>39562</text:p>
          </table:table-cell>
          <table:table-cell office:value-type="string" table:style-name="ce1">
            <text:p>Success</text:p>
          </table:table-cell>
          <table:table-cell office:value-type="float" office:value="515819" table:style-name="ce1">
            <text:p>515819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2H33M56.774S" table:style-name="ce2">
            <text:p>33:56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8935" table:style-name="ce1">
            <text:p>38935</text:p>
          </table:table-cell>
          <table:table-cell office:value-type="string" table:style-name="ce1">
            <text:p>Success</text:p>
          </table:table-cell>
          <table:table-cell office:value-type="float" office:value="515817" table:style-name="ce1">
            <text:p>515817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2H33M55.921S" table:style-name="ce2">
            <text:p>33:55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9816" table:style-name="ce1">
            <text:p>39816</text:p>
          </table:table-cell>
          <table:table-cell office:value-type="string" table:style-name="ce1">
            <text:p>Success</text:p>
          </table:table-cell>
          <table:table-cell office:value-type="float" office:value="515819" table:style-name="ce1">
            <text:p>515819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2H33M56.716S" table:style-name="ce2">
            <text:p>33:56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9014" table:style-name="ce1">
            <text:p>39014</text:p>
          </table:table-cell>
          <table:table-cell office:value-type="string" table:style-name="ce1">
            <text:p>Success</text:p>
          </table:table-cell>
          <table:table-cell office:value-type="float" office:value="515816" table:style-name="ce1">
            <text:p>515816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2H33M57.248S" table:style-name="ce2">
            <text:p>33:57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8516" table:style-name="ce1">
            <text:p>38516</text:p>
          </table:table-cell>
          <table:table-cell office:value-type="string" table:style-name="ce1">
            <text:p>Success</text:p>
          </table:table-cell>
          <table:table-cell office:value-type="float" office:value="515824" table:style-name="ce1">
            <text:p>515824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2H33M57.525S" table:style-name="ce2">
            <text:p>33:57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8248" table:style-name="ce1">
            <text:p>38248</text:p>
          </table:table-cell>
          <table:table-cell office:value-type="string" table:style-name="ce1">
            <text:p>Success</text:p>
          </table:table-cell>
          <table:table-cell office:value-type="float" office:value="515821" table:style-name="ce1">
            <text:p>515821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2H33M56.661S" table:style-name="ce2">
            <text:p>33:56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9137" table:style-name="ce1">
            <text:p>39137</text:p>
          </table:table-cell>
          <table:table-cell office:value-type="string" table:style-name="ce1">
            <text:p>Success</text:p>
          </table:table-cell>
          <table:table-cell office:value-type="float" office:value="515817" table:style-name="ce1">
            <text:p>515817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2H33M57.589S" table:style-name="ce2">
            <text:p>33:57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8244" table:style-name="ce1">
            <text:p>38244</text:p>
          </table:table-cell>
          <table:table-cell office:value-type="string" table:style-name="ce1">
            <text:p>Success</text:p>
          </table:table-cell>
          <table:table-cell office:value-type="float" office:value="515813" table:style-name="ce1">
            <text:p>515813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2H33M57.025S" table:style-name="ce2">
            <text:p>33:57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8851" table:style-name="ce1">
            <text:p>38851</text:p>
          </table:table-cell>
          <table:table-cell office:value-type="string" table:style-name="ce1">
            <text:p>Success</text:p>
          </table:table-cell>
          <table:table-cell office:value-type="float" office:value="515813" table:style-name="ce1">
            <text:p>515813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2H33M56.919S" table:style-name="ce2">
            <text:p>33:56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8989" table:style-name="ce1">
            <text:p>38989</text:p>
          </table:table-cell>
          <table:table-cell office:value-type="string" table:style-name="ce1">
            <text:p>Success</text:p>
          </table:table-cell>
          <table:table-cell office:value-type="float" office:value="515815" table:style-name="ce1">
            <text:p>515815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2H33M56.054S" table:style-name="ce2">
            <text:p>33:56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9866" table:style-name="ce1">
            <text:p>39866</text:p>
          </table:table-cell>
          <table:table-cell office:value-type="string" table:style-name="ce1">
            <text:p>Success</text:p>
          </table:table-cell>
          <table:table-cell office:value-type="float" office:value="515828" table:style-name="ce1">
            <text:p>515828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2H33M56.683S" table:style-name="ce2">
            <text:p>33:56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9236" table:style-name="ce1">
            <text:p>39236</text:p>
          </table:table-cell>
          <table:table-cell office:value-type="string" table:style-name="ce1">
            <text:p>Success</text:p>
          </table:table-cell>
          <table:table-cell office:value-type="float" office:value="515815" table:style-name="ce1">
            <text:p>515815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2H33M57.451S" table:style-name="ce2">
            <text:p>33:57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8481" table:style-name="ce1">
            <text:p>38481</text:p>
          </table:table-cell>
          <table:table-cell office:value-type="string" table:style-name="ce1">
            <text:p>Success</text:p>
          </table:table-cell>
          <table:table-cell office:value-type="float" office:value="515813" table:style-name="ce1">
            <text:p>515813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2H33M56.470S" table:style-name="ce2">
            <text:p>33:56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9482" table:style-name="ce1">
            <text:p>39482</text:p>
          </table:table-cell>
          <table:table-cell office:value-type="string" table:style-name="ce1">
            <text:p>Success</text:p>
          </table:table-cell>
          <table:table-cell office:value-type="float" office:value="515828" table:style-name="ce1">
            <text:p>515828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2H33M57.114S" table:style-name="ce2">
            <text:p>33:57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9900" table:style-name="ce1">
            <text:p>39900</text:p>
          </table:table-cell>
          <table:table-cell office:value-type="string" table:style-name="ce1">
            <text:p>Success</text:p>
          </table:table-cell>
          <table:table-cell office:value-type="float" office:value="515815" table:style-name="ce1">
            <text:p>515815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2H33M56.440S" table:style-name="ce2">
            <text:p>33:56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0500" table:style-name="ce1">
            <text:p>40500</text:p>
          </table:table-cell>
          <table:table-cell office:value-type="string" table:style-name="ce1">
            <text:p>Success</text:p>
          </table:table-cell>
          <table:table-cell office:value-type="float" office:value="515813" table:style-name="ce1">
            <text:p>515813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2H33M57.258S" table:style-name="ce2">
            <text:p>33:57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9782" table:style-name="ce1">
            <text:p>39782</text:p>
          </table:table-cell>
          <table:table-cell office:value-type="string" table:style-name="ce1">
            <text:p>Success</text:p>
          </table:table-cell>
          <table:table-cell office:value-type="float" office:value="515814" table:style-name="ce1">
            <text:p>515814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2H33M57.009S" table:style-name="ce2">
            <text:p>33:57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0037" table:style-name="ce1">
            <text:p>40037</text:p>
          </table:table-cell>
          <table:table-cell office:value-type="string" table:style-name="ce1">
            <text:p>Success</text:p>
          </table:table-cell>
          <table:table-cell office:value-type="float" office:value="515816" table:style-name="ce1">
            <text:p>515816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2H33M56.270S" table:style-name="ce2">
            <text:p>33:56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0768" table:style-name="ce1">
            <text:p>40768</text:p>
          </table:table-cell>
          <table:table-cell office:value-type="string" table:style-name="ce1">
            <text:p>Success</text:p>
          </table:table-cell>
          <table:table-cell office:value-type="float" office:value="515827" table:style-name="ce1">
            <text:p>515827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2H33M57.041S" table:style-name="ce2">
            <text:p>33:57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9896" table:style-name="ce1">
            <text:p>39896</text:p>
          </table:table-cell>
          <table:table-cell office:value-type="string" table:style-name="ce1">
            <text:p>Success</text:p>
          </table:table-cell>
          <table:table-cell office:value-type="float" office:value="515815" table:style-name="ce1">
            <text:p>515815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2H33M56.889S" table:style-name="ce2">
            <text:p>33:56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0171" table:style-name="ce1">
            <text:p>40171</text:p>
          </table:table-cell>
          <table:table-cell office:value-type="string" table:style-name="ce1">
            <text:p>Success</text:p>
          </table:table-cell>
          <table:table-cell office:value-type="float" office:value="515826" table:style-name="ce1">
            <text:p>515826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2H33M57.087S" table:style-name="ce2">
            <text:p>33:57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0007" table:style-name="ce1">
            <text:p>40007</text:p>
          </table:table-cell>
          <table:table-cell office:value-type="string" table:style-name="ce1">
            <text:p>Success</text:p>
          </table:table-cell>
          <table:table-cell office:value-type="float" office:value="515816" table:style-name="ce1">
            <text:p>515816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2H33M57.355S" table:style-name="ce2">
            <text:p>33:57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9740" table:style-name="ce1">
            <text:p>39740</text:p>
          </table:table-cell>
          <table:table-cell office:value-type="string" table:style-name="ce1">
            <text:p>Success</text:p>
          </table:table-cell>
          <table:table-cell office:value-type="float" office:value="515821" table:style-name="ce1">
            <text:p>515821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2H33M57.054S" table:style-name="ce2">
            <text:p>33:57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0098" table:style-name="ce1">
            <text:p>40098</text:p>
          </table:table-cell>
          <table:table-cell office:value-type="string" table:style-name="ce1">
            <text:p>Success</text:p>
          </table:table-cell>
          <table:table-cell office:value-type="float" office:value="515814" table:style-name="ce1">
            <text:p>515814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2H33M56.069S" table:style-name="ce2">
            <text:p>33:56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1111" table:style-name="ce1">
            <text:p>41111</text:p>
          </table:table-cell>
          <table:table-cell office:value-type="string" table:style-name="ce1">
            <text:p>Success</text:p>
          </table:table-cell>
          <table:table-cell office:value-type="float" office:value="515815" table:style-name="ce1">
            <text:p>515815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2H33M57.032S" table:style-name="ce2">
            <text:p>33:57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0157" table:style-name="ce1">
            <text:p>40157</text:p>
          </table:table-cell>
          <table:table-cell office:value-type="string" table:style-name="ce1">
            <text:p>Success</text:p>
          </table:table-cell>
          <table:table-cell office:value-type="float" office:value="515821" table:style-name="ce1">
            <text:p>515821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2H33M56.558S" table:style-name="ce2">
            <text:p>33:56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0648" table:style-name="ce1">
            <text:p>40648</text:p>
          </table:table-cell>
          <table:table-cell office:value-type="string" table:style-name="ce1">
            <text:p>Success</text:p>
          </table:table-cell>
          <table:table-cell office:value-type="float" office:value="515825" table:style-name="ce1">
            <text:p>515825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2H33M57.147S" table:style-name="ce2">
            <text:p>33:57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0078" table:style-name="ce1">
            <text:p>40078</text:p>
          </table:table-cell>
          <table:table-cell office:value-type="string" table:style-name="ce1">
            <text:p>Success</text:p>
          </table:table-cell>
          <table:table-cell office:value-type="float" office:value="515811" table:style-name="ce1">
            <text:p>515811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2H33M56.805S" table:style-name="ce2">
            <text:p>33:56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0423" table:style-name="ce1">
            <text:p>40423</text:p>
          </table:table-cell>
          <table:table-cell office:value-type="string" table:style-name="ce1">
            <text:p>Success</text:p>
          </table:table-cell>
          <table:table-cell office:value-type="float" office:value="515815" table:style-name="ce1">
            <text:p>515815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2H33M57.177S" table:style-name="ce2">
            <text:p>33:57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0070" table:style-name="ce1">
            <text:p>40070</text:p>
          </table:table-cell>
          <table:table-cell office:value-type="string" table:style-name="ce1">
            <text:p>Success</text:p>
          </table:table-cell>
          <table:table-cell office:value-type="float" office:value="515818" table:style-name="ce1">
            <text:p>515818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2H33M57.443S" table:style-name="ce2">
            <text:p>33:57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9817" table:style-name="ce1">
            <text:p>39817</text:p>
          </table:table-cell>
          <table:table-cell office:value-type="string" table:style-name="ce1">
            <text:p>Success</text:p>
          </table:table-cell>
          <table:table-cell office:value-type="float" office:value="515822" table:style-name="ce1">
            <text:p>515822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2H33M55.761S" table:style-name="ce2">
            <text:p>33:55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1495" table:style-name="ce1">
            <text:p>41495</text:p>
          </table:table-cell>
          <table:table-cell office:value-type="string" table:style-name="ce1">
            <text:p>Success</text:p>
          </table:table-cell>
          <table:table-cell office:value-type="float" office:value="515818" table:style-name="ce1">
            <text:p>515818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2H33M55.800S" table:style-name="ce2">
            <text:p>33:55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1464" table:style-name="ce1">
            <text:p>41464</text:p>
          </table:table-cell>
          <table:table-cell office:value-type="string" table:style-name="ce1">
            <text:p>Success</text:p>
          </table:table-cell>
          <table:table-cell office:value-type="float" office:value="516798" table:style-name="ce1">
            <text:p>516798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2H33M57.448S" table:style-name="ce2">
            <text:p>33:57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9818" table:style-name="ce1">
            <text:p>39818</text:p>
          </table:table-cell>
          <table:table-cell office:value-type="string" table:style-name="ce1">
            <text:p>Success</text:p>
          </table:table-cell>
          <table:table-cell office:value-type="float" office:value="515811" table:style-name="ce1">
            <text:p>515811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2H33M55.366S" table:style-name="ce2">
            <text:p>33:55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1924" table:style-name="ce1">
            <text:p>41924</text:p>
          </table:table-cell>
          <table:table-cell office:value-type="string" table:style-name="ce1">
            <text:p>Success</text:p>
          </table:table-cell>
          <table:table-cell office:value-type="float" office:value="515818" table:style-name="ce1">
            <text:p>515818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2H33M57.255S" table:style-name="ce2">
            <text:p>33:57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40018" table:style-name="ce1">
            <text:p>40018</text:p>
          </table:table-cell>
          <table:table-cell office:value-type="string" table:style-name="ce1">
            <text:p>Success</text:p>
          </table:table-cell>
          <table:table-cell office:value-type="float" office:value="515822" table:style-name="ce1">
            <text:p>515822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2H33M57.518S" table:style-name="ce2">
            <text:p>33:57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9769" table:style-name="ce1">
            <text:p>39769</text:p>
          </table:table-cell>
          <table:table-cell office:value-type="string" table:style-name="ce1">
            <text:p>Success</text:p>
          </table:table-cell>
          <table:table-cell office:value-type="float" office:value="515811" table:style-name="ce1">
            <text:p>515811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2H33M56.846S" table:style-name="ce2">
            <text:p>33:56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0438" table:style-name="ce1">
            <text:p>40438</text:p>
          </table:table-cell>
          <table:table-cell office:value-type="string" table:style-name="ce1">
            <text:p>Success</text:p>
          </table:table-cell>
          <table:table-cell office:value-type="float" office:value="515824" table:style-name="ce1">
            <text:p>515824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2H33M55.926S" table:style-name="ce2">
            <text:p>33:55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1365" table:style-name="ce1">
            <text:p>41365</text:p>
          </table:table-cell>
          <table:table-cell office:value-type="string" table:style-name="ce1">
            <text:p>Success</text:p>
          </table:table-cell>
          <table:table-cell office:value-type="float" office:value="515828" table:style-name="ce1">
            <text:p>515828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2H33M56.361S" table:style-name="ce2">
            <text:p>33:56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0945" table:style-name="ce1">
            <text:p>40945</text:p>
          </table:table-cell>
          <table:table-cell office:value-type="string" table:style-name="ce1">
            <text:p>Success</text:p>
          </table:table-cell>
          <table:table-cell office:value-type="float" office:value="515819" table:style-name="ce1">
            <text:p>515819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2H33M56.173S" table:style-name="ce2">
            <text:p>33:56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1140" table:style-name="ce1">
            <text:p>41140</text:p>
          </table:table-cell>
          <table:table-cell office:value-type="string" table:style-name="ce1">
            <text:p>Success</text:p>
          </table:table-cell>
          <table:table-cell office:value-type="float" office:value="515826" table:style-name="ce1">
            <text:p>515826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2H33M56.977S" table:style-name="ce2">
            <text:p>33:57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0343" table:style-name="ce1">
            <text:p>40343</text:p>
          </table:table-cell>
          <table:table-cell office:value-type="string" table:style-name="ce1">
            <text:p>Success</text:p>
          </table:table-cell>
          <table:table-cell office:value-type="float" office:value="515809" table:style-name="ce1">
            <text:p>515809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2H33M57.212S" table:style-name="ce2">
            <text:p>33:57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0199" table:style-name="ce1">
            <text:p>40199</text:p>
          </table:table-cell>
          <table:table-cell office:value-type="string" table:style-name="ce1">
            <text:p>Success</text:p>
          </table:table-cell>
          <table:table-cell office:value-type="float" office:value="515813" table:style-name="ce1">
            <text:p>515813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2H33M57.127S" table:style-name="ce2">
            <text:p>33:57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0307" table:style-name="ce1">
            <text:p>40307</text:p>
          </table:table-cell>
          <table:table-cell office:value-type="string" table:style-name="ce1">
            <text:p>Success</text:p>
          </table:table-cell>
          <table:table-cell office:value-type="float" office:value="515813" table:style-name="ce1">
            <text:p>515813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2H33M56.968S" table:style-name="ce2">
            <text:p>33:57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0465" table:style-name="ce1">
            <text:p>40465</text:p>
          </table:table-cell>
          <table:table-cell office:value-type="string" table:style-name="ce1">
            <text:p>Success</text:p>
          </table:table-cell>
          <table:table-cell office:value-type="float" office:value="515816" table:style-name="ce1">
            <text:p>515816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2H33M55.759S" table:style-name="ce2">
            <text:p>33:55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1674" table:style-name="ce1">
            <text:p>41674</text:p>
          </table:table-cell>
          <table:table-cell office:value-type="string" table:style-name="ce1">
            <text:p>Success</text:p>
          </table:table-cell>
          <table:table-cell office:value-type="float" office:value="515818" table:style-name="ce1">
            <text:p>515818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2H34M35.034S" table:style-name="ce2">
            <text:p>34:35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439" table:style-name="ce1">
            <text:p>2439</text:p>
          </table:table-cell>
          <table:table-cell office:value-type="string" table:style-name="ce1">
            <text:p>Success</text:p>
          </table:table-cell>
          <table:table-cell office:value-type="float" office:value="326599" table:style-name="ce1">
            <text:p>326599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2H33M56.087S" table:style-name="ce2">
            <text:p>33:56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1356" table:style-name="ce1">
            <text:p>41356</text:p>
          </table:table-cell>
          <table:table-cell office:value-type="string" table:style-name="ce1">
            <text:p>Success</text:p>
          </table:table-cell>
          <table:table-cell office:value-type="float" office:value="515820" table:style-name="ce1">
            <text:p>515820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2H33M56.184S" table:style-name="ce2">
            <text:p>33:56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1292" table:style-name="ce1">
            <text:p>41292</text:p>
          </table:table-cell>
          <table:table-cell office:value-type="string" table:style-name="ce1">
            <text:p>Success</text:p>
          </table:table-cell>
          <table:table-cell office:value-type="float" office:value="515830" table:style-name="ce1">
            <text:p>515830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2H33M56.805S" table:style-name="ce2">
            <text:p>33:56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0671" table:style-name="ce1">
            <text:p>40671</text:p>
          </table:table-cell>
          <table:table-cell office:value-type="string" table:style-name="ce1">
            <text:p>Success</text:p>
          </table:table-cell>
          <table:table-cell office:value-type="float" office:value="515818" table:style-name="ce1">
            <text:p>515818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2H33M55.588S" table:style-name="ce2">
            <text:p>33:55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1890" table:style-name="ce1">
            <text:p>41890</text:p>
          </table:table-cell>
          <table:table-cell office:value-type="string" table:style-name="ce1">
            <text:p>Success</text:p>
          </table:table-cell>
          <table:table-cell office:value-type="float" office:value="515818" table:style-name="ce1">
            <text:p>515818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2H34M34.919S" table:style-name="ce2">
            <text:p>34:34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580" table:style-name="ce1">
            <text:p>2580</text:p>
          </table:table-cell>
          <table:table-cell office:value-type="string" table:style-name="ce1">
            <text:p>Success</text:p>
          </table:table-cell>
          <table:table-cell office:value-type="float" office:value="325633" table:style-name="ce1">
            <text:p>325633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2H33M56.907S" table:style-name="ce2">
            <text:p>33:56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0620" table:style-name="ce1">
            <text:p>40620</text:p>
          </table:table-cell>
          <table:table-cell office:value-type="string" table:style-name="ce1">
            <text:p>Success</text:p>
          </table:table-cell>
          <table:table-cell office:value-type="float" office:value="515817" table:style-name="ce1">
            <text:p>515817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2H33M56.823S" table:style-name="ce2">
            <text:p>33:56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0707" table:style-name="ce1">
            <text:p>40707</text:p>
          </table:table-cell>
          <table:table-cell office:value-type="string" table:style-name="ce1">
            <text:p>Success</text:p>
          </table:table-cell>
          <table:table-cell office:value-type="float" office:value="515815" table:style-name="ce1">
            <text:p>515815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2H33M57.303S" table:style-name="ce2">
            <text:p>33:57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0257" table:style-name="ce1">
            <text:p>40257</text:p>
          </table:table-cell>
          <table:table-cell office:value-type="string" table:style-name="ce1">
            <text:p>Success</text:p>
          </table:table-cell>
          <table:table-cell office:value-type="float" office:value="515816" table:style-name="ce1">
            <text:p>515816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2H33M57.514S" table:style-name="ce2">
            <text:p>33:57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0101" table:style-name="ce1">
            <text:p>40101</text:p>
          </table:table-cell>
          <table:table-cell office:value-type="string" table:style-name="ce1">
            <text:p>Success</text:p>
          </table:table-cell>
          <table:table-cell office:value-type="float" office:value="515808" table:style-name="ce1">
            <text:p>515808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2H33M56.474S" table:style-name="ce2">
            <text:p>33:56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1561" table:style-name="ce1">
            <text:p>41561</text:p>
          </table:table-cell>
          <table:table-cell office:value-type="string" table:style-name="ce1">
            <text:p>Success</text:p>
          </table:table-cell>
          <table:table-cell office:value-type="float" office:value="515824" table:style-name="ce1">
            <text:p>515824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2H34M37.599S" table:style-name="ce2">
            <text:p>34:37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Success</text:p>
          </table:table-cell>
          <table:table-cell office:value-type="float" office:value="41898" table:style-name="ce1">
            <text:p>41898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2H34M37.880S" table:style-name="ce2">
            <text:p>34:37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739" table:style-name="ce1">
            <text:p>1739</text:p>
          </table:table-cell>
          <table:table-cell office:value-type="string" table:style-name="ce1">
            <text:p>Success</text:p>
          </table:table-cell>
          <table:table-cell office:value-type="float" office:value="42792" table:style-name="ce1">
            <text:p>42792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2H34M36.013S" table:style-name="ce2">
            <text:p>34:36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553" table:style-name="ce1">
            <text:p>6553</text:p>
          </table:table-cell>
          <table:table-cell office:value-type="string" table:style-name="ce1">
            <text:p>Success</text:p>
          </table:table-cell>
          <table:table-cell office:value-type="float" office:value="391341" table:style-name="ce1">
            <text:p>391341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2H34M42.880S" table:style-name="ce2">
            <text:p>34:42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236" table:style-name="ce1">
            <text:p>1236</text:p>
          </table:table-cell>
          <table:table-cell office:value-type="string" table:style-name="ce1">
            <text:p>Success</text:p>
          </table:table-cell>
          <table:table-cell office:value-type="float" office:value="43639" table:style-name="ce1">
            <text:p>43639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2H34M36.076S" table:style-name="ce2">
            <text:p>34:36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8075" table:style-name="ce1">
            <text:p>8075</text:p>
          </table:table-cell>
          <table:table-cell office:value-type="string" table:style-name="ce1">
            <text:p>Success</text:p>
          </table:table-cell>
          <table:table-cell office:value-type="float" office:value="391347" table:style-name="ce1">
            <text:p>391347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2H34M36.124S" table:style-name="ce2">
            <text:p>34:36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098" table:style-name="ce1">
            <text:p>8098</text:p>
          </table:table-cell>
          <table:table-cell office:value-type="string" table:style-name="ce1">
            <text:p>Success</text:p>
          </table:table-cell>
          <table:table-cell office:value-type="float" office:value="397924" table:style-name="ce1">
            <text:p>397924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2H34M35.665S" table:style-name="ce2">
            <text:p>34:35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0179" table:style-name="ce1">
            <text:p>10179</text:p>
          </table:table-cell>
          <table:table-cell office:value-type="string" table:style-name="ce1">
            <text:p>Success</text:p>
          </table:table-cell>
          <table:table-cell office:value-type="float" office:value="397922" table:style-name="ce1">
            <text:p>397922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2H34M44.469S" table:style-name="ce2">
            <text:p>34:44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465" table:style-name="ce1">
            <text:p>1465</text:p>
          </table:table-cell>
          <table:table-cell office:value-type="string" table:style-name="ce1">
            <text:p>Success</text:p>
          </table:table-cell>
          <table:table-cell office:value-type="float" office:value="44486" table:style-name="ce1">
            <text:p>44486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2H34M44.366S" table:style-name="ce2">
            <text:p>34:44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587" table:style-name="ce1">
            <text:p>1587</text:p>
          </table:table-cell>
          <table:table-cell office:value-type="string" table:style-name="ce1">
            <text:p>Success</text:p>
          </table:table-cell>
          <table:table-cell office:value-type="float" office:value="44486" table:style-name="ce1">
            <text:p>44486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2H34M39.759S" table:style-name="ce2">
            <text:p>34:39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593" table:style-name="ce1">
            <text:p>6593</text:p>
          </table:table-cell>
          <table:table-cell office:value-type="string" table:style-name="ce1">
            <text:p>Success</text:p>
          </table:table-cell>
          <table:table-cell office:value-type="float" office:value="117029" table:style-name="ce1">
            <text:p>117029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2H34M38.753S" table:style-name="ce2">
            <text:p>34:38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7720" table:style-name="ce1">
            <text:p>7720</text:p>
          </table:table-cell>
          <table:table-cell office:value-type="string" table:style-name="ce1">
            <text:p>Success</text:p>
          </table:table-cell>
          <table:table-cell office:value-type="float" office:value="117029" table:style-name="ce1">
            <text:p>117029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2H34M36.403S" table:style-name="ce2">
            <text:p>34:36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0518" table:style-name="ce1">
            <text:p>10518</text:p>
          </table:table-cell>
          <table:table-cell office:value-type="string" table:style-name="ce1">
            <text:p>Success</text:p>
          </table:table-cell>
          <table:table-cell office:value-type="float" office:value="417647" table:style-name="ce1">
            <text:p>417647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2H34M36.106S" table:style-name="ce2">
            <text:p>34:36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1824" table:style-name="ce1">
            <text:p>11824</text:p>
          </table:table-cell>
          <table:table-cell office:value-type="string" table:style-name="ce1">
            <text:p>Success</text:p>
          </table:table-cell>
          <table:table-cell office:value-type="float" office:value="424224" table:style-name="ce1">
            <text:p>424224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2H34M36.056S" table:style-name="ce2">
            <text:p>34:36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2317" table:style-name="ce1">
            <text:p>12317</text:p>
          </table:table-cell>
          <table:table-cell office:value-type="string" table:style-name="ce1">
            <text:p>Success</text:p>
          </table:table-cell>
          <table:table-cell office:value-type="float" office:value="427522" table:style-name="ce1">
            <text:p>427522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2H34M36.240S" table:style-name="ce2">
            <text:p>34:36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3278" table:style-name="ce1">
            <text:p>13278</text:p>
          </table:table-cell>
          <table:table-cell office:value-type="string" table:style-name="ce1">
            <text:p>Success</text:p>
          </table:table-cell>
          <table:table-cell office:value-type="float" office:value="447255" table:style-name="ce1">
            <text:p>447255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2H34M46.958S" table:style-name="ce2">
            <text:p>34:47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580" table:style-name="ce1">
            <text:p>2580</text:p>
          </table:table-cell>
          <table:table-cell office:value-type="string" table:style-name="ce1">
            <text:p>Success</text:p>
          </table:table-cell>
          <table:table-cell office:value-type="float" office:value="46180" table:style-name="ce1">
            <text:p>46180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2H34M46.115S" table:style-name="ce2">
            <text:p>34:46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493" table:style-name="ce1">
            <text:p>3493</text:p>
          </table:table-cell>
          <table:table-cell office:value-type="string" table:style-name="ce1">
            <text:p>Success</text:p>
          </table:table-cell>
          <table:table-cell office:value-type="float" office:value="46180" table:style-name="ce1">
            <text:p>46180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2H34M37.370S" table:style-name="ce2">
            <text:p>34:37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2255" table:style-name="ce1">
            <text:p>12255</text:p>
          </table:table-cell>
          <table:table-cell office:value-type="string" table:style-name="ce1">
            <text:p>Success</text:p>
          </table:table-cell>
          <table:table-cell office:value-type="float" office:value="447253" table:style-name="ce1">
            <text:p>447253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2H34M48.693S" table:style-name="ce2">
            <text:p>34:48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498" table:style-name="ce1">
            <text:p>1498</text:p>
          </table:table-cell>
          <table:table-cell office:value-type="string" table:style-name="ce1">
            <text:p>Success</text:p>
          </table:table-cell>
          <table:table-cell office:value-type="float" office:value="46180" table:style-name="ce1">
            <text:p>46180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2H34M36.157S" table:style-name="ce2">
            <text:p>34:36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4140" table:style-name="ce1">
            <text:p>14140</text:p>
          </table:table-cell>
          <table:table-cell office:value-type="string" table:style-name="ce1">
            <text:p>Success</text:p>
          </table:table-cell>
          <table:table-cell office:value-type="float" office:value="447262" table:style-name="ce1">
            <text:p>447262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2H34M36.240S" table:style-name="ce2">
            <text:p>34:36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4186" table:style-name="ce1">
            <text:p>14186</text:p>
          </table:table-cell>
          <table:table-cell office:value-type="string" table:style-name="ce1">
            <text:p>Success</text:p>
          </table:table-cell>
          <table:table-cell office:value-type="float" office:value="447258" table:style-name="ce1">
            <text:p>447258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2H34M37.554S" table:style-name="ce2">
            <text:p>34:37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983" table:style-name="ce1">
            <text:p>12983</text:p>
          </table:table-cell>
          <table:table-cell office:value-type="string" table:style-name="ce1">
            <text:p>Success</text:p>
          </table:table-cell>
          <table:table-cell office:value-type="float" office:value="447252" table:style-name="ce1">
            <text:p>447252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2H34M37.675S" table:style-name="ce2">
            <text:p>34:37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3189" table:style-name="ce1">
            <text:p>13189</text:p>
          </table:table-cell>
          <table:table-cell office:value-type="string" table:style-name="ce1">
            <text:p>Success</text:p>
          </table:table-cell>
          <table:table-cell office:value-type="float" office:value="447251" table:style-name="ce1">
            <text:p>447251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2H34M37.273S" table:style-name="ce2">
            <text:p>34:37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3602" table:style-name="ce1">
            <text:p>13602</text:p>
          </table:table-cell>
          <table:table-cell office:value-type="string" table:style-name="ce1">
            <text:p>Success</text:p>
          </table:table-cell>
          <table:table-cell office:value-type="float" office:value="447259" table:style-name="ce1">
            <text:p>447259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2H34M36.086S" table:style-name="ce2">
            <text:p>34:36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4790" table:style-name="ce1">
            <text:p>14790</text:p>
          </table:table-cell>
          <table:table-cell office:value-type="string" table:style-name="ce1">
            <text:p>Success</text:p>
          </table:table-cell>
          <table:table-cell office:value-type="float" office:value="447264" table:style-name="ce1">
            <text:p>447264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2H34M48.024S" table:style-name="ce2">
            <text:p>34:48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881" table:style-name="ce1">
            <text:p>2881</text:p>
          </table:table-cell>
          <table:table-cell office:value-type="string" table:style-name="ce1">
            <text:p>Success</text:p>
          </table:table-cell>
          <table:table-cell office:value-type="float" office:value="46180" table:style-name="ce1">
            <text:p>46180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2H34M37.602S" table:style-name="ce2">
            <text:p>34:37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3416" table:style-name="ce1">
            <text:p>13416</text:p>
          </table:table-cell>
          <table:table-cell office:value-type="string" table:style-name="ce1">
            <text:p>Success</text:p>
          </table:table-cell>
          <table:table-cell office:value-type="float" office:value="447255" table:style-name="ce1">
            <text:p>447255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2H34M36.112S" table:style-name="ce2">
            <text:p>34:36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5036" table:style-name="ce1">
            <text:p>15036</text:p>
          </table:table-cell>
          <table:table-cell office:value-type="string" table:style-name="ce1">
            <text:p>Success</text:p>
          </table:table-cell>
          <table:table-cell office:value-type="float" office:value="447261" table:style-name="ce1">
            <text:p>447261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2H34M37.240S" table:style-name="ce2">
            <text:p>34:37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4016" table:style-name="ce1">
            <text:p>14016</text:p>
          </table:table-cell>
          <table:table-cell office:value-type="string" table:style-name="ce1">
            <text:p>Success</text:p>
          </table:table-cell>
          <table:table-cell office:value-type="float" office:value="447258" table:style-name="ce1">
            <text:p>447258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2H34M37.789S" table:style-name="ce2">
            <text:p>34:37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3834" table:style-name="ce1">
            <text:p>13834</text:p>
          </table:table-cell>
          <table:table-cell office:value-type="string" table:style-name="ce1">
            <text:p>Success</text:p>
          </table:table-cell>
          <table:table-cell office:value-type="float" office:value="447254" table:style-name="ce1">
            <text:p>447254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2H34M37.241S" table:style-name="ce2">
            <text:p>34:37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4389" table:style-name="ce1">
            <text:p>14389</text:p>
          </table:table-cell>
          <table:table-cell office:value-type="string" table:style-name="ce1">
            <text:p>Success</text:p>
          </table:table-cell>
          <table:table-cell office:value-type="float" office:value="447262" table:style-name="ce1">
            <text:p>447262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2H34M37.406S" table:style-name="ce2">
            <text:p>34:37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813" table:style-name="ce1">
            <text:p>14813</text:p>
          </table:table-cell>
          <table:table-cell office:value-type="string" table:style-name="ce1">
            <text:p>Success</text:p>
          </table:table-cell>
          <table:table-cell office:value-type="float" office:value="453834" table:style-name="ce1">
            <text:p>453834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2H34M36.268S" table:style-name="ce2">
            <text:p>34:36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7512" table:style-name="ce1">
            <text:p>17512</text:p>
          </table:table-cell>
          <table:table-cell office:value-type="string" table:style-name="ce1">
            <text:p>Success</text:p>
          </table:table-cell>
          <table:table-cell office:value-type="float" office:value="467008" table:style-name="ce1">
            <text:p>467008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2H34M50.804S" table:style-name="ce2">
            <text:p>34:50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6148" table:style-name="ce1">
            <text:p>6148</text:p>
          </table:table-cell>
          <table:table-cell office:value-type="string" table:style-name="ce1">
            <text:p>Success</text:p>
          </table:table-cell>
          <table:table-cell office:value-type="float" office:value="49568" table:style-name="ce1">
            <text:p>49568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2H34M49.849S" table:style-name="ce2">
            <text:p>34:49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113" table:style-name="ce1">
            <text:p>7113</text:p>
          </table:table-cell>
          <table:table-cell office:value-type="string" table:style-name="ce1">
            <text:p>Success</text:p>
          </table:table-cell>
          <table:table-cell office:value-type="float" office:value="49568" table:style-name="ce1">
            <text:p>49568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2H34M46.262S" table:style-name="ce2">
            <text:p>34:46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0699" table:style-name="ce1">
            <text:p>10699</text:p>
          </table:table-cell>
          <table:table-cell office:value-type="string" table:style-name="ce1">
            <text:p>Success</text:p>
          </table:table-cell>
          <table:table-cell office:value-type="float" office:value="119574" table:style-name="ce1">
            <text:p>119574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2H34M44.437S" table:style-name="ce2">
            <text:p>34:44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2562" table:style-name="ce1">
            <text:p>12562</text:p>
          </table:table-cell>
          <table:table-cell office:value-type="string" table:style-name="ce1">
            <text:p>Success</text:p>
          </table:table-cell>
          <table:table-cell office:value-type="float" office:value="117880" table:style-name="ce1">
            <text:p>117880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2H34M51.314S" table:style-name="ce2">
            <text:p>34:51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729" table:style-name="ce1">
            <text:p>5729</text:p>
          </table:table-cell>
          <table:table-cell office:value-type="string" table:style-name="ce1">
            <text:p>Success</text:p>
          </table:table-cell>
          <table:table-cell office:value-type="float" office:value="49568" table:style-name="ce1">
            <text:p>49568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2H34M51.550S" table:style-name="ce2">
            <text:p>34:51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501" table:style-name="ce1">
            <text:p>5501</text:p>
          </table:table-cell>
          <table:table-cell office:value-type="string" table:style-name="ce1">
            <text:p>Success</text:p>
          </table:table-cell>
          <table:table-cell office:value-type="float" office:value="49568" table:style-name="ce1">
            <text:p>49568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2H34M49.927S" table:style-name="ce2">
            <text:p>34:49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125" table:style-name="ce1">
            <text:p>7125</text:p>
          </table:table-cell>
          <table:table-cell office:value-type="string" table:style-name="ce1">
            <text:p>Success</text:p>
          </table:table-cell>
          <table:table-cell office:value-type="float" office:value="49568" table:style-name="ce1">
            <text:p>49568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2H34M52.486S" table:style-name="ce2">
            <text:p>34:52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576" table:style-name="ce1">
            <text:p>4576</text:p>
          </table:table-cell>
          <table:table-cell office:value-type="string" table:style-name="ce1">
            <text:p>Success</text:p>
          </table:table-cell>
          <table:table-cell office:value-type="float" office:value="49568" table:style-name="ce1">
            <text:p>49568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2H34M51.488S" table:style-name="ce2">
            <text:p>34:51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699" table:style-name="ce1">
            <text:p>5699</text:p>
          </table:table-cell>
          <table:table-cell office:value-type="string" table:style-name="ce1">
            <text:p>Success</text:p>
          </table:table-cell>
          <table:table-cell office:value-type="float" office:value="49568" table:style-name="ce1">
            <text:p>49568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2H34M50.747S" table:style-name="ce2">
            <text:p>34:50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476" table:style-name="ce1">
            <text:p>6476</text:p>
          </table:table-cell>
          <table:table-cell office:value-type="string" table:style-name="ce1">
            <text:p>Success</text:p>
          </table:table-cell>
          <table:table-cell office:value-type="float" office:value="49568" table:style-name="ce1">
            <text:p>49568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2H34M51.123S" table:style-name="ce2">
            <text:p>34:51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105" table:style-name="ce1">
            <text:p>6105</text:p>
          </table:table-cell>
          <table:table-cell office:value-type="string" table:style-name="ce1">
            <text:p>Success</text:p>
          </table:table-cell>
          <table:table-cell office:value-type="float" office:value="49568" table:style-name="ce1">
            <text:p>49568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2H34M50.554S" table:style-name="ce2">
            <text:p>34:50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747" table:style-name="ce1">
            <text:p>6747</text:p>
          </table:table-cell>
          <table:table-cell office:value-type="string" table:style-name="ce1">
            <text:p>Success</text:p>
          </table:table-cell>
          <table:table-cell office:value-type="float" office:value="49568" table:style-name="ce1">
            <text:p>49568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2H34M54.175S" table:style-name="ce2">
            <text:p>34:54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223" table:style-name="ce1">
            <text:p>3223</text:p>
          </table:table-cell>
          <table:table-cell office:value-type="string" table:style-name="ce1">
            <text:p>Success</text:p>
          </table:table-cell>
          <table:table-cell office:value-type="float" office:value="49568" table:style-name="ce1">
            <text:p>49568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2H34M51.763S" table:style-name="ce2">
            <text:p>34:51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649" table:style-name="ce1">
            <text:p>5649</text:p>
          </table:table-cell>
          <table:table-cell office:value-type="string" table:style-name="ce1">
            <text:p>Success</text:p>
          </table:table-cell>
          <table:table-cell office:value-type="float" office:value="49568" table:style-name="ce1">
            <text:p>49568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2H34M51.041S" table:style-name="ce2">
            <text:p>34:51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383" table:style-name="ce1">
            <text:p>6383</text:p>
          </table:table-cell>
          <table:table-cell office:value-type="string" table:style-name="ce1">
            <text:p>Success</text:p>
          </table:table-cell>
          <table:table-cell office:value-type="float" office:value="49568" table:style-name="ce1">
            <text:p>49568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2H34M51.963S" table:style-name="ce2">
            <text:p>34:52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484" table:style-name="ce1">
            <text:p>5484</text:p>
          </table:table-cell>
          <table:table-cell office:value-type="string" table:style-name="ce1">
            <text:p>Success</text:p>
          </table:table-cell>
          <table:table-cell office:value-type="float" office:value="49568" table:style-name="ce1">
            <text:p>49568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2H34M51.055S" table:style-name="ce2">
            <text:p>34:51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436" table:style-name="ce1">
            <text:p>6436</text:p>
          </table:table-cell>
          <table:table-cell office:value-type="string" table:style-name="ce1">
            <text:p>Success</text:p>
          </table:table-cell>
          <table:table-cell office:value-type="float" office:value="49568" table:style-name="ce1">
            <text:p>49568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2H34M37.223S" table:style-name="ce2">
            <text:p>34:37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1071" table:style-name="ce1">
            <text:p>21071</text:p>
          </table:table-cell>
          <table:table-cell office:value-type="string" table:style-name="ce1">
            <text:p>Success</text:p>
          </table:table-cell>
          <table:table-cell office:value-type="float" office:value="516347" table:style-name="ce1">
            <text:p>516347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2H34M37.747S" table:style-name="ce2">
            <text:p>34:37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0624" table:style-name="ce1">
            <text:p>20624</text:p>
          </table:table-cell>
          <table:table-cell office:value-type="string" table:style-name="ce1">
            <text:p>Success</text:p>
          </table:table-cell>
          <table:table-cell office:value-type="float" office:value="516343" table:style-name="ce1">
            <text:p>516343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2H34M37.737S" table:style-name="ce2">
            <text:p>34:37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0792" table:style-name="ce1">
            <text:p>20792</text:p>
          </table:table-cell>
          <table:table-cell office:value-type="string" table:style-name="ce1">
            <text:p>Success</text:p>
          </table:table-cell>
          <table:table-cell office:value-type="float" office:value="516342" table:style-name="ce1">
            <text:p>516342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2H34M37.696S" table:style-name="ce2">
            <text:p>34:37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0944" table:style-name="ce1">
            <text:p>20944</text:p>
          </table:table-cell>
          <table:table-cell office:value-type="string" table:style-name="ce1">
            <text:p>Success</text:p>
          </table:table-cell>
          <table:table-cell office:value-type="float" office:value="516342" table:style-name="ce1">
            <text:p>516342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2H34M35.981S" table:style-name="ce2">
            <text:p>34:36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2696" table:style-name="ce1">
            <text:p>22696</text:p>
          </table:table-cell>
          <table:table-cell office:value-type="string" table:style-name="ce1">
            <text:p>Success</text:p>
          </table:table-cell>
          <table:table-cell office:value-type="float" office:value="516351" table:style-name="ce1">
            <text:p>516351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2H34M37.584S" table:style-name="ce2">
            <text:p>34:37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1093" table:style-name="ce1">
            <text:p>21093</text:p>
          </table:table-cell>
          <table:table-cell office:value-type="string" table:style-name="ce1">
            <text:p>Success</text:p>
          </table:table-cell>
          <table:table-cell office:value-type="float" office:value="516342" table:style-name="ce1">
            <text:p>516342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2H34M37.502S" table:style-name="ce2">
            <text:p>34:37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1237" table:style-name="ce1">
            <text:p>21237</text:p>
          </table:table-cell>
          <table:table-cell office:value-type="string" table:style-name="ce1">
            <text:p>Success</text:p>
          </table:table-cell>
          <table:table-cell office:value-type="float" office:value="516344" table:style-name="ce1">
            <text:p>516344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2H34M37.500S" table:style-name="ce2">
            <text:p>34:37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1363" table:style-name="ce1">
            <text:p>21363</text:p>
          </table:table-cell>
          <table:table-cell office:value-type="string" table:style-name="ce1">
            <text:p>Success</text:p>
          </table:table-cell>
          <table:table-cell office:value-type="float" office:value="516345" table:style-name="ce1">
            <text:p>516345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2H34M37.698S" table:style-name="ce2">
            <text:p>34:37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1280" table:style-name="ce1">
            <text:p>21280</text:p>
          </table:table-cell>
          <table:table-cell office:value-type="string" table:style-name="ce1">
            <text:p>Success</text:p>
          </table:table-cell>
          <table:table-cell office:value-type="float" office:value="516342" table:style-name="ce1">
            <text:p>516342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2H34M36.006S" table:style-name="ce2">
            <text:p>34:36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3446" table:style-name="ce1">
            <text:p>23446</text:p>
          </table:table-cell>
          <table:table-cell office:value-type="string" table:style-name="ce1">
            <text:p>Success</text:p>
          </table:table-cell>
          <table:table-cell office:value-type="float" office:value="516352" table:style-name="ce1">
            <text:p>516352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2H34M37.411S" table:style-name="ce2">
            <text:p>34:37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2082" table:style-name="ce1">
            <text:p>22082</text:p>
          </table:table-cell>
          <table:table-cell office:value-type="string" table:style-name="ce1">
            <text:p>Success</text:p>
          </table:table-cell>
          <table:table-cell office:value-type="float" office:value="516343" table:style-name="ce1">
            <text:p>516343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2H34M36.109S" table:style-name="ce2">
            <text:p>34:36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3505" table:style-name="ce1">
            <text:p>23505</text:p>
          </table:table-cell>
          <table:table-cell office:value-type="string" table:style-name="ce1">
            <text:p>Success</text:p>
          </table:table-cell>
          <table:table-cell office:value-type="float" office:value="516350" table:style-name="ce1">
            <text:p>516350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2H34M37.554S" table:style-name="ce2">
            <text:p>34:37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2155" table:style-name="ce1">
            <text:p>22155</text:p>
          </table:table-cell>
          <table:table-cell office:value-type="string" table:style-name="ce1">
            <text:p>Success</text:p>
          </table:table-cell>
          <table:table-cell office:value-type="float" office:value="516342" table:style-name="ce1">
            <text:p>516342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2H34M36.068S" table:style-name="ce2">
            <text:p>34:36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3706" table:style-name="ce1">
            <text:p>23706</text:p>
          </table:table-cell>
          <table:table-cell office:value-type="string" table:style-name="ce1">
            <text:p>Success</text:p>
          </table:table-cell>
          <table:table-cell office:value-type="float" office:value="516353" table:style-name="ce1">
            <text:p>516353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2H34M37.789S" table:style-name="ce2">
            <text:p>34:37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2744" table:style-name="ce1">
            <text:p>22744</text:p>
          </table:table-cell>
          <table:table-cell office:value-type="string" table:style-name="ce1">
            <text:p>Success</text:p>
          </table:table-cell>
          <table:table-cell office:value-type="float" office:value="518077" table:style-name="ce1">
            <text:p>518077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2H34M37.819S" table:style-name="ce2">
            <text:p>34:37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2833" table:style-name="ce1">
            <text:p>22833</text:p>
          </table:table-cell>
          <table:table-cell office:value-type="string" table:style-name="ce1">
            <text:p>Success</text:p>
          </table:table-cell>
          <table:table-cell office:value-type="float" office:value="518059" table:style-name="ce1">
            <text:p>518059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2H34M37.792S" table:style-name="ce2">
            <text:p>34:37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3167" table:style-name="ce1">
            <text:p>23167</text:p>
          </table:table-cell>
          <table:table-cell office:value-type="string" table:style-name="ce1">
            <text:p>Success</text:p>
          </table:table-cell>
          <table:table-cell office:value-type="float" office:value="518058" table:style-name="ce1">
            <text:p>518058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2H34M37.855S" table:style-name="ce2">
            <text:p>34:37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3295" table:style-name="ce1">
            <text:p>23295</text:p>
          </table:table-cell>
          <table:table-cell office:value-type="string" table:style-name="ce1">
            <text:p>Success</text:p>
          </table:table-cell>
          <table:table-cell office:value-type="float" office:value="518076" table:style-name="ce1">
            <text:p>518076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2H34M37.600S" table:style-name="ce2">
            <text:p>34:37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3588" table:style-name="ce1">
            <text:p>23588</text:p>
          </table:table-cell>
          <table:table-cell office:value-type="string" table:style-name="ce1">
            <text:p>Success</text:p>
          </table:table-cell>
          <table:table-cell office:value-type="float" office:value="518059" table:style-name="ce1">
            <text:p>518059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2H34M38.296S" table:style-name="ce2">
            <text:p>34:38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2904" table:style-name="ce1">
            <text:p>22904</text:p>
          </table:table-cell>
          <table:table-cell office:value-type="string" table:style-name="ce1">
            <text:p>Success</text:p>
          </table:table-cell>
          <table:table-cell office:value-type="float" office:value="518056" table:style-name="ce1">
            <text:p>518056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2H34M37.500S" table:style-name="ce2">
            <text:p>34:37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3708" table:style-name="ce1">
            <text:p>23708</text:p>
          </table:table-cell>
          <table:table-cell office:value-type="string" table:style-name="ce1">
            <text:p>Success</text:p>
          </table:table-cell>
          <table:table-cell office:value-type="float" office:value="518055" table:style-name="ce1">
            <text:p>518055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2H34M37.524S" table:style-name="ce2">
            <text:p>34:37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3738" table:style-name="ce1">
            <text:p>23738</text:p>
          </table:table-cell>
          <table:table-cell office:value-type="string" table:style-name="ce1">
            <text:p>Success</text:p>
          </table:table-cell>
          <table:table-cell office:value-type="float" office:value="518058" table:style-name="ce1">
            <text:p>518058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2H34M37.477S" table:style-name="ce2">
            <text:p>34:37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3837" table:style-name="ce1">
            <text:p>23837</text:p>
          </table:table-cell>
          <table:table-cell office:value-type="string" table:style-name="ce1">
            <text:p>Success</text:p>
          </table:table-cell>
          <table:table-cell office:value-type="float" office:value="518057" table:style-name="ce1">
            <text:p>518057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2H34M37.872S" table:style-name="ce2">
            <text:p>34:37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3456" table:style-name="ce1">
            <text:p>23456</text:p>
          </table:table-cell>
          <table:table-cell office:value-type="string" table:style-name="ce1">
            <text:p>Success</text:p>
          </table:table-cell>
          <table:table-cell office:value-type="float" office:value="518076" table:style-name="ce1">
            <text:p>518076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2H34M37.741S" table:style-name="ce2">
            <text:p>34:37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3651" table:style-name="ce1">
            <text:p>23651</text:p>
          </table:table-cell>
          <table:table-cell office:value-type="string" table:style-name="ce1">
            <text:p>Success</text:p>
          </table:table-cell>
          <table:table-cell office:value-type="float" office:value="518077" table:style-name="ce1">
            <text:p>518077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2H34M37.832S" table:style-name="ce2">
            <text:p>34:37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3591" table:style-name="ce1">
            <text:p>23591</text:p>
          </table:table-cell>
          <table:table-cell office:value-type="string" table:style-name="ce1">
            <text:p>Success</text:p>
          </table:table-cell>
          <table:table-cell office:value-type="float" office:value="518077" table:style-name="ce1">
            <text:p>518077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2H34M37.833S" table:style-name="ce2">
            <text:p>34:37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3592" table:style-name="ce1">
            <text:p>23592</text:p>
          </table:table-cell>
          <table:table-cell office:value-type="string" table:style-name="ce1">
            <text:p>Success</text:p>
          </table:table-cell>
          <table:table-cell office:value-type="float" office:value="518075" table:style-name="ce1">
            <text:p>518075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2H34M37.562S" table:style-name="ce2">
            <text:p>34:37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4010" table:style-name="ce1">
            <text:p>24010</text:p>
          </table:table-cell>
          <table:table-cell office:value-type="string" table:style-name="ce1">
            <text:p>Success</text:p>
          </table:table-cell>
          <table:table-cell office:value-type="float" office:value="518076" table:style-name="ce1">
            <text:p>518076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2H34M37.879S" table:style-name="ce2">
            <text:p>34:37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3743" table:style-name="ce1">
            <text:p>23743</text:p>
          </table:table-cell>
          <table:table-cell office:value-type="string" table:style-name="ce1">
            <text:p>Success</text:p>
          </table:table-cell>
          <table:table-cell office:value-type="float" office:value="518057" table:style-name="ce1">
            <text:p>518057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2H34M37.811S" table:style-name="ce2">
            <text:p>34:37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3829" table:style-name="ce1">
            <text:p>23829</text:p>
          </table:table-cell>
          <table:table-cell office:value-type="string" table:style-name="ce1">
            <text:p>Success</text:p>
          </table:table-cell>
          <table:table-cell office:value-type="float" office:value="518060" table:style-name="ce1">
            <text:p>518060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2H34M37.782S" table:style-name="ce2">
            <text:p>34:37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3862" table:style-name="ce1">
            <text:p>23862</text:p>
          </table:table-cell>
          <table:table-cell office:value-type="string" table:style-name="ce1">
            <text:p>Success</text:p>
          </table:table-cell>
          <table:table-cell office:value-type="float" office:value="518061" table:style-name="ce1">
            <text:p>518061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2H34M37.529S" table:style-name="ce2">
            <text:p>34:37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4146" table:style-name="ce1">
            <text:p>24146</text:p>
          </table:table-cell>
          <table:table-cell office:value-type="string" table:style-name="ce1">
            <text:p>Success</text:p>
          </table:table-cell>
          <table:table-cell office:value-type="float" office:value="518077" table:style-name="ce1">
            <text:p>518077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2H34M37.850S" table:style-name="ce2">
            <text:p>34:37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3830" table:style-name="ce1">
            <text:p>23830</text:p>
          </table:table-cell>
          <table:table-cell office:value-type="string" table:style-name="ce1">
            <text:p>Success</text:p>
          </table:table-cell>
          <table:table-cell office:value-type="float" office:value="518076" table:style-name="ce1">
            <text:p>518076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2H34M37.894S" table:style-name="ce2">
            <text:p>34:37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3830" table:style-name="ce1">
            <text:p>23830</text:p>
          </table:table-cell>
          <table:table-cell office:value-type="string" table:style-name="ce1">
            <text:p>Success</text:p>
          </table:table-cell>
          <table:table-cell office:value-type="float" office:value="518059" table:style-name="ce1">
            <text:p>518059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2H34M37.756S" table:style-name="ce2">
            <text:p>34:37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4024" table:style-name="ce1">
            <text:p>24024</text:p>
          </table:table-cell>
          <table:table-cell office:value-type="string" table:style-name="ce1">
            <text:p>Success</text:p>
          </table:table-cell>
          <table:table-cell office:value-type="float" office:value="518058" table:style-name="ce1">
            <text:p>518058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2H34M37.500S" table:style-name="ce2">
            <text:p>34:37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4296" table:style-name="ce1">
            <text:p>24296</text:p>
          </table:table-cell>
          <table:table-cell office:value-type="string" table:style-name="ce1">
            <text:p>Success</text:p>
          </table:table-cell>
          <table:table-cell office:value-type="float" office:value="518076" table:style-name="ce1">
            <text:p>518076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2H34M46.852S" table:style-name="ce2">
            <text:p>34:46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5202" table:style-name="ce1">
            <text:p>15202</text:p>
          </table:table-cell>
          <table:table-cell office:value-type="string" table:style-name="ce1">
            <text:p>Success</text:p>
          </table:table-cell>
          <table:table-cell office:value-type="float" office:value="198450" table:style-name="ce1">
            <text:p>198450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2H34M46.700S" table:style-name="ce2">
            <text:p>34:46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5615" table:style-name="ce1">
            <text:p>15615</text:p>
          </table:table-cell>
          <table:table-cell office:value-type="string" table:style-name="ce1">
            <text:p>Success</text:p>
          </table:table-cell>
          <table:table-cell office:value-type="float" office:value="198918" table:style-name="ce1">
            <text:p>198918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2H34M57.279S" table:style-name="ce2">
            <text:p>34:57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917" table:style-name="ce1">
            <text:p>5917</text:p>
          </table:table-cell>
          <table:table-cell office:value-type="string" table:style-name="ce1">
            <text:p>Success</text:p>
          </table:table-cell>
          <table:table-cell office:value-type="float" office:value="14216" table:style-name="ce1">
            <text:p>14216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2H34M57.453S" table:style-name="ce2">
            <text:p>34:57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786" table:style-name="ce1">
            <text:p>5786</text:p>
          </table:table-cell>
          <table:table-cell office:value-type="string" table:style-name="ce1">
            <text:p>Success</text:p>
          </table:table-cell>
          <table:table-cell office:value-type="float" office:value="14201" table:style-name="ce1">
            <text:p>14201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2H34M46.206S" table:style-name="ce2">
            <text:p>34:46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7226" table:style-name="ce1">
            <text:p>17226</text:p>
          </table:table-cell>
          <table:table-cell office:value-type="string" table:style-name="ce1">
            <text:p>Success</text:p>
          </table:table-cell>
          <table:table-cell office:value-type="float" office:value="122007" table:style-name="ce1">
            <text:p>122007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2H34M58.676S" table:style-name="ce2">
            <text:p>34:58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445" table:style-name="ce1">
            <text:p>5445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2H34M59.040S" table:style-name="ce2">
            <text:p>34:59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155" table:style-name="ce1">
            <text:p>5155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2H34M50.935S" table:style-name="ce2">
            <text:p>34:50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3279" table:style-name="ce1">
            <text:p>13279</text:p>
          </table:table-cell>
          <table:table-cell office:value-type="string" table:style-name="ce1">
            <text:p>Success</text:p>
          </table:table-cell>
          <table:table-cell office:value-type="float" office:value="120011" table:style-name="ce1">
            <text:p>120011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2H34M58.979S" table:style-name="ce2">
            <text:p>34:59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478" table:style-name="ce1">
            <text:p>5478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2H35M3.601S" table:style-name="ce2">
            <text:p>35:03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2H35M1.705S" table:style-name="ce2">
            <text:p>35:01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775" table:style-name="ce1">
            <text:p>2775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2H35M1.828S" table:style-name="ce2">
            <text:p>35:01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668" table:style-name="ce1">
            <text:p>2668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2H34M58.524S" table:style-name="ce2">
            <text:p>34:58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969" table:style-name="ce1">
            <text:p>5969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2H35M1.704S" table:style-name="ce2">
            <text:p>35:01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791" table:style-name="ce1">
            <text:p>2791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2H35M1.010S" table:style-name="ce2">
            <text:p>35:01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485" table:style-name="ce1">
            <text:p>3485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2H35M1.096S" table:style-name="ce2">
            <text:p>35:01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408" table:style-name="ce1">
            <text:p>3408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2H34M59.161S" table:style-name="ce2">
            <text:p>34:59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344" table:style-name="ce1">
            <text:p>5344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2H35M2.007S" table:style-name="ce2">
            <text:p>35:02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501" table:style-name="ce1">
            <text:p>2501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2H35M1.922S" table:style-name="ce2">
            <text:p>35:01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596" table:style-name="ce1">
            <text:p>2596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2H35M1.653S" table:style-name="ce2">
            <text:p>35:01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993" table:style-name="ce1">
            <text:p>2993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2H35M3.373S" table:style-name="ce2">
            <text:p>35:03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1287" table:style-name="ce1">
            <text:p>1287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2H35M1.930S" table:style-name="ce2">
            <text:p>35:01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746" table:style-name="ce1">
            <text:p>2746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2H35M2.646S" table:style-name="ce2">
            <text:p>35:02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2039" table:style-name="ce1">
            <text:p>2039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2H34M59.718S" table:style-name="ce2">
            <text:p>34:59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977" table:style-name="ce1">
            <text:p>4977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2H35M1.928S" table:style-name="ce2">
            <text:p>35:01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778" table:style-name="ce1">
            <text:p>2778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2H35M1.379S" table:style-name="ce2">
            <text:p>35:01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346" table:style-name="ce1">
            <text:p>3346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2H34M49.990S" table:style-name="ce2">
            <text:p>34:50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4743" table:style-name="ce1">
            <text:p>14743</text:p>
          </table:table-cell>
          <table:table-cell office:value-type="string" table:style-name="ce1">
            <text:p>Success</text:p>
          </table:table-cell>
          <table:table-cell office:value-type="float" office:value="120011" table:style-name="ce1">
            <text:p>120011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2H35M0.072S" table:style-name="ce2">
            <text:p>35:00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672" table:style-name="ce1">
            <text:p>4672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2H35M0.034S" table:style-name="ce2">
            <text:p>35:00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718" table:style-name="ce1">
            <text:p>4718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2H34M50.514S" table:style-name="ce2">
            <text:p>34:50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4245" table:style-name="ce1">
            <text:p>14245</text:p>
          </table:table-cell>
          <table:table-cell office:value-type="string" table:style-name="ce1">
            <text:p>Success</text:p>
          </table:table-cell>
          <table:table-cell office:value-type="float" office:value="132749" table:style-name="ce1">
            <text:p>132749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2H35M3.795S" table:style-name="ce2">
            <text:p>35:03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979" table:style-name="ce1">
            <text:p>979</text:p>
          </table:table-cell>
          <table:table-cell office:value-type="string" table:style-name="ce1">
            <text:p>Success</text:p>
          </table:table-cell>
          <table:table-cell office:value-type="float" office:value="17501" table:style-name="ce1">
            <text:p>17501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2H34M59.391S" table:style-name="ce2">
            <text:p>34:59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385" table:style-name="ce1">
            <text:p>5385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2H35M1.842S" table:style-name="ce2">
            <text:p>35:01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014" table:style-name="ce1">
            <text:p>3014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2H35M1.465S" table:style-name="ce2">
            <text:p>35:01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406" table:style-name="ce1">
            <text:p>3406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2H34M59.104S" table:style-name="ce2">
            <text:p>34:59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770" table:style-name="ce1">
            <text:p>5770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2H34M50.099S" table:style-name="ce2">
            <text:p>34:50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4791" table:style-name="ce1">
            <text:p>14791</text:p>
          </table:table-cell>
          <table:table-cell office:value-type="string" table:style-name="ce1">
            <text:p>Success</text:p>
          </table:table-cell>
          <table:table-cell office:value-type="float" office:value="119992" table:style-name="ce1">
            <text:p>119992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2H34M58.815S" table:style-name="ce2">
            <text:p>34:58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124" table:style-name="ce1">
            <text:p>6124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2H35M1.802S" table:style-name="ce2">
            <text:p>35:01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139" table:style-name="ce1">
            <text:p>3139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2H34M59.843S" table:style-name="ce2">
            <text:p>34:59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116" table:style-name="ce1">
            <text:p>5116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2H35M2.299S" table:style-name="ce2">
            <text:p>35:02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2663" table:style-name="ce1">
            <text:p>2663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2H35M1.513S" table:style-name="ce2">
            <text:p>35:01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471" table:style-name="ce1">
            <text:p>3471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2H34M59.620S" table:style-name="ce2">
            <text:p>34:59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369" table:style-name="ce1">
            <text:p>5369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2H35M1.842S" table:style-name="ce2">
            <text:p>35:01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147" table:style-name="ce1">
            <text:p>3147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2H35M0.793S" table:style-name="ce2">
            <text:p>35:00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202" table:style-name="ce1">
            <text:p>4202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2H35M1.414S" table:style-name="ce2">
            <text:p>35:01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581" table:style-name="ce1">
            <text:p>3581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2H35M1.740S" table:style-name="ce2">
            <text:p>35:01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268" table:style-name="ce1">
            <text:p>3268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2H35M1.802S" table:style-name="ce2">
            <text:p>35:01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207" table:style-name="ce1">
            <text:p>3207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2H35M2.183S" table:style-name="ce2">
            <text:p>35:02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836" table:style-name="ce1">
            <text:p>2836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2H34M58.891S" table:style-name="ce2">
            <text:p>34:58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6140" table:style-name="ce1">
            <text:p>6140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2H35M2.221S" table:style-name="ce2">
            <text:p>35:02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822" table:style-name="ce1">
            <text:p>2822</text:p>
          </table:table-cell>
          <table:table-cell office:value-type="string" table:style-name="ce1">
            <text:p>Success</text:p>
          </table:table-cell>
          <table:table-cell office:value-type="float" office:value="62314" table:style-name="ce1">
            <text:p>62314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2H34M57.488S" table:style-name="ce2">
            <text:p>34:57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589" table:style-name="ce1">
            <text:p>758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2H34M57.849S" table:style-name="ce2">
            <text:p>34:57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405" table:style-name="ce1">
            <text:p>740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2H35M5.705S" table:style-name="ce2">
            <text:p>35:05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2H35M4.416S" table:style-name="ce2">
            <text:p>35:04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Success</text:p>
          </table:table-cell>
          <table:table-cell office:value-type="float" office:value="24070" table:style-name="ce1">
            <text:p>24070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2H35M6.186S" table:style-name="ce2">
            <text:p>35:06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27354" table:style-name="ce1">
            <text:p>27354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2H35M6.847S" table:style-name="ce2">
            <text:p>35:06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2H35M7.248S" table:style-name="ce2">
            <text:p>35:07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2H35M4.998S" table:style-name="ce2">
            <text:p>35:05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509" table:style-name="ce1">
            <text:p>2509</text:p>
          </table:table-cell>
          <table:table-cell office:value-type="string" table:style-name="ce1">
            <text:p>Success</text:p>
          </table:table-cell>
          <table:table-cell office:value-type="float" office:value="30657" table:style-name="ce1">
            <text:p>30657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2H35M7.636S" table:style-name="ce2">
            <text:p>35:07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2H34M57.681S" table:style-name="ce2">
            <text:p>34:57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0165" table:style-name="ce1">
            <text:p>10165</text:p>
          </table:table-cell>
          <table:table-cell office:value-type="string" table:style-name="ce1">
            <text:p>Success</text:p>
          </table:table-cell>
          <table:table-cell office:value-type="float" office:value="125070" table:style-name="ce1">
            <text:p>125070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2H35M5.435S" table:style-name="ce2">
            <text:p>35:05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653" table:style-name="ce1">
            <text:p>2653</text:p>
          </table:table-cell>
          <table:table-cell office:value-type="string" table:style-name="ce1">
            <text:p>Success</text:p>
          </table:table-cell>
          <table:table-cell office:value-type="float" office:value="30608" table:style-name="ce1">
            <text:p>30608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2H35M8.040S" table:style-name="ce2">
            <text:p>35:08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2H35M7.790S" table:style-name="ce2">
            <text:p>35:07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2H35M8.170S" table:style-name="ce2">
            <text:p>35:08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Success</text:p>
          </table:table-cell>
          <table:table-cell office:value-type="float" office:value="33923" table:style-name="ce1">
            <text:p>33923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2H34M57.476S" table:style-name="ce2">
            <text:p>34:57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1199" table:style-name="ce1">
            <text:p>11199</text:p>
          </table:table-cell>
          <table:table-cell office:value-type="string" table:style-name="ce1">
            <text:p>Success</text:p>
          </table:table-cell>
          <table:table-cell office:value-type="float" office:value="166289" table:style-name="ce1">
            <text:p>166289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2H34M57.564S" table:style-name="ce2">
            <text:p>34:57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251" table:style-name="ce1">
            <text:p>11251</text:p>
          </table:table-cell>
          <table:table-cell office:value-type="string" table:style-name="ce1">
            <text:p>Success</text:p>
          </table:table-cell>
          <table:table-cell office:value-type="float" office:value="166289" table:style-name="ce1">
            <text:p>166289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2H34M57.171S" table:style-name="ce2">
            <text:p>34:57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1677" table:style-name="ce1">
            <text:p>11677</text:p>
          </table:table-cell>
          <table:table-cell office:value-type="string" table:style-name="ce1">
            <text:p>Success</text:p>
          </table:table-cell>
          <table:table-cell office:value-type="float" office:value="149300" table:style-name="ce1">
            <text:p>149300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2H35M4.959S" table:style-name="ce2">
            <text:p>35:05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899" table:style-name="ce1">
            <text:p>3899</text:p>
          </table:table-cell>
          <table:table-cell office:value-type="string" table:style-name="ce1">
            <text:p>Success</text:p>
          </table:table-cell>
          <table:table-cell office:value-type="float" office:value="115289" table:style-name="ce1">
            <text:p>115289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2H35M5.085S" table:style-name="ce2">
            <text:p>35:05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3827" table:style-name="ce1">
            <text:p>3827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2H34M57.485S" table:style-name="ce2">
            <text:p>34:57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1444" table:style-name="ce1">
            <text:p>11444</text:p>
          </table:table-cell>
          <table:table-cell office:value-type="string" table:style-name="ce1">
            <text:p>Success</text:p>
          </table:table-cell>
          <table:table-cell office:value-type="float" office:value="166289" table:style-name="ce1">
            <text:p>166289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2H34M57.746S" table:style-name="ce2">
            <text:p>34:57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1286" table:style-name="ce1">
            <text:p>11286</text:p>
          </table:table-cell>
          <table:table-cell office:value-type="string" table:style-name="ce1">
            <text:p>Success</text:p>
          </table:table-cell>
          <table:table-cell office:value-type="float" office:value="166289" table:style-name="ce1">
            <text:p>166289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2H35M4.974S" table:style-name="ce2">
            <text:p>35:05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4059" table:style-name="ce1">
            <text:p>4059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2H35M8.558S" table:style-name="ce2">
            <text:p>35:08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2H35M6.595S" table:style-name="ce2">
            <text:p>35:06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2485" table:style-name="ce1">
            <text:p>2485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2H34M57.479S" table:style-name="ce2">
            <text:p>34:57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1602" table:style-name="ce1">
            <text:p>11602</text:p>
          </table:table-cell>
          <table:table-cell office:value-type="string" table:style-name="ce1">
            <text:p>Success</text:p>
          </table:table-cell>
          <table:table-cell office:value-type="float" office:value="166289" table:style-name="ce1">
            <text:p>166289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2H34M57.851S" table:style-name="ce2">
            <text:p>34:57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1240" table:style-name="ce1">
            <text:p>11240</text:p>
          </table:table-cell>
          <table:table-cell office:value-type="string" table:style-name="ce1">
            <text:p>Success</text:p>
          </table:table-cell>
          <table:table-cell office:value-type="float" office:value="166289" table:style-name="ce1">
            <text:p>166289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2H34M57.575S" table:style-name="ce2">
            <text:p>34:57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1524" table:style-name="ce1">
            <text:p>11524</text:p>
          </table:table-cell>
          <table:table-cell office:value-type="string" table:style-name="ce1">
            <text:p>Success</text:p>
          </table:table-cell>
          <table:table-cell office:value-type="float" office:value="166289" table:style-name="ce1">
            <text:p>166289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2H34M57.526S" table:style-name="ce2">
            <text:p>34:57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1586" table:style-name="ce1">
            <text:p>11586</text:p>
          </table:table-cell>
          <table:table-cell office:value-type="string" table:style-name="ce1">
            <text:p>Success</text:p>
          </table:table-cell>
          <table:table-cell office:value-type="float" office:value="166289" table:style-name="ce1">
            <text:p>166289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2H34M57.276S" table:style-name="ce2">
            <text:p>34:57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1838" table:style-name="ce1">
            <text:p>11838</text:p>
          </table:table-cell>
          <table:table-cell office:value-type="string" table:style-name="ce1">
            <text:p>Success</text:p>
          </table:table-cell>
          <table:table-cell office:value-type="float" office:value="166289" table:style-name="ce1">
            <text:p>166289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2H34M57.389S" table:style-name="ce2">
            <text:p>34:57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1733" table:style-name="ce1">
            <text:p>11733</text:p>
          </table:table-cell>
          <table:table-cell office:value-type="string" table:style-name="ce1">
            <text:p>Success</text:p>
          </table:table-cell>
          <table:table-cell office:value-type="float" office:value="166288" table:style-name="ce1">
            <text:p>166288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2H34M57.387S" table:style-name="ce2">
            <text:p>34:57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742" table:style-name="ce1">
            <text:p>11742</text:p>
          </table:table-cell>
          <table:table-cell office:value-type="string" table:style-name="ce1">
            <text:p>Success</text:p>
          </table:table-cell>
          <table:table-cell office:value-type="float" office:value="166289" table:style-name="ce1">
            <text:p>166289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2H35M8.561S" table:style-name="ce2">
            <text:p>35:08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630" table:style-name="ce1">
            <text:p>63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2H35M8.927S" table:style-name="ce2">
            <text:p>35:08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2H35M5.179S" table:style-name="ce2">
            <text:p>35:05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4205" table:style-name="ce1">
            <text:p>4205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2H35M9.170S" table:style-name="ce2">
            <text:p>35:09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Success</text:p>
          </table:table-cell>
          <table:table-cell office:value-type="float" office:value="33893" table:style-name="ce1">
            <text:p>33893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2H35M9.342S" table:style-name="ce2">
            <text:p>35:09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2H35M9.305S" table:style-name="ce2">
            <text:p>35:09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37180" table:style-name="ce1">
            <text:p>37180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2H35M8.961S" table:style-name="ce2">
            <text:p>35:09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Success</text:p>
          </table:table-cell>
          <table:table-cell office:value-type="float" office:value="33893" table:style-name="ce1">
            <text:p>33893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2H35M9.581S" table:style-name="ce2">
            <text:p>35:09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2H35M10.116S" table:style-name="ce2">
            <text:p>35:10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2H35M10.157S" table:style-name="ce2">
            <text:p>35:10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2H35M10.554S" table:style-name="ce2">
            <text:p>35:10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2H35M11.004S" table:style-name="ce2">
            <text:p>35:11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2H35M11.379S" table:style-name="ce2">
            <text:p>35:11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259" table:style-name="ce1">
            <text:p>1259</text:p>
          </table:table-cell>
          <table:table-cell office:value-type="string" table:style-name="ce1">
            <text:p>Success</text:p>
          </table:table-cell>
          <table:table-cell office:value-type="float" office:value="37233" table:style-name="ce1">
            <text:p>37233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2H35M9.877S" table:style-name="ce2">
            <text:p>35:09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786" table:style-name="ce1">
            <text:p>2786</text:p>
          </table:table-cell>
          <table:table-cell office:value-type="string" table:style-name="ce1">
            <text:p>Success</text:p>
          </table:table-cell>
          <table:table-cell office:value-type="float" office:value="40504" table:style-name="ce1">
            <text:p>40504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2H35M9.652S" table:style-name="ce2">
            <text:p>35:09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223" table:style-name="ce1">
            <text:p>3223</text:p>
          </table:table-cell>
          <table:table-cell office:value-type="string" table:style-name="ce1">
            <text:p>Success</text:p>
          </table:table-cell>
          <table:table-cell office:value-type="float" office:value="43753" table:style-name="ce1">
            <text:p>43753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2H35M12.912S" table:style-name="ce2">
            <text:p>35:12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2H35M9.385S" table:style-name="ce2">
            <text:p>35:09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703" table:style-name="ce1">
            <text:p>3703</text:p>
          </table:table-cell>
          <table:table-cell office:value-type="string" table:style-name="ce1">
            <text:p>Success</text:p>
          </table:table-cell>
          <table:table-cell office:value-type="float" office:value="47076" table:style-name="ce1">
            <text:p>47076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2H35M9.989S" table:style-name="ce2">
            <text:p>35:10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3349" table:style-name="ce1">
            <text:p>3349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2H35M9.370S" table:style-name="ce2">
            <text:p>35:09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106" table:style-name="ce1">
            <text:p>4106</text:p>
          </table:table-cell>
          <table:table-cell office:value-type="string" table:style-name="ce1">
            <text:p>Success</text:p>
          </table:table-cell>
          <table:table-cell office:value-type="float" office:value="50326" table:style-name="ce1">
            <text:p>50326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2H35M5.112S" table:style-name="ce2">
            <text:p>35:05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656" table:style-name="ce1">
            <text:p>8656</text:p>
          </table:table-cell>
          <table:table-cell office:value-type="string" table:style-name="ce1">
            <text:p>Success</text:p>
          </table:table-cell>
          <table:table-cell office:value-type="float" office:value="114387" table:style-name="ce1">
            <text:p>114387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2H35M4.835S" table:style-name="ce2">
            <text:p>35:04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958" table:style-name="ce1">
            <text:p>8958</text:p>
          </table:table-cell>
          <table:table-cell office:value-type="string" table:style-name="ce1">
            <text:p>Success</text:p>
          </table:table-cell>
          <table:table-cell office:value-type="float" office:value="114391" table:style-name="ce1">
            <text:p>114391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2H35M4.444S" table:style-name="ce2">
            <text:p>35:04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9390" table:style-name="ce1">
            <text:p>9390</text:p>
          </table:table-cell>
          <table:table-cell office:value-type="string" table:style-name="ce1">
            <text:p>Success</text:p>
          </table:table-cell>
          <table:table-cell office:value-type="float" office:value="166358" table:style-name="ce1">
            <text:p>166358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2H35M5.292S" table:style-name="ce2">
            <text:p>35:05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564" table:style-name="ce1">
            <text:p>8564</text:p>
          </table:table-cell>
          <table:table-cell office:value-type="string" table:style-name="ce1">
            <text:p>Success</text:p>
          </table:table-cell>
          <table:table-cell office:value-type="float" office:value="114387" table:style-name="ce1">
            <text:p>114387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2H35M9.851S" table:style-name="ce2">
            <text:p>35:09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4353" table:style-name="ce1">
            <text:p>4353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2H35M9.351S" table:style-name="ce2">
            <text:p>35:09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4867" table:style-name="ce1">
            <text:p>4867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2H35M13.116S" table:style-name="ce2">
            <text:p>35:13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Success</text:p>
          </table:table-cell>
          <table:table-cell office:value-type="float" office:value="114391" table:style-name="ce1">
            <text:p>114391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2H35M4.535S" table:style-name="ce2">
            <text:p>35:04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9772" table:style-name="ce1">
            <text:p>9772</text:p>
          </table:table-cell>
          <table:table-cell office:value-type="string" table:style-name="ce1">
            <text:p>Success</text:p>
          </table:table-cell>
          <table:table-cell office:value-type="float" office:value="166365" table:style-name="ce1">
            <text:p>166365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2H35M9.427S" table:style-name="ce2">
            <text:p>35:09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4887" table:style-name="ce1">
            <text:p>4887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2H35M9.169S" table:style-name="ce2">
            <text:p>35:09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5144" table:style-name="ce1">
            <text:p>5144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2H35M5.037S" table:style-name="ce2">
            <text:p>35:05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9283" table:style-name="ce1">
            <text:p>9283</text:p>
          </table:table-cell>
          <table:table-cell office:value-type="string" table:style-name="ce1">
            <text:p>Success</text:p>
          </table:table-cell>
          <table:table-cell office:value-type="float" office:value="166369" table:style-name="ce1">
            <text:p>166369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2H35M9.559S" table:style-name="ce2">
            <text:p>35:09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4785" table:style-name="ce1">
            <text:p>4785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2H35M9.280S" table:style-name="ce2">
            <text:p>35:09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5084" table:style-name="ce1">
            <text:p>5084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2H35M9.376S" table:style-name="ce2">
            <text:p>35:09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5154" table:style-name="ce1">
            <text:p>5154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2H35M4.912S" table:style-name="ce2">
            <text:p>35:04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9623" table:style-name="ce1">
            <text:p>9623</text:p>
          </table:table-cell>
          <table:table-cell office:value-type="string" table:style-name="ce1">
            <text:p>Success</text:p>
          </table:table-cell>
          <table:table-cell office:value-type="float" office:value="166365" table:style-name="ce1">
            <text:p>166365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2H35M5.273S" table:style-name="ce2">
            <text:p>35:05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9259" table:style-name="ce1">
            <text:p>9259</text:p>
          </table:table-cell>
          <table:table-cell office:value-type="string" table:style-name="ce1">
            <text:p>Success</text:p>
          </table:table-cell>
          <table:table-cell office:value-type="float" office:value="166369" table:style-name="ce1">
            <text:p>166369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2H35M4.802S" table:style-name="ce2">
            <text:p>35:04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9734" table:style-name="ce1">
            <text:p>9734</text:p>
          </table:table-cell>
          <table:table-cell office:value-type="string" table:style-name="ce1">
            <text:p>Success</text:p>
          </table:table-cell>
          <table:table-cell office:value-type="float" office:value="166365" table:style-name="ce1">
            <text:p>166365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2H35M4.913S" table:style-name="ce2">
            <text:p>35:04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9657" table:style-name="ce1">
            <text:p>9657</text:p>
          </table:table-cell>
          <table:table-cell office:value-type="string" table:style-name="ce1">
            <text:p>Success</text:p>
          </table:table-cell>
          <table:table-cell office:value-type="float" office:value="166365" table:style-name="ce1">
            <text:p>166365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2H35M5.008S" table:style-name="ce2">
            <text:p>35:05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9566" table:style-name="ce1">
            <text:p>9566</text:p>
          </table:table-cell>
          <table:table-cell office:value-type="string" table:style-name="ce1">
            <text:p>Success</text:p>
          </table:table-cell>
          <table:table-cell office:value-type="float" office:value="166367" table:style-name="ce1">
            <text:p>166367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2H35M5.164S" table:style-name="ce2">
            <text:p>35:05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9474" table:style-name="ce1">
            <text:p>9474</text:p>
          </table:table-cell>
          <table:table-cell office:value-type="string" table:style-name="ce1">
            <text:p>Success</text:p>
          </table:table-cell>
          <table:table-cell office:value-type="float" office:value="166362" table:style-name="ce1">
            <text:p>166362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2H35M4.938S" table:style-name="ce2">
            <text:p>35:04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702" table:style-name="ce1">
            <text:p>9702</text:p>
          </table:table-cell>
          <table:table-cell office:value-type="string" table:style-name="ce1">
            <text:p>Success</text:p>
          </table:table-cell>
          <table:table-cell office:value-type="float" office:value="166365" table:style-name="ce1">
            <text:p>166365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2H35M9.800S" table:style-name="ce2">
            <text:p>35:09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4901" table:style-name="ce1">
            <text:p>4901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2H35M13.147S" table:style-name="ce2">
            <text:p>35:13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1636" table:style-name="ce1">
            <text:p>1636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2H35M5.335S" table:style-name="ce2">
            <text:p>35:05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449" table:style-name="ce1">
            <text:p>9449</text:p>
          </table:table-cell>
          <table:table-cell office:value-type="string" table:style-name="ce1">
            <text:p>Success</text:p>
          </table:table-cell>
          <table:table-cell office:value-type="float" office:value="166365" table:style-name="ce1">
            <text:p>166365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2H35M4.799S" table:style-name="ce2">
            <text:p>35:04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9987" table:style-name="ce1">
            <text:p>9987</text:p>
          </table:table-cell>
          <table:table-cell office:value-type="string" table:style-name="ce1">
            <text:p>Success</text:p>
          </table:table-cell>
          <table:table-cell office:value-type="float" office:value="166365" table:style-name="ce1">
            <text:p>166365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2H35M5.543S" table:style-name="ce2">
            <text:p>35:05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9253" table:style-name="ce1">
            <text:p>9253</text:p>
          </table:table-cell>
          <table:table-cell office:value-type="string" table:style-name="ce1">
            <text:p>Success</text:p>
          </table:table-cell>
          <table:table-cell office:value-type="float" office:value="166365" table:style-name="ce1">
            <text:p>166365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2H35M9.466S" table:style-name="ce2">
            <text:p>35:09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5339" table:style-name="ce1">
            <text:p>5339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2H35M5.307S" table:style-name="ce2">
            <text:p>35:05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9505" table:style-name="ce1">
            <text:p>9505</text:p>
          </table:table-cell>
          <table:table-cell office:value-type="string" table:style-name="ce1">
            <text:p>Success</text:p>
          </table:table-cell>
          <table:table-cell office:value-type="float" office:value="166369" table:style-name="ce1">
            <text:p>166369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2H35M5.052S" table:style-name="ce2">
            <text:p>35:05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9791" table:style-name="ce1">
            <text:p>9791</text:p>
          </table:table-cell>
          <table:table-cell office:value-type="string" table:style-name="ce1">
            <text:p>Success</text:p>
          </table:table-cell>
          <table:table-cell office:value-type="float" office:value="166369" table:style-name="ce1">
            <text:p>166369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2H35M9.124S" table:style-name="ce2">
            <text:p>35:09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784" table:style-name="ce1">
            <text:p>5784</text:p>
          </table:table-cell>
          <table:table-cell office:value-type="string" table:style-name="ce1">
            <text:p>Success</text:p>
          </table:table-cell>
          <table:table-cell office:value-type="float" office:value="110931" table:style-name="ce1">
            <text:p>110931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2H35M8.757S" table:style-name="ce2">
            <text:p>35:08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164" table:style-name="ce1">
            <text:p>6164</text:p>
          </table:table-cell>
          <table:table-cell office:value-type="string" table:style-name="ce1">
            <text:p>Success</text:p>
          </table:table-cell>
          <table:table-cell office:value-type="float" office:value="120665" table:style-name="ce1">
            <text:p>120665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2H35M13.719S" table:style-name="ce2">
            <text:p>35:13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1232" table:style-name="ce1">
            <text:p>1232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2H35M4.822S" table:style-name="ce2">
            <text:p>35:04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0136" table:style-name="ce1">
            <text:p>10136</text:p>
          </table:table-cell>
          <table:table-cell office:value-type="string" table:style-name="ce1">
            <text:p>Success</text:p>
          </table:table-cell>
          <table:table-cell office:value-type="float" office:value="166365" table:style-name="ce1">
            <text:p>166365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2H35M4.844S" table:style-name="ce2">
            <text:p>35:04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0122" table:style-name="ce1">
            <text:p>10122</text:p>
          </table:table-cell>
          <table:table-cell office:value-type="string" table:style-name="ce1">
            <text:p>Success</text:p>
          </table:table-cell>
          <table:table-cell office:value-type="float" office:value="166365" table:style-name="ce1">
            <text:p>166365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2H35M5.059S" table:style-name="ce2">
            <text:p>35:05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9919" table:style-name="ce1">
            <text:p>9919</text:p>
          </table:table-cell>
          <table:table-cell office:value-type="string" table:style-name="ce1">
            <text:p>Success</text:p>
          </table:table-cell>
          <table:table-cell office:value-type="float" office:value="166376" table:style-name="ce1">
            <text:p>166376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2H35M4.705S" table:style-name="ce2">
            <text:p>35:04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0275" table:style-name="ce1">
            <text:p>10275</text:p>
          </table:table-cell>
          <table:table-cell office:value-type="string" table:style-name="ce1">
            <text:p>Success</text:p>
          </table:table-cell>
          <table:table-cell office:value-type="float" office:value="166365" table:style-name="ce1">
            <text:p>166365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2H35M9.416S" table:style-name="ce2">
            <text:p>35:09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565" table:style-name="ce1">
            <text:p>5565</text:p>
          </table:table-cell>
          <table:table-cell office:value-type="string" table:style-name="ce1">
            <text:p>Success</text:p>
          </table:table-cell>
          <table:table-cell office:value-type="float" office:value="120648" table:style-name="ce1">
            <text:p>120648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2H35M5.316S" table:style-name="ce2">
            <text:p>35:05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9665" table:style-name="ce1">
            <text:p>9665</text:p>
          </table:table-cell>
          <table:table-cell office:value-type="string" table:style-name="ce1">
            <text:p>Success</text:p>
          </table:table-cell>
          <table:table-cell office:value-type="float" office:value="166372" table:style-name="ce1">
            <text:p>166372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2H35M4.968S" table:style-name="ce2">
            <text:p>35:05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023" table:style-name="ce1">
            <text:p>10023</text:p>
          </table:table-cell>
          <table:table-cell office:value-type="string" table:style-name="ce1">
            <text:p>Success</text:p>
          </table:table-cell>
          <table:table-cell office:value-type="float" office:value="166365" table:style-name="ce1">
            <text:p>166365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2H35M14.091S" table:style-name="ce2">
            <text:p>35:14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913" table:style-name="ce1">
            <text:p>913</text:p>
          </table:table-cell>
          <table:table-cell office:value-type="string" table:style-name="ce1">
            <text:p>Success</text:p>
          </table:table-cell>
          <table:table-cell office:value-type="float" office:value="107867" table:style-name="ce1">
            <text:p>107867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2H35M5.110S" table:style-name="ce2">
            <text:p>35:05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9958" table:style-name="ce1">
            <text:p>9958</text:p>
          </table:table-cell>
          <table:table-cell office:value-type="string" table:style-name="ce1">
            <text:p>Success</text:p>
          </table:table-cell>
          <table:table-cell office:value-type="float" office:value="166376" table:style-name="ce1">
            <text:p>166376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2H35M9.165S" table:style-name="ce2">
            <text:p>35:09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909" table:style-name="ce1">
            <text:p>5909</text:p>
          </table:table-cell>
          <table:table-cell office:value-type="string" table:style-name="ce1">
            <text:p>Success</text:p>
          </table:table-cell>
          <table:table-cell office:value-type="float" office:value="120665" table:style-name="ce1">
            <text:p>120665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2H35M14.205S" table:style-name="ce2">
            <text:p>35:14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89" table:style-name="ce1">
            <text:p>889</text:p>
          </table:table-cell>
          <table:table-cell office:value-type="string" table:style-name="ce1">
            <text:p>Success</text:p>
          </table:table-cell>
          <table:table-cell office:value-type="float" office:value="107867" table:style-name="ce1">
            <text:p>107867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2H35M9.414S" table:style-name="ce2">
            <text:p>35:09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689" table:style-name="ce1">
            <text:p>5689</text:p>
          </table:table-cell>
          <table:table-cell office:value-type="string" table:style-name="ce1">
            <text:p>Success</text:p>
          </table:table-cell>
          <table:table-cell office:value-type="float" office:value="120665" table:style-name="ce1">
            <text:p>120665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2H35M4.863S" table:style-name="ce2">
            <text:p>35:04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253" table:style-name="ce1">
            <text:p>10253</text:p>
          </table:table-cell>
          <table:table-cell office:value-type="string" table:style-name="ce1">
            <text:p>Success</text:p>
          </table:table-cell>
          <table:table-cell office:value-type="float" office:value="166372" table:style-name="ce1">
            <text:p>166372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2H35M5.350S" table:style-name="ce2">
            <text:p>35:05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9770" table:style-name="ce1">
            <text:p>9770</text:p>
          </table:table-cell>
          <table:table-cell office:value-type="string" table:style-name="ce1">
            <text:p>Success</text:p>
          </table:table-cell>
          <table:table-cell office:value-type="float" office:value="166365" table:style-name="ce1">
            <text:p>166365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2H35M5.472S" table:style-name="ce2">
            <text:p>35:05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658" table:style-name="ce1">
            <text:p>9658</text:p>
          </table:table-cell>
          <table:table-cell office:value-type="string" table:style-name="ce1">
            <text:p>Success</text:p>
          </table:table-cell>
          <table:table-cell office:value-type="float" office:value="166372" table:style-name="ce1">
            <text:p>166372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2H35M5.166S" table:style-name="ce2">
            <text:p>35:05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9969" table:style-name="ce1">
            <text:p>9969</text:p>
          </table:table-cell>
          <table:table-cell office:value-type="string" table:style-name="ce1">
            <text:p>Success</text:p>
          </table:table-cell>
          <table:table-cell office:value-type="float" office:value="166369" table:style-name="ce1">
            <text:p>166369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2H35M5.314S" table:style-name="ce2">
            <text:p>35:05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9860" table:style-name="ce1">
            <text:p>9860</text:p>
          </table:table-cell>
          <table:table-cell office:value-type="string" table:style-name="ce1">
            <text:p>Success</text:p>
          </table:table-cell>
          <table:table-cell office:value-type="float" office:value="166376" table:style-name="ce1">
            <text:p>166376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2H35M5.369S" table:style-name="ce2">
            <text:p>35:05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815" table:style-name="ce1">
            <text:p>9815</text:p>
          </table:table-cell>
          <table:table-cell office:value-type="string" table:style-name="ce1">
            <text:p>Success</text:p>
          </table:table-cell>
          <table:table-cell office:value-type="float" office:value="166358" table:style-name="ce1">
            <text:p>166358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2H35M5.255S" table:style-name="ce2">
            <text:p>35:05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9932" table:style-name="ce1">
            <text:p>9932</text:p>
          </table:table-cell>
          <table:table-cell office:value-type="string" table:style-name="ce1">
            <text:p>Success</text:p>
          </table:table-cell>
          <table:table-cell office:value-type="float" office:value="166376" table:style-name="ce1">
            <text:p>166376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2H35M5.375S" table:style-name="ce2">
            <text:p>35:05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9819" table:style-name="ce1">
            <text:p>9819</text:p>
          </table:table-cell>
          <table:table-cell office:value-type="string" table:style-name="ce1">
            <text:p>Success</text:p>
          </table:table-cell>
          <table:table-cell office:value-type="float" office:value="166372" table:style-name="ce1">
            <text:p>166372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2H35M15.158S" table:style-name="ce2">
            <text:p>35:15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2H35M14.127S" table:style-name="ce2">
            <text:p>35:14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Success</text:p>
          </table:table-cell>
          <table:table-cell office:value-type="float" office:value="107867" table:style-name="ce1">
            <text:p>107867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2H35M5.270S" table:style-name="ce2">
            <text:p>35:05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9951" table:style-name="ce1">
            <text:p>9951</text:p>
          </table:table-cell>
          <table:table-cell office:value-type="string" table:style-name="ce1">
            <text:p>Success</text:p>
          </table:table-cell>
          <table:table-cell office:value-type="float" office:value="166376" table:style-name="ce1">
            <text:p>166376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2H35M5.286S" table:style-name="ce2">
            <text:p>35:05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9950" table:style-name="ce1">
            <text:p>9950</text:p>
          </table:table-cell>
          <table:table-cell office:value-type="string" table:style-name="ce1">
            <text:p>Success</text:p>
          </table:table-cell>
          <table:table-cell office:value-type="float" office:value="166376" table:style-name="ce1">
            <text:p>166376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2H35M15.184S" table:style-name="ce2">
            <text:p>35:15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2H35M4.882S" table:style-name="ce2">
            <text:p>35:04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364" table:style-name="ce1">
            <text:p>10364</text:p>
          </table:table-cell>
          <table:table-cell office:value-type="string" table:style-name="ce1">
            <text:p>Success</text:p>
          </table:table-cell>
          <table:table-cell office:value-type="float" office:value="166372" table:style-name="ce1">
            <text:p>166372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2H35M4.928S" table:style-name="ce2">
            <text:p>35:04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0337" table:style-name="ce1">
            <text:p>10337</text:p>
          </table:table-cell>
          <table:table-cell office:value-type="string" table:style-name="ce1">
            <text:p>Success</text:p>
          </table:table-cell>
          <table:table-cell office:value-type="float" office:value="166372" table:style-name="ce1">
            <text:p>166372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2H35M15.386S" table:style-name="ce2">
            <text:p>35:15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2H35M15.430S" table:style-name="ce2">
            <text:p>35:15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2H35M14.051S" table:style-name="ce2">
            <text:p>35:14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14" table:style-name="ce1">
            <text:p>1414</text:p>
          </table:table-cell>
          <table:table-cell office:value-type="string" table:style-name="ce1">
            <text:p>Success</text:p>
          </table:table-cell>
          <table:table-cell office:value-type="float" office:value="53612" table:style-name="ce1">
            <text:p>53612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2H35M15.386S" table:style-name="ce2">
            <text:p>35:15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2H35M14.585S" table:style-name="ce2">
            <text:p>35:14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Success</text:p>
          </table:table-cell>
          <table:table-cell office:value-type="float" office:value="66755" table:style-name="ce1">
            <text:p>66755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2H35M14.430S" table:style-name="ce2">
            <text:p>35:14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262" table:style-name="ce1">
            <text:p>1262</text:p>
          </table:table-cell>
          <table:table-cell office:value-type="string" table:style-name="ce1">
            <text:p>Success</text:p>
          </table:table-cell>
          <table:table-cell office:value-type="float" office:value="66755" table:style-name="ce1">
            <text:p>66755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2H35M14.623S" table:style-name="ce2">
            <text:p>35:14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Success</text:p>
          </table:table-cell>
          <table:table-cell office:value-type="float" office:value="63471" table:style-name="ce1">
            <text:p>63471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2H35M14.578S" table:style-name="ce2">
            <text:p>35:14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206" table:style-name="ce1">
            <text:p>1206</text:p>
          </table:table-cell>
          <table:table-cell office:value-type="string" table:style-name="ce1">
            <text:p>Success</text:p>
          </table:table-cell>
          <table:table-cell office:value-type="float" office:value="66755" table:style-name="ce1">
            <text:p>66755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2H35M14.863S" table:style-name="ce2">
            <text:p>35:14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031" table:style-name="ce1">
            <text:p>1031</text:p>
          </table:table-cell>
          <table:table-cell office:value-type="string" table:style-name="ce1">
            <text:p>Success</text:p>
          </table:table-cell>
          <table:table-cell office:value-type="float" office:value="73330" table:style-name="ce1">
            <text:p>73330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2H35M14.797S" table:style-name="ce2">
            <text:p>35:14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308" table:style-name="ce1">
            <text:p>1308</text:p>
          </table:table-cell>
          <table:table-cell office:value-type="string" table:style-name="ce1">
            <text:p>Success</text:p>
          </table:table-cell>
          <table:table-cell office:value-type="float" office:value="76617" table:style-name="ce1">
            <text:p>76617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2H35M15.326S" table:style-name="ce2">
            <text:p>35:15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Success</text:p>
          </table:table-cell>
          <table:table-cell office:value-type="float" office:value="93048" table:style-name="ce1">
            <text:p>93048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2H35M15.510S" table:style-name="ce2">
            <text:p>35:15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Success</text:p>
          </table:table-cell>
          <table:table-cell office:value-type="float" office:value="93046" table:style-name="ce1">
            <text:p>93046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2H35M15.380S" table:style-name="ce2">
            <text:p>35:15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23" table:style-name="ce1">
            <text:p>923</text:p>
          </table:table-cell>
          <table:table-cell office:value-type="string" table:style-name="ce1">
            <text:p>Success</text:p>
          </table:table-cell>
          <table:table-cell office:value-type="float" office:value="93046" table:style-name="ce1">
            <text:p>93046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2H35M5.289S" table:style-name="ce2">
            <text:p>35:05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1186" table:style-name="ce1">
            <text:p>11186</text:p>
          </table:table-cell>
          <table:table-cell office:value-type="string" table:style-name="ce1">
            <text:p>Success</text:p>
          </table:table-cell>
          <table:table-cell office:value-type="float" office:value="166369" table:style-name="ce1">
            <text:p>166369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2H35M15.104S" table:style-name="ce2">
            <text:p>35:15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720" table:style-name="ce1">
            <text:p>1720</text:p>
          </table:table-cell>
          <table:table-cell office:value-type="string" table:style-name="ce1">
            <text:p>Success</text:p>
          </table:table-cell>
          <table:table-cell office:value-type="float" office:value="106191" table:style-name="ce1">
            <text:p>106191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2H35M15.144S" table:style-name="ce2">
            <text:p>35:15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729" table:style-name="ce1">
            <text:p>1729</text:p>
          </table:table-cell>
          <table:table-cell office:value-type="string" table:style-name="ce1">
            <text:p>Success</text:p>
          </table:table-cell>
          <table:table-cell office:value-type="float" office:value="106191" table:style-name="ce1">
            <text:p>106191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2H35M15.718S" table:style-name="ce2">
            <text:p>35:15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233" table:style-name="ce1">
            <text:p>1233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2H35M15.061S" table:style-name="ce2">
            <text:p>35:15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331" table:style-name="ce1">
            <text:p>2331</text:p>
          </table:table-cell>
          <table:table-cell office:value-type="string" table:style-name="ce1">
            <text:p>Success</text:p>
          </table:table-cell>
          <table:table-cell office:value-type="float" office:value="109480" table:style-name="ce1">
            <text:p>109480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2H35M14.937S" table:style-name="ce2">
            <text:p>35:14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065" table:style-name="ce1">
            <text:p>3065</text:p>
          </table:table-cell>
          <table:table-cell office:value-type="string" table:style-name="ce1">
            <text:p>Success</text:p>
          </table:table-cell>
          <table:table-cell office:value-type="float" office:value="125912" table:style-name="ce1">
            <text:p>125912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2H35M14.785S" table:style-name="ce2">
            <text:p>35:14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244" table:style-name="ce1">
            <text:p>3244</text:p>
          </table:table-cell>
          <table:table-cell office:value-type="string" table:style-name="ce1">
            <text:p>Success</text:p>
          </table:table-cell>
          <table:table-cell office:value-type="float" office:value="129253" table:style-name="ce1">
            <text:p>129253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2H35M14.832S" table:style-name="ce2">
            <text:p>35:14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232" table:style-name="ce1">
            <text:p>3232</text:p>
          </table:table-cell>
          <table:table-cell office:value-type="string" table:style-name="ce1">
            <text:p>Success</text:p>
          </table:table-cell>
          <table:table-cell office:value-type="float" office:value="129196" table:style-name="ce1">
            <text:p>129196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2H35M14.894S" table:style-name="ce2">
            <text:p>35:14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174" table:style-name="ce1">
            <text:p>3174</text:p>
          </table:table-cell>
          <table:table-cell office:value-type="string" table:style-name="ce1">
            <text:p>Success</text:p>
          </table:table-cell>
          <table:table-cell office:value-type="float" office:value="129196" table:style-name="ce1">
            <text:p>129196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2H35M14.746S" table:style-name="ce2">
            <text:p>35:14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351" table:style-name="ce1">
            <text:p>3351</text:p>
          </table:table-cell>
          <table:table-cell office:value-type="string" table:style-name="ce1">
            <text:p>Success</text:p>
          </table:table-cell>
          <table:table-cell office:value-type="float" office:value="129196" table:style-name="ce1">
            <text:p>129196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2H35M14.829S" table:style-name="ce2">
            <text:p>35:14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277" table:style-name="ce1">
            <text:p>3277</text:p>
          </table:table-cell>
          <table:table-cell office:value-type="string" table:style-name="ce1">
            <text:p>Success</text:p>
          </table:table-cell>
          <table:table-cell office:value-type="float" office:value="129198" table:style-name="ce1">
            <text:p>129198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2H35M14.944S" table:style-name="ce2">
            <text:p>35:14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189" table:style-name="ce1">
            <text:p>3189</text:p>
          </table:table-cell>
          <table:table-cell office:value-type="string" table:style-name="ce1">
            <text:p>Success</text:p>
          </table:table-cell>
          <table:table-cell office:value-type="float" office:value="129196" table:style-name="ce1">
            <text:p>129196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2H35M15.525S" table:style-name="ce2">
            <text:p>35:15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2628" table:style-name="ce1">
            <text:p>2628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2H35M15.294S" table:style-name="ce2">
            <text:p>35:15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978" table:style-name="ce1">
            <text:p>2978</text:p>
          </table:table-cell>
          <table:table-cell office:value-type="string" table:style-name="ce1">
            <text:p>Success</text:p>
          </table:table-cell>
          <table:table-cell office:value-type="float" office:value="129234" table:style-name="ce1">
            <text:p>129234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2H35M15.174S" table:style-name="ce2">
            <text:p>35:15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170" table:style-name="ce1">
            <text:p>3170</text:p>
          </table:table-cell>
          <table:table-cell office:value-type="string" table:style-name="ce1">
            <text:p>Success</text:p>
          </table:table-cell>
          <table:table-cell office:value-type="float" office:value="129235" table:style-name="ce1">
            <text:p>129235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2H35M15.463S" table:style-name="ce2">
            <text:p>35:15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2990" table:style-name="ce1">
            <text:p>2990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2H35M15.661S" table:style-name="ce2">
            <text:p>35:15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257" table:style-name="ce1">
            <text:p>3257</text:p>
          </table:table-cell>
          <table:table-cell office:value-type="string" table:style-name="ce1">
            <text:p>Success</text:p>
          </table:table-cell>
          <table:table-cell office:value-type="float" office:value="132642" table:style-name="ce1">
            <text:p>132642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2H35M15.541S" table:style-name="ce2">
            <text:p>35:15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397" table:style-name="ce1">
            <text:p>3397</text:p>
          </table:table-cell>
          <table:table-cell office:value-type="string" table:style-name="ce1">
            <text:p>Success</text:p>
          </table:table-cell>
          <table:table-cell office:value-type="float" office:value="135771" table:style-name="ce1">
            <text:p>135771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2H35M19.302S" table:style-name="ce2">
            <text:p>35:19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2H35M15.535S" table:style-name="ce2">
            <text:p>35:15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853" table:style-name="ce1">
            <text:p>3853</text:p>
          </table:table-cell>
          <table:table-cell office:value-type="string" table:style-name="ce1">
            <text:p>Success</text:p>
          </table:table-cell>
          <table:table-cell office:value-type="float" office:value="139056" table:style-name="ce1">
            <text:p>139056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2H35M19.514S" table:style-name="ce2">
            <text:p>35:19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2H35M19.818S" table:style-name="ce2">
            <text:p>35:19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2H35M15.318S" table:style-name="ce2">
            <text:p>35:15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761" table:style-name="ce1">
            <text:p>4761</text:p>
          </table:table-cell>
          <table:table-cell office:value-type="string" table:style-name="ce1">
            <text:p>Success</text:p>
          </table:table-cell>
          <table:table-cell office:value-type="float" office:value="142430" table:style-name="ce1">
            <text:p>142430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2H35M15.503S" table:style-name="ce2">
            <text:p>35:15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660" table:style-name="ce1">
            <text:p>4660</text:p>
          </table:table-cell>
          <table:table-cell office:value-type="string" table:style-name="ce1">
            <text:p>Success</text:p>
          </table:table-cell>
          <table:table-cell office:value-type="float" office:value="152293" table:style-name="ce1">
            <text:p>152293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2H35M15.446S" table:style-name="ce2">
            <text:p>35:15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733" table:style-name="ce1">
            <text:p>4733</text:p>
          </table:table-cell>
          <table:table-cell office:value-type="string" table:style-name="ce1">
            <text:p>Success</text:p>
          </table:table-cell>
          <table:table-cell office:value-type="float" office:value="152201" table:style-name="ce1">
            <text:p>152201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2H35M15.471S" table:style-name="ce2">
            <text:p>35:15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732" table:style-name="ce1">
            <text:p>4732</text:p>
          </table:table-cell>
          <table:table-cell office:value-type="string" table:style-name="ce1">
            <text:p>Success</text:p>
          </table:table-cell>
          <table:table-cell office:value-type="float" office:value="152201" table:style-name="ce1">
            <text:p>152201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2H35M15.517S" table:style-name="ce2">
            <text:p>35:15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690" table:style-name="ce1">
            <text:p>4690</text:p>
          </table:table-cell>
          <table:table-cell office:value-type="string" table:style-name="ce1">
            <text:p>Success</text:p>
          </table:table-cell>
          <table:table-cell office:value-type="float" office:value="152201" table:style-name="ce1">
            <text:p>152201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2H35M15.444S" table:style-name="ce2">
            <text:p>35:15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764" table:style-name="ce1">
            <text:p>4764</text:p>
          </table:table-cell>
          <table:table-cell office:value-type="string" table:style-name="ce1">
            <text:p>Success</text:p>
          </table:table-cell>
          <table:table-cell office:value-type="float" office:value="152203" table:style-name="ce1">
            <text:p>152203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2H35M18.384S" table:style-name="ce2">
            <text:p>35:18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826" table:style-name="ce1">
            <text:p>1826</text:p>
          </table:table-cell>
          <table:table-cell office:value-type="string" table:style-name="ce1">
            <text:p>Success</text:p>
          </table:table-cell>
          <table:table-cell office:value-type="float" office:value="152385" table:style-name="ce1">
            <text:p>152385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2H35M20.281S" table:style-name="ce2">
            <text:p>35:20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2H35M17.339S" table:style-name="ce2">
            <text:p>35:17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016" table:style-name="ce1">
            <text:p>3016</text:p>
          </table:table-cell>
          <table:table-cell office:value-type="string" table:style-name="ce1">
            <text:p>Success</text:p>
          </table:table-cell>
          <table:table-cell office:value-type="float" office:value="152385" table:style-name="ce1">
            <text:p>152385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2H35M15.603S" table:style-name="ce2">
            <text:p>35:15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752" table:style-name="ce1">
            <text:p>4752</text:p>
          </table:table-cell>
          <table:table-cell office:value-type="string" table:style-name="ce1">
            <text:p>Success</text:p>
          </table:table-cell>
          <table:table-cell office:value-type="float" office:value="152269" table:style-name="ce1">
            <text:p>152269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2H35M20.427S" table:style-name="ce2">
            <text:p>35:20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2H35M4.933S" table:style-name="ce2">
            <text:p>35:04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5611" table:style-name="ce1">
            <text:p>15611</text:p>
          </table:table-cell>
          <table:table-cell office:value-type="string" table:style-name="ce1">
            <text:p>Success</text:p>
          </table:table-cell>
          <table:table-cell office:value-type="float" office:value="166372" table:style-name="ce1">
            <text:p>166372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2H35M14.564S" table:style-name="ce2">
            <text:p>35:14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041" table:style-name="ce1">
            <text:p>6041</text:p>
          </table:table-cell>
          <table:table-cell office:value-type="string" table:style-name="ce1">
            <text:p>Success</text:p>
          </table:table-cell>
          <table:table-cell office:value-type="float" office:value="100724" table:style-name="ce1">
            <text:p>100724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2H35M20.609S" table:style-name="ce2">
            <text:p>35:20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2H35M20.628S" table:style-name="ce2">
            <text:p>35:20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2H35M20.672S" table:style-name="ce2">
            <text:p>35:20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2H35M20.921S" table:style-name="ce2">
            <text:p>35:20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2H35M20.967S" table:style-name="ce2">
            <text:p>35:21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2H35M20.988S" table:style-name="ce2">
            <text:p>35:21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2H35M21.293S" table:style-name="ce2">
            <text:p>35:21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2H35M16.676S" table:style-name="ce2">
            <text:p>35:16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660" table:style-name="ce1">
            <text:p>4660</text:p>
          </table:table-cell>
          <table:table-cell office:value-type="string" table:style-name="ce1">
            <text:p>Success</text:p>
          </table:table-cell>
          <table:table-cell office:value-type="float" office:value="155488" table:style-name="ce1">
            <text:p>155488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2H35M21.351S" table:style-name="ce2">
            <text:p>35:21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2H35M21.389S" table:style-name="ce2">
            <text:p>35:21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2H35M21.465S" table:style-name="ce2">
            <text:p>35:21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2H35M18.933S" table:style-name="ce2">
            <text:p>35:18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721" table:style-name="ce1">
            <text:p>2721</text:p>
          </table:table-cell>
          <table:table-cell office:value-type="string" table:style-name="ce1">
            <text:p>Success</text:p>
          </table:table-cell>
          <table:table-cell office:value-type="float" office:value="155678" table:style-name="ce1">
            <text:p>155678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2H35M21.645S" table:style-name="ce2">
            <text:p>35:21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2H35M21.734S" table:style-name="ce2">
            <text:p>35:21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2H35M21.923S" table:style-name="ce2">
            <text:p>35:21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2H35M21.947S" table:style-name="ce2">
            <text:p>35:21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2H35M22.003S" table:style-name="ce2">
            <text:p>35:22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2H35M20.832S" table:style-name="ce2">
            <text:p>35:20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381" table:style-name="ce1">
            <text:p>1381</text:p>
          </table:table-cell>
          <table:table-cell office:value-type="string" table:style-name="ce1">
            <text:p>Success</text:p>
          </table:table-cell>
          <table:table-cell office:value-type="float" office:value="158775" table:style-name="ce1">
            <text:p>158775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2H35M22.206S" table:style-name="ce2">
            <text:p>35:22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2H35M22.248S" table:style-name="ce2">
            <text:p>35:22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2H35M22.636S" table:style-name="ce2">
            <text:p>35:22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2H35M22.651S" table:style-name="ce2">
            <text:p>35:22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3600" table:style-name="ce1">
            <text:p>3600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2H35M15.307S" table:style-name="ce2">
            <text:p>35:15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7448" table:style-name="ce1">
            <text:p>7448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2H35M15.036S" table:style-name="ce2">
            <text:p>35:15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7725" table:style-name="ce1">
            <text:p>7725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2H35M15.046S" table:style-name="ce2">
            <text:p>35:15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7730" table:style-name="ce1">
            <text:p>7730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2H35M22.792S" table:style-name="ce2">
            <text:p>35:22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2H35M23.132S" table:style-name="ce2">
            <text:p>35:23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2H35M15.525S" table:style-name="ce2">
            <text:p>35:15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7656" table:style-name="ce1">
            <text:p>7656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2H35M23.031S" table:style-name="ce2">
            <text:p>35:23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17" table:style-name="ce1">
            <text:p>917</text:p>
          </table:table-cell>
          <table:table-cell office:value-type="string" table:style-name="ce1">
            <text:p>Success</text:p>
          </table:table-cell>
          <table:table-cell office:value-type="float" office:value="158771" table:style-name="ce1">
            <text:p>158771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2H35M22.974S" table:style-name="ce2">
            <text:p>35:23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Success</text:p>
          </table:table-cell>
          <table:table-cell office:value-type="float" office:value="162058" table:style-name="ce1">
            <text:p>162058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2H35M23.064S" table:style-name="ce2">
            <text:p>35:23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Success</text:p>
          </table:table-cell>
          <table:table-cell office:value-type="float" office:value="162060" table:style-name="ce1">
            <text:p>162060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2H35M13.540S" table:style-name="ce2">
            <text:p>35:13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0604" table:style-name="ce1">
            <text:p>10604</text:p>
          </table:table-cell>
          <table:table-cell office:value-type="string" table:style-name="ce1">
            <text:p>Success</text:p>
          </table:table-cell>
          <table:table-cell office:value-type="float" office:value="115524" table:style-name="ce1">
            <text:p>115524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2H35M14.345S" table:style-name="ce2">
            <text:p>35:14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9809" table:style-name="ce1">
            <text:p>9809</text:p>
          </table:table-cell>
          <table:table-cell office:value-type="string" table:style-name="ce1">
            <text:p>Success</text:p>
          </table:table-cell>
          <table:table-cell office:value-type="float" office:value="115524" table:style-name="ce1">
            <text:p>115524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2H35M13.301S" table:style-name="ce2">
            <text:p>35:13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0896" table:style-name="ce1">
            <text:p>10896</text:p>
          </table:table-cell>
          <table:table-cell office:value-type="string" table:style-name="ce1">
            <text:p>Success</text:p>
          </table:table-cell>
          <table:table-cell office:value-type="float" office:value="114550" table:style-name="ce1">
            <text:p>114550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2H35M18.318S" table:style-name="ce2">
            <text:p>35:18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5944" table:style-name="ce1">
            <text:p>5944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2H35M20.321S" table:style-name="ce2">
            <text:p>35:20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3949" table:style-name="ce1">
            <text:p>3949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2H35M16.607S" table:style-name="ce2">
            <text:p>35:16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7688" table:style-name="ce1">
            <text:p>7688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2H35M19.807S" table:style-name="ce2">
            <text:p>35:19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4612" table:style-name="ce1">
            <text:p>4612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2H35M20.470S" table:style-name="ce2">
            <text:p>35:20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4003" table:style-name="ce1">
            <text:p>4003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2H35M14.979S" table:style-name="ce2">
            <text:p>35:15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9499" table:style-name="ce1">
            <text:p>9499</text:p>
          </table:table-cell>
          <table:table-cell office:value-type="string" table:style-name="ce1">
            <text:p>Success</text:p>
          </table:table-cell>
          <table:table-cell office:value-type="float" office:value="115618" table:style-name="ce1">
            <text:p>115618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2H35M14.800S" table:style-name="ce2">
            <text:p>35:14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9718" table:style-name="ce1">
            <text:p>9718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2H35M18.594S" table:style-name="ce2">
            <text:p>35:18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5930" table:style-name="ce1">
            <text:p>5930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2H35M20.622S" table:style-name="ce2">
            <text:p>35:20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3920" table:style-name="ce1">
            <text:p>3920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2H35M18.375S" table:style-name="ce2">
            <text:p>35:18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234" table:style-name="ce1">
            <text:p>6234</text:p>
          </table:table-cell>
          <table:table-cell office:value-type="string" table:style-name="ce1">
            <text:p>Success</text:p>
          </table:table-cell>
          <table:table-cell office:value-type="float" office:value="115618" table:style-name="ce1">
            <text:p>115618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2H35M16.065S" table:style-name="ce2">
            <text:p>35:16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8553" table:style-name="ce1">
            <text:p>8553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2H35M18.323S" table:style-name="ce2">
            <text:p>35:18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6316" table:style-name="ce1">
            <text:p>6316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2H35M16.229S" table:style-name="ce2">
            <text:p>35:16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8412" table:style-name="ce1">
            <text:p>8412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2H35M18.363S" table:style-name="ce2">
            <text:p>35:18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281" table:style-name="ce1">
            <text:p>6281</text:p>
          </table:table-cell>
          <table:table-cell office:value-type="string" table:style-name="ce1">
            <text:p>Success</text:p>
          </table:table-cell>
          <table:table-cell office:value-type="float" office:value="115618" table:style-name="ce1">
            <text:p>115618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2H35M18.559S" table:style-name="ce2">
            <text:p>35:18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6088" table:style-name="ce1">
            <text:p>6088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2H35M20.535S" table:style-name="ce2">
            <text:p>35:20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4117" table:style-name="ce1">
            <text:p>4117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2H35M22.650S" table:style-name="ce2">
            <text:p>35:22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2H35M16.631S" table:style-name="ce2">
            <text:p>35:16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8032" table:style-name="ce1">
            <text:p>8032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2H35M17.252S" table:style-name="ce2">
            <text:p>35:17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7417" table:style-name="ce1">
            <text:p>7417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2H35M18.430S" table:style-name="ce2">
            <text:p>35:18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6240" table:style-name="ce1">
            <text:p>6240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2H35M16.138S" table:style-name="ce2">
            <text:p>35:16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537" table:style-name="ce1">
            <text:p>8537</text:p>
          </table:table-cell>
          <table:table-cell office:value-type="string" table:style-name="ce1">
            <text:p>Success</text:p>
          </table:table-cell>
          <table:table-cell office:value-type="float" office:value="115618" table:style-name="ce1">
            <text:p>115618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2H35M17.218S" table:style-name="ce2">
            <text:p>35:17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7459" table:style-name="ce1">
            <text:p>7459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2H35M15.393S" table:style-name="ce2">
            <text:p>35:15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9285" table:style-name="ce1">
            <text:p>9285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2H35M16.457S" table:style-name="ce2">
            <text:p>35:16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8235" table:style-name="ce1">
            <text:p>8235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2H35M15.587S" table:style-name="ce2">
            <text:p>35:15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9112" table:style-name="ce1">
            <text:p>9112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2H35M15.229S" table:style-name="ce2">
            <text:p>35:15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9471" table:style-name="ce1">
            <text:p>9471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2H35M18.510S" table:style-name="ce2">
            <text:p>35:18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6200" table:style-name="ce1">
            <text:p>6200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2H35M15.020S" table:style-name="ce2">
            <text:p>35:15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9693" table:style-name="ce1">
            <text:p>9693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2H35M20.582S" table:style-name="ce2">
            <text:p>35:20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4194" table:style-name="ce1">
            <text:p>4194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2H35M20.302S" table:style-name="ce2">
            <text:p>35:20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4480" table:style-name="ce1">
            <text:p>4480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2H35M15.877S" table:style-name="ce2">
            <text:p>35:15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9039" table:style-name="ce1">
            <text:p>9039</text:p>
          </table:table-cell>
          <table:table-cell office:value-type="string" table:style-name="ce1">
            <text:p>Success</text:p>
          </table:table-cell>
          <table:table-cell office:value-type="float" office:value="115618" table:style-name="ce1">
            <text:p>115618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2H35M15.953S" table:style-name="ce2">
            <text:p>35:16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9009" table:style-name="ce1">
            <text:p>9009</text:p>
          </table:table-cell>
          <table:table-cell office:value-type="string" table:style-name="ce1">
            <text:p>Success</text:p>
          </table:table-cell>
          <table:table-cell office:value-type="float" office:value="115618" table:style-name="ce1">
            <text:p>115618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2H35M22.210S" table:style-name="ce2">
            <text:p>35:22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2826" table:style-name="ce1">
            <text:p>2826</text:p>
          </table:table-cell>
          <table:table-cell office:value-type="string" table:style-name="ce1">
            <text:p>Success</text:p>
          </table:table-cell>
          <table:table-cell office:value-type="float" office:value="139295" table:style-name="ce1">
            <text:p>139295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2H35M15.063S" table:style-name="ce2">
            <text:p>35:15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9991" table:style-name="ce1">
            <text:p>9991</text:p>
          </table:table-cell>
          <table:table-cell office:value-type="string" table:style-name="ce1">
            <text:p>Success</text:p>
          </table:table-cell>
          <table:table-cell office:value-type="float" office:value="115617" table:style-name="ce1">
            <text:p>115617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2H35M16.705S" table:style-name="ce2">
            <text:p>35:16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8402" table:style-name="ce1">
            <text:p>8402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2H35M15.707S" table:style-name="ce2">
            <text:p>35:15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9408" table:style-name="ce1">
            <text:p>9408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2H35M19.222S" table:style-name="ce2">
            <text:p>35:19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5915" table:style-name="ce1">
            <text:p>5915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2H35M15.532S" table:style-name="ce2">
            <text:p>35:15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9680" table:style-name="ce1">
            <text:p>9680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2H35M24.557S" table:style-name="ce2">
            <text:p>35:24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Success</text:p>
          </table:table-cell>
          <table:table-cell office:value-type="float" office:value="120911" table:style-name="ce1">
            <text:p>120911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2H35M21.815S" table:style-name="ce2">
            <text:p>35:21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3479" table:style-name="ce1">
            <text:p>3479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2H35M24.786S" table:style-name="ce2">
            <text:p>35:24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Success</text:p>
          </table:table-cell>
          <table:table-cell office:value-type="float" office:value="99798" table:style-name="ce1">
            <text:p>99798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2H35M24.462S" table:style-name="ce2">
            <text:p>35:24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Success</text:p>
          </table:table-cell>
          <table:table-cell office:value-type="float" office:value="99798" table:style-name="ce1">
            <text:p>99798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2H35M24.770S" table:style-name="ce2">
            <text:p>35:24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Success</text:p>
          </table:table-cell>
          <table:table-cell office:value-type="float" office:value="99798" table:style-name="ce1">
            <text:p>99798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2H35M24.729S" table:style-name="ce2">
            <text:p>35:24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Success</text:p>
          </table:table-cell>
          <table:table-cell office:value-type="float" office:value="120911" table:style-name="ce1">
            <text:p>120911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2H35M24.519S" table:style-name="ce2">
            <text:p>35:24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831" table:style-name="ce1">
            <text:p>831</text:p>
          </table:table-cell>
          <table:table-cell office:value-type="string" table:style-name="ce1">
            <text:p>Success</text:p>
          </table:table-cell>
          <table:table-cell office:value-type="float" office:value="120911" table:style-name="ce1">
            <text:p>120911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2H35M20.489S" table:style-name="ce2">
            <text:p>35:20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4876" table:style-name="ce1">
            <text:p>4876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2H35M24.577S" table:style-name="ce2">
            <text:p>35:24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Success</text:p>
          </table:table-cell>
          <table:table-cell office:value-type="float" office:value="114064" table:style-name="ce1">
            <text:p>114064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2H35M24.375S" table:style-name="ce2">
            <text:p>35:24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040" table:style-name="ce1">
            <text:p>1040</text:p>
          </table:table-cell>
          <table:table-cell office:value-type="string" table:style-name="ce1">
            <text:p>Success</text:p>
          </table:table-cell>
          <table:table-cell office:value-type="float" office:value="117128" table:style-name="ce1">
            <text:p>117128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2H35M25.376S" table:style-name="ce2">
            <text:p>35:25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2H35M24.557S" table:style-name="ce2">
            <text:p>35:24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04" table:style-name="ce1">
            <text:p>904</text:p>
          </table:table-cell>
          <table:table-cell office:value-type="string" table:style-name="ce1">
            <text:p>Success</text:p>
          </table:table-cell>
          <table:table-cell office:value-type="float" office:value="120911" table:style-name="ce1">
            <text:p>120911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2H35M15.354S" table:style-name="ce2">
            <text:p>35:15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0126" table:style-name="ce1">
            <text:p>10126</text:p>
          </table:table-cell>
          <table:table-cell office:value-type="string" table:style-name="ce1">
            <text:p>Success</text:p>
          </table:table-cell>
          <table:table-cell office:value-type="float" office:value="120911" table:style-name="ce1">
            <text:p>120911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2H35M25.612S" table:style-name="ce2">
            <text:p>35:25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2H35M24.980S" table:style-name="ce2">
            <text:p>35:25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Success</text:p>
          </table:table-cell>
          <table:table-cell office:value-type="float" office:value="120911" table:style-name="ce1">
            <text:p>120911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2H35M25.748S" table:style-name="ce2">
            <text:p>35:25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2H35M25.716S" table:style-name="ce2">
            <text:p>35:25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2H35M25.018S" table:style-name="ce2">
            <text:p>35:25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947" table:style-name="ce1">
            <text:p>947</text:p>
          </table:table-cell>
          <table:table-cell office:value-type="string" table:style-name="ce1">
            <text:p>Success</text:p>
          </table:table-cell>
          <table:table-cell office:value-type="float" office:value="120911" table:style-name="ce1">
            <text:p>120911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2H35M25.746S" table:style-name="ce2">
            <text:p>35:25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2H35M25.336S" table:style-name="ce2">
            <text:p>35:25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2H35M25.015S" table:style-name="ce2">
            <text:p>35:25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995" table:style-name="ce1">
            <text:p>995</text:p>
          </table:table-cell>
          <table:table-cell office:value-type="string" table:style-name="ce1">
            <text:p>Success</text:p>
          </table:table-cell>
          <table:table-cell office:value-type="float" office:value="120911" table:style-name="ce1">
            <text:p>120911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2H35M25.907S" table:style-name="ce2">
            <text:p>35:25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2H35M24.865S" table:style-name="ce2">
            <text:p>35:24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196" table:style-name="ce1">
            <text:p>1196</text:p>
          </table:table-cell>
          <table:table-cell office:value-type="string" table:style-name="ce1">
            <text:p>Success</text:p>
          </table:table-cell>
          <table:table-cell office:value-type="float" office:value="114064" table:style-name="ce1">
            <text:p>114064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2H35M25.018S" table:style-name="ce2">
            <text:p>35:25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072" table:style-name="ce1">
            <text:p>1072</text:p>
          </table:table-cell>
          <table:table-cell office:value-type="string" table:style-name="ce1">
            <text:p>Success</text:p>
          </table:table-cell>
          <table:table-cell office:value-type="float" office:value="120911" table:style-name="ce1">
            <text:p>120911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2H35M26.058S" table:style-name="ce2">
            <text:p>35:26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2H35M25.089S" table:style-name="ce2">
            <text:p>35:25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053" table:style-name="ce1">
            <text:p>1053</text:p>
          </table:table-cell>
          <table:table-cell office:value-type="string" table:style-name="ce1">
            <text:p>Success</text:p>
          </table:table-cell>
          <table:table-cell office:value-type="float" office:value="99798" table:style-name="ce1">
            <text:p>99798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2H35M25.033S" table:style-name="ce2">
            <text:p>35:25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Success</text:p>
          </table:table-cell>
          <table:table-cell office:value-type="float" office:value="120908" table:style-name="ce1">
            <text:p>120908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2H35M25.342S" table:style-name="ce2">
            <text:p>35:25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857" table:style-name="ce1">
            <text:p>857</text:p>
          </table:table-cell>
          <table:table-cell office:value-type="string" table:style-name="ce1">
            <text:p>Success</text:p>
          </table:table-cell>
          <table:table-cell office:value-type="float" office:value="120911" table:style-name="ce1">
            <text:p>120911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2H35M25.048S" table:style-name="ce2">
            <text:p>35:25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Success</text:p>
          </table:table-cell>
          <table:table-cell office:value-type="float" office:value="120908" table:style-name="ce1">
            <text:p>120908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2H35M26.169S" table:style-name="ce2">
            <text:p>35:26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2H35M24.988S" table:style-name="ce2">
            <text:p>35:25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319" table:style-name="ce1">
            <text:p>1319</text:p>
          </table:table-cell>
          <table:table-cell office:value-type="string" table:style-name="ce1">
            <text:p>Success</text:p>
          </table:table-cell>
          <table:table-cell office:value-type="float" office:value="99798" table:style-name="ce1">
            <text:p>99798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2H35M25.066S" table:style-name="ce2">
            <text:p>35:25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249" table:style-name="ce1">
            <text:p>1249</text:p>
          </table:table-cell>
          <table:table-cell office:value-type="string" table:style-name="ce1">
            <text:p>Success</text:p>
          </table:table-cell>
          <table:table-cell office:value-type="float" office:value="120908" table:style-name="ce1">
            <text:p>120908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2H35M25.226S" table:style-name="ce2">
            <text:p>35:25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094" table:style-name="ce1">
            <text:p>1094</text:p>
          </table:table-cell>
          <table:table-cell office:value-type="string" table:style-name="ce1">
            <text:p>Success</text:p>
          </table:table-cell>
          <table:table-cell office:value-type="float" office:value="114064" table:style-name="ce1">
            <text:p>114064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2H35M25.578S" table:style-name="ce2">
            <text:p>35:25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44" table:style-name="ce1">
            <text:p>74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2H35M25.143S" table:style-name="ce2">
            <text:p>35:25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Success</text:p>
          </table:table-cell>
          <table:table-cell office:value-type="float" office:value="99798" table:style-name="ce1">
            <text:p>99798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2H35M26.213S" table:style-name="ce2">
            <text:p>35:26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2H35M25.555S" table:style-name="ce2">
            <text:p>35:25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Success</text:p>
          </table:table-cell>
          <table:table-cell office:value-type="float" office:value="120911" table:style-name="ce1">
            <text:p>120911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2H35M26.312S" table:style-name="ce2">
            <text:p>35:26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2H35M25.470S" table:style-name="ce2">
            <text:p>35:25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Success</text:p>
          </table:table-cell>
          <table:table-cell office:value-type="float" office:value="120911" table:style-name="ce1">
            <text:p>120911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2H35M26.263S" table:style-name="ce2">
            <text:p>35:26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2H35M26.345S" table:style-name="ce2">
            <text:p>35:26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2H35M24.931S" table:style-name="ce2">
            <text:p>35:24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557" table:style-name="ce1">
            <text:p>1557</text:p>
          </table:table-cell>
          <table:table-cell office:value-type="string" table:style-name="ce1">
            <text:p>Success</text:p>
          </table:table-cell>
          <table:table-cell office:value-type="float" office:value="120911" table:style-name="ce1">
            <text:p>120911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2H35M13.313S" table:style-name="ce2">
            <text:p>35:13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3180" table:style-name="ce1">
            <text:p>13180</text:p>
          </table:table-cell>
          <table:table-cell office:value-type="string" table:style-name="ce1">
            <text:p>Success</text:p>
          </table:table-cell>
          <table:table-cell office:value-type="float" office:value="202732" table:style-name="ce1">
            <text:p>202732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2H35M26.289S" table:style-name="ce2">
            <text:p>35:26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2H35M25.635S" table:style-name="ce2">
            <text:p>35:25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2H35M26.481S" table:style-name="ce2">
            <text:p>35:26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2H35M26.497S" table:style-name="ce2">
            <text:p>35:26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2H35M26.576S" table:style-name="ce2">
            <text:p>35:26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2H35M25.661S" table:style-name="ce2">
            <text:p>35:25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008" table:style-name="ce1">
            <text:p>100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2H35M26.603S" table:style-name="ce2">
            <text:p>35:26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2H35M26.603S" table:style-name="ce2">
            <text:p>35:26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2H35M26.770S" table:style-name="ce2">
            <text:p>35:26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2H35M26.445S" table:style-name="ce2">
            <text:p>35:26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2H35M26.781S" table:style-name="ce2">
            <text:p>35:26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2H35M26.861S" table:style-name="ce2">
            <text:p>35:26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2H35M26.578S" table:style-name="ce2">
            <text:p>35:26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2H35M26.962S" table:style-name="ce2">
            <text:p>35:27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2H35M26.978S" table:style-name="ce2">
            <text:p>35:27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2H35M26.873S" table:style-name="ce2">
            <text:p>35:26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2H35M26.841S" table:style-name="ce2">
            <text:p>35:26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2H35M26.477S" table:style-name="ce2">
            <text:p>35:26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769" table:style-name="ce1">
            <text:p>769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2H35M26.868S" table:style-name="ce2">
            <text:p>35:26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2H35M26.876S" table:style-name="ce2">
            <text:p>35:26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2H35M26.565S" table:style-name="ce2">
            <text:p>35:26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76" table:style-name="ce1">
            <text:p>77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2H35M27.181S" table:style-name="ce2">
            <text:p>35:27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2H35M27.205S" table:style-name="ce2">
            <text:p>35:27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2H35M27.317S" table:style-name="ce2">
            <text:p>35:27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2H35M27.406S" table:style-name="ce2">
            <text:p>35:27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2H35M23.558S" table:style-name="ce2">
            <text:p>35:23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023" table:style-name="ce1">
            <text:p>4023</text:p>
          </table:table-cell>
          <table:table-cell office:value-type="string" table:style-name="ce1">
            <text:p>Success</text:p>
          </table:table-cell>
          <table:table-cell office:value-type="float" office:value="165388" table:style-name="ce1">
            <text:p>165388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2H35M27.014S" table:style-name="ce2">
            <text:p>35:27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2H35M26.797S" table:style-name="ce2">
            <text:p>35:26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2H35M26.699S" table:style-name="ce2">
            <text:p>35:26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622" table:style-name="ce1">
            <text:p>162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2H35M18.254S" table:style-name="ce2">
            <text:p>35:18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0108" table:style-name="ce1">
            <text:p>10108</text:p>
          </table:table-cell>
          <table:table-cell office:value-type="string" table:style-name="ce1">
            <text:p>Success</text:p>
          </table:table-cell>
          <table:table-cell office:value-type="float" office:value="115618" table:style-name="ce1">
            <text:p>115618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2H35M28.226S" table:style-name="ce2">
            <text:p>35:28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306" table:style-name="ce1">
            <text:p>306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2H35M26.613S" table:style-name="ce2">
            <text:p>35:26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818" table:style-name="ce1">
            <text:p>181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2H35M28.380S" table:style-name="ce2">
            <text:p>35:28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306" table:style-name="ce1">
            <text:p>306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2H35M21.006S" table:style-name="ce2">
            <text:p>35:21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7535" table:style-name="ce1">
            <text:p>7535</text:p>
          </table:table-cell>
          <table:table-cell office:value-type="string" table:style-name="ce1">
            <text:p>Success</text:p>
          </table:table-cell>
          <table:table-cell office:value-type="float" office:value="139296" table:style-name="ce1">
            <text:p>139296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2H35M21.915S" table:style-name="ce2">
            <text:p>35:21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6838" table:style-name="ce1">
            <text:p>6838</text:p>
          </table:table-cell>
          <table:table-cell office:value-type="string" table:style-name="ce1">
            <text:p>Success</text:p>
          </table:table-cell>
          <table:table-cell office:value-type="float" office:value="139296" table:style-name="ce1">
            <text:p>139296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2H35M23.131S" table:style-name="ce2">
            <text:p>35:23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5837" table:style-name="ce1">
            <text:p>5837</text:p>
          </table:table-cell>
          <table:table-cell office:value-type="string" table:style-name="ce1">
            <text:p>Success</text:p>
          </table:table-cell>
          <table:table-cell office:value-type="float" office:value="121530" table:style-name="ce1">
            <text:p>121530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2H35M28.055S" table:style-name="ce2">
            <text:p>35:28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065" table:style-name="ce1">
            <text:p>1065</text:p>
          </table:table-cell>
          <table:table-cell office:value-type="string" table:style-name="ce1">
            <text:p>Success</text:p>
          </table:table-cell>
          <table:table-cell office:value-type="float" office:value="115622" table:style-name="ce1">
            <text:p>115622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2H35M28.815S" table:style-name="ce2">
            <text:p>35:28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2H35M28.033S" table:style-name="ce2">
            <text:p>35:28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276" table:style-name="ce1">
            <text:p>127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2H35M27.494S" table:style-name="ce2">
            <text:p>35:27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220" table:style-name="ce1">
            <text:p>222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2H35M27.311S" table:style-name="ce2">
            <text:p>35:27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530" table:style-name="ce1">
            <text:p>253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2H35M27.228S" table:style-name="ce2">
            <text:p>35:27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796" table:style-name="ce1">
            <text:p>279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2H35M29.509S" table:style-name="ce2">
            <text:p>35:29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2H35M24.917S" table:style-name="ce2">
            <text:p>35:24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305" table:style-name="ce1">
            <text:p>5305</text:p>
          </table:table-cell>
          <table:table-cell office:value-type="string" table:style-name="ce1">
            <text:p>Success</text:p>
          </table:table-cell>
          <table:table-cell office:value-type="float" office:value="171985" table:style-name="ce1">
            <text:p>171985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2H35M24.861S" table:style-name="ce2">
            <text:p>35:24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410" table:style-name="ce1">
            <text:p>5410</text:p>
          </table:table-cell>
          <table:table-cell office:value-type="string" table:style-name="ce1">
            <text:p>Success</text:p>
          </table:table-cell>
          <table:table-cell office:value-type="float" office:value="168701" table:style-name="ce1">
            <text:p>168701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2H35M25.020S" table:style-name="ce2">
            <text:p>35:25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660" table:style-name="ce1">
            <text:p>5660</text:p>
          </table:table-cell>
          <table:table-cell office:value-type="string" table:style-name="ce1">
            <text:p>Success</text:p>
          </table:table-cell>
          <table:table-cell office:value-type="float" office:value="175275" table:style-name="ce1">
            <text:p>175275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2H35M28.650S" table:style-name="ce2">
            <text:p>35:28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078" table:style-name="ce1">
            <text:p>207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2H35M28.630S" table:style-name="ce2">
            <text:p>35:28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329" table:style-name="ce1">
            <text:p>232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2H35M25.064S" table:style-name="ce2">
            <text:p>35:25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920" table:style-name="ce1">
            <text:p>5920</text:p>
          </table:table-cell>
          <table:table-cell office:value-type="string" table:style-name="ce1">
            <text:p>Success</text:p>
          </table:table-cell>
          <table:table-cell office:value-type="float" office:value="178560" table:style-name="ce1">
            <text:p>178560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2H35M25.137S" table:style-name="ce2">
            <text:p>35:25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088" table:style-name="ce1">
            <text:p>6088</text:p>
          </table:table-cell>
          <table:table-cell office:value-type="string" table:style-name="ce1">
            <text:p>Success</text:p>
          </table:table-cell>
          <table:table-cell office:value-type="float" office:value="181851" table:style-name="ce1">
            <text:p>181851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2H35M30.484S" table:style-name="ce2">
            <text:p>35:30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922" table:style-name="ce1">
            <text:p>92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2H35M25.444S" table:style-name="ce2">
            <text:p>35:25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054" table:style-name="ce1">
            <text:p>6054</text:p>
          </table:table-cell>
          <table:table-cell office:value-type="string" table:style-name="ce1">
            <text:p>Success</text:p>
          </table:table-cell>
          <table:table-cell office:value-type="float" office:value="185138" table:style-name="ce1">
            <text:p>185138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2H35M30.312S" table:style-name="ce2">
            <text:p>35:30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532" table:style-name="ce1">
            <text:p>153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2H35M30.291S" table:style-name="ce2">
            <text:p>35:30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733" table:style-name="ce1">
            <text:p>173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2H35M26.282S" table:style-name="ce2">
            <text:p>35:26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824" table:style-name="ce1">
            <text:p>5824</text:p>
          </table:table-cell>
          <table:table-cell office:value-type="string" table:style-name="ce1">
            <text:p>Success</text:p>
          </table:table-cell>
          <table:table-cell office:value-type="float" office:value="181997" table:style-name="ce1">
            <text:p>181997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2H35M29.929S" table:style-name="ce2">
            <text:p>35:29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207" table:style-name="ce1">
            <text:p>220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2H35M31.568S" table:style-name="ce2">
            <text:p>35:31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880" table:style-name="ce1">
            <text:p>88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2H35M26.865S" table:style-name="ce2">
            <text:p>35:26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842" table:style-name="ce1">
            <text:p>5842</text:p>
          </table:table-cell>
          <table:table-cell office:value-type="string" table:style-name="ce1">
            <text:p>Success</text:p>
          </table:table-cell>
          <table:table-cell office:value-type="float" office:value="181999" table:style-name="ce1">
            <text:p>181999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2H35M26.683S" table:style-name="ce2">
            <text:p>35:26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096" table:style-name="ce1">
            <text:p>6096</text:p>
          </table:table-cell>
          <table:table-cell office:value-type="string" table:style-name="ce1">
            <text:p>Success</text:p>
          </table:table-cell>
          <table:table-cell office:value-type="float" office:value="181999" table:style-name="ce1">
            <text:p>181999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2H35M26.829S" table:style-name="ce2">
            <text:p>35:26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984" table:style-name="ce1">
            <text:p>5984</text:p>
          </table:table-cell>
          <table:table-cell office:value-type="string" table:style-name="ce1">
            <text:p>Success</text:p>
          </table:table-cell>
          <table:table-cell office:value-type="float" office:value="181997" table:style-name="ce1">
            <text:p>181997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2H35M31.388S" table:style-name="ce2">
            <text:p>35:31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449" table:style-name="ce1">
            <text:p>144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2H35M27.460S" table:style-name="ce2">
            <text:p>35:27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388" table:style-name="ce1">
            <text:p>5388</text:p>
          </table:table-cell>
          <table:table-cell office:value-type="string" table:style-name="ce1">
            <text:p>Success</text:p>
          </table:table-cell>
          <table:table-cell office:value-type="float" office:value="181999" table:style-name="ce1">
            <text:p>181999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2H35M27.314S" table:style-name="ce2">
            <text:p>35:27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557" table:style-name="ce1">
            <text:p>5557</text:p>
          </table:table-cell>
          <table:table-cell office:value-type="string" table:style-name="ce1">
            <text:p>Success</text:p>
          </table:table-cell>
          <table:table-cell office:value-type="float" office:value="181997" table:style-name="ce1">
            <text:p>181997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2H35M26.608S" table:style-name="ce2">
            <text:p>35:26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6299" table:style-name="ce1">
            <text:p>6299</text:p>
          </table:table-cell>
          <table:table-cell office:value-type="string" table:style-name="ce1">
            <text:p>Success</text:p>
          </table:table-cell>
          <table:table-cell office:value-type="float" office:value="181997" table:style-name="ce1">
            <text:p>181997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2H35M27.447S" table:style-name="ce2">
            <text:p>35:27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478" table:style-name="ce1">
            <text:p>5478</text:p>
          </table:table-cell>
          <table:table-cell office:value-type="string" table:style-name="ce1">
            <text:p>Success</text:p>
          </table:table-cell>
          <table:table-cell office:value-type="float" office:value="181997" table:style-name="ce1">
            <text:p>181997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2H35M26.425S" table:style-name="ce2">
            <text:p>35:26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509" table:style-name="ce1">
            <text:p>6509</text:p>
          </table:table-cell>
          <table:table-cell office:value-type="string" table:style-name="ce1">
            <text:p>Success</text:p>
          </table:table-cell>
          <table:table-cell office:value-type="float" office:value="181997" table:style-name="ce1">
            <text:p>181997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2H35M32.923S" table:style-name="ce2">
            <text:p>35:32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2H35M27.792S" table:style-name="ce2">
            <text:p>35:27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5202" table:style-name="ce1">
            <text:p>5202</text:p>
          </table:table-cell>
          <table:table-cell office:value-type="string" table:style-name="ce1">
            <text:p>Success</text:p>
          </table:table-cell>
          <table:table-cell office:value-type="float" office:value="181997" table:style-name="ce1">
            <text:p>181997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2H35M32.966S" table:style-name="ce2">
            <text:p>35:33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2H35M27.481S" table:style-name="ce2">
            <text:p>35:27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568" table:style-name="ce1">
            <text:p>5568</text:p>
          </table:table-cell>
          <table:table-cell office:value-type="string" table:style-name="ce1">
            <text:p>Success</text:p>
          </table:table-cell>
          <table:table-cell office:value-type="float" office:value="181997" table:style-name="ce1">
            <text:p>181997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2H35M27.733S" table:style-name="ce2">
            <text:p>35:27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321" table:style-name="ce1">
            <text:p>5321</text:p>
          </table:table-cell>
          <table:table-cell office:value-type="string" table:style-name="ce1">
            <text:p>Success</text:p>
          </table:table-cell>
          <table:table-cell office:value-type="float" office:value="181997" table:style-name="ce1">
            <text:p>181997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2H35M31.046S" table:style-name="ce2">
            <text:p>35:31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178" table:style-name="ce1">
            <text:p>217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2H35M27.696S" table:style-name="ce2">
            <text:p>35:27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534" table:style-name="ce1">
            <text:p>5534</text:p>
          </table:table-cell>
          <table:table-cell office:value-type="string" table:style-name="ce1">
            <text:p>Success</text:p>
          </table:table-cell>
          <table:table-cell office:value-type="float" office:value="181997" table:style-name="ce1">
            <text:p>181997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2H35M27.471S" table:style-name="ce2">
            <text:p>35:27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762" table:style-name="ce1">
            <text:p>5762</text:p>
          </table:table-cell>
          <table:table-cell office:value-type="string" table:style-name="ce1">
            <text:p>Success</text:p>
          </table:table-cell>
          <table:table-cell office:value-type="float" office:value="181985" table:style-name="ce1">
            <text:p>181985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2H35M27.578S" table:style-name="ce2">
            <text:p>35:27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656" table:style-name="ce1">
            <text:p>5656</text:p>
          </table:table-cell>
          <table:table-cell office:value-type="string" table:style-name="ce1">
            <text:p>Success</text:p>
          </table:table-cell>
          <table:table-cell office:value-type="float" office:value="181997" table:style-name="ce1">
            <text:p>181997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2H35M27.422S" table:style-name="ce2">
            <text:p>35:27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813" table:style-name="ce1">
            <text:p>5813</text:p>
          </table:table-cell>
          <table:table-cell office:value-type="string" table:style-name="ce1">
            <text:p>Success</text:p>
          </table:table-cell>
          <table:table-cell office:value-type="float" office:value="181987" table:style-name="ce1">
            <text:p>181987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2H35M33.144S" table:style-name="ce2">
            <text:p>35:33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2H35M33.119S" table:style-name="ce2">
            <text:p>35:33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2H35M33.148S" table:style-name="ce2">
            <text:p>35:33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2H35M33.169S" table:style-name="ce2">
            <text:p>35:33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2H35M32.762S" table:style-name="ce2">
            <text:p>35:32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2H35M27.869S" table:style-name="ce2">
            <text:p>35:27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408" table:style-name="ce1">
            <text:p>5408</text:p>
          </table:table-cell>
          <table:table-cell office:value-type="string" table:style-name="ce1">
            <text:p>Success</text:p>
          </table:table-cell>
          <table:table-cell office:value-type="float" office:value="181969" table:style-name="ce1">
            <text:p>181969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2H35M33.254S" table:style-name="ce2">
            <text:p>35:33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2H35M33.299S" table:style-name="ce2">
            <text:p>35:33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2H35M33.299S" table:style-name="ce2">
            <text:p>35:33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2H35M33.304S" table:style-name="ce2">
            <text:p>35:33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2H35M32.386S" table:style-name="ce2">
            <text:p>35:32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2H35M33.371S" table:style-name="ce2">
            <text:p>35:33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2H35M33.408S" table:style-name="ce2">
            <text:p>35:33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2H35M32.272S" table:style-name="ce2">
            <text:p>35:32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2H35M33.414S" table:style-name="ce2">
            <text:p>35:33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2H35M32.165S" table:style-name="ce2">
            <text:p>35:32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362" table:style-name="ce1">
            <text:p>136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2H35M33.516S" table:style-name="ce2">
            <text:p>35:33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2H35M33.527S" table:style-name="ce2">
            <text:p>35:33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2H35M33.533S" table:style-name="ce2">
            <text:p>35:33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2H35M33.537S" table:style-name="ce2">
            <text:p>35:33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2H35M33.577S" table:style-name="ce2">
            <text:p>35:33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2H35M33.604S" table:style-name="ce2">
            <text:p>35:33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2H35M33.652S" table:style-name="ce2">
            <text:p>35:33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2H35M33.627S" table:style-name="ce2">
            <text:p>35:33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2H35M33.675S" table:style-name="ce2">
            <text:p>35:33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2H35M33.232S" table:style-name="ce2">
            <text:p>35:33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2H35M33.727S" table:style-name="ce2">
            <text:p>35:33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2H35M33.740S" table:style-name="ce2">
            <text:p>35:33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2H35M33.736S" table:style-name="ce2">
            <text:p>35:33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2H35M33.746S" table:style-name="ce2">
            <text:p>35:33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2H35M33.559S" table:style-name="ce2">
            <text:p>35:33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2H35M33.782S" table:style-name="ce2">
            <text:p>35:33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2H35M33.795S" table:style-name="ce2">
            <text:p>35:33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2H35M33.839S" table:style-name="ce2">
            <text:p>35:33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2H35M33.875S" table:style-name="ce2">
            <text:p>35:33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2H35M33.722S" table:style-name="ce2">
            <text:p>35:33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2H35M33.920S" table:style-name="ce2">
            <text:p>35:33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2H35M33.936S" table:style-name="ce2">
            <text:p>35:33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2H35M33.937S" table:style-name="ce2">
            <text:p>35:33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2H35M33.939S" table:style-name="ce2">
            <text:p>35:33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2H35M33.960S" table:style-name="ce2">
            <text:p>35:34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2H35M33.965S" table:style-name="ce2">
            <text:p>35:34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2H35M33.989S" table:style-name="ce2">
            <text:p>35:34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2H35M34.012S" table:style-name="ce2">
            <text:p>35:34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2H35M34.022S" table:style-name="ce2">
            <text:p>35:34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2H35M34.022S" table:style-name="ce2">
            <text:p>35:34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2H35M34.041S" table:style-name="ce2">
            <text:p>35:34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2H35M34.062S" table:style-name="ce2">
            <text:p>35:34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2H35M33.696S" table:style-name="ce2">
            <text:p>35:33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2H35M34.053S" table:style-name="ce2">
            <text:p>35:34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2H35M34.085S" table:style-name="ce2">
            <text:p>35:34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2H35M33.926S" table:style-name="ce2">
            <text:p>35:33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2H35M34.181S" table:style-name="ce2">
            <text:p>35:34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2H35M34.176S" table:style-name="ce2">
            <text:p>35:34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2H35M34.225S" table:style-name="ce2">
            <text:p>35:34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2H35M34.211S" table:style-name="ce2">
            <text:p>35:34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2H35M34.236S" table:style-name="ce2">
            <text:p>35:34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2H35M34.255S" table:style-name="ce2">
            <text:p>35:34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2H35M34.270S" table:style-name="ce2">
            <text:p>35:34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2H35M34.324S" table:style-name="ce2">
            <text:p>35:34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2H35M34.319S" table:style-name="ce2">
            <text:p>35:34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2H35M34.319S" table:style-name="ce2">
            <text:p>35:34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2H35M34.339S" table:style-name="ce2">
            <text:p>35:34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2H35M34.155S" table:style-name="ce2">
            <text:p>35:34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2H35M34.343S" table:style-name="ce2">
            <text:p>35:34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2H35M34.214S" table:style-name="ce2">
            <text:p>35:34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2H35M34.408S" table:style-name="ce2">
            <text:p>35:34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2H35M34.416S" table:style-name="ce2">
            <text:p>35:34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2H35M34.415S" table:style-name="ce2">
            <text:p>35:34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2H35M34.466S" table:style-name="ce2">
            <text:p>35:34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2H35M34.501S" table:style-name="ce2">
            <text:p>35:34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2H35M34.499S" table:style-name="ce2">
            <text:p>35:34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2H35M34.519S" table:style-name="ce2">
            <text:p>35:34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2H35M34.180S" table:style-name="ce2">
            <text:p>35:34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2H35M34.558S" table:style-name="ce2">
            <text:p>35:34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2H35M34.575S" table:style-name="ce2">
            <text:p>35:34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2H35M34.622S" table:style-name="ce2">
            <text:p>35:34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2H35M34.303S" table:style-name="ce2">
            <text:p>35:34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2H35M34.655S" table:style-name="ce2">
            <text:p>35:34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2H35M29.675S" table:style-name="ce2">
            <text:p>35:29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014" table:style-name="ce1">
            <text:p>5014</text:p>
          </table:table-cell>
          <table:table-cell office:value-type="string" table:style-name="ce1">
            <text:p>Success</text:p>
          </table:table-cell>
          <table:table-cell office:value-type="float" office:value="162254" table:style-name="ce1">
            <text:p>162254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2H35M34.645S" table:style-name="ce2">
            <text:p>35:34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2H35M34.650S" table:style-name="ce2">
            <text:p>35:34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2H35M34.726S" table:style-name="ce2">
            <text:p>35:34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2H35M34.716S" table:style-name="ce2">
            <text:p>35:34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2H35M34.682S" table:style-name="ce2">
            <text:p>35:34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2H35M34.724S" table:style-name="ce2">
            <text:p>35:34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2H35M34.720S" table:style-name="ce2">
            <text:p>35:34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2H35M34.551S" table:style-name="ce2">
            <text:p>35:34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2H35M34.801S" table:style-name="ce2">
            <text:p>35:34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2H35M34.790S" table:style-name="ce2">
            <text:p>35:34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2H35M34.686S" table:style-name="ce2">
            <text:p>35:34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2H35M34.937S" table:style-name="ce2">
            <text:p>35:34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2H35M34.973S" table:style-name="ce2">
            <text:p>35:35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2H35M34.894S" table:style-name="ce2">
            <text:p>35:34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2H35M35.089S" table:style-name="ce2">
            <text:p>35:35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2H35M35.063S" table:style-name="ce2">
            <text:p>35:35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2H35M34.983S" table:style-name="ce2">
            <text:p>35:35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2H35M35.217S" table:style-name="ce2">
            <text:p>35:35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2H35M35.225S" table:style-name="ce2">
            <text:p>35:35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2H35M33.653S" table:style-name="ce2">
            <text:p>35:33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850" table:style-name="ce1">
            <text:p>1850</text:p>
          </table:table-cell>
          <table:table-cell office:value-type="string" table:style-name="ce1">
            <text:p>Success</text:p>
          </table:table-cell>
          <table:table-cell office:value-type="float" office:value="152199" table:style-name="ce1">
            <text:p>152199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2H35M29.305S" table:style-name="ce2">
            <text:p>35:29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409" table:style-name="ce1">
            <text:p>6409</text:p>
          </table:table-cell>
          <table:table-cell office:value-type="string" table:style-name="ce1">
            <text:p>Success</text:p>
          </table:table-cell>
          <table:table-cell office:value-type="float" office:value="145802" table:style-name="ce1">
            <text:p>145802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2H35M34.916S" table:style-name="ce2">
            <text:p>35:34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774" table:style-name="ce1">
            <text:p>1774</text:p>
          </table:table-cell>
          <table:table-cell office:value-type="string" table:style-name="ce1">
            <text:p>Success</text:p>
          </table:table-cell>
          <table:table-cell office:value-type="float" office:value="139222" table:style-name="ce1">
            <text:p>139222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2H35M35.610S" table:style-name="ce2">
            <text:p>35:35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268" table:style-name="ce1">
            <text:p>1268</text:p>
          </table:table-cell>
          <table:table-cell office:value-type="string" table:style-name="ce1">
            <text:p>Success</text:p>
          </table:table-cell>
          <table:table-cell office:value-type="float" office:value="142339" table:style-name="ce1">
            <text:p>142339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2H35M23.536S" table:style-name="ce2">
            <text:p>35:23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13428" table:style-name="ce1">
            <text:p>13428</text:p>
          </table:table-cell>
          <table:table-cell office:value-type="string" table:style-name="ce1">
            <text:p>Success</text:p>
          </table:table-cell>
          <table:table-cell office:value-type="float" office:value="139277" table:style-name="ce1">
            <text:p>139277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2H35M35.236S" table:style-name="ce2">
            <text:p>35:35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125" table:style-name="ce1">
            <text:p>2125</text:p>
          </table:table-cell>
          <table:table-cell office:value-type="string" table:style-name="ce1">
            <text:p>Success</text:p>
          </table:table-cell>
          <table:table-cell office:value-type="float" office:value="139221" table:style-name="ce1">
            <text:p>139221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2H35M25.553S" table:style-name="ce2">
            <text:p>35:25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2263" table:style-name="ce1">
            <text:p>12263</text:p>
          </table:table-cell>
          <table:table-cell office:value-type="string" table:style-name="ce1">
            <text:p>Success</text:p>
          </table:table-cell>
          <table:table-cell office:value-type="float" office:value="115618" table:style-name="ce1">
            <text:p>115618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2H35M24.912S" table:style-name="ce2">
            <text:p>35:24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2940" table:style-name="ce1">
            <text:p>12940</text:p>
          </table:table-cell>
          <table:table-cell office:value-type="string" table:style-name="ce1">
            <text:p>Success</text:p>
          </table:table-cell>
          <table:table-cell office:value-type="float" office:value="115622" table:style-name="ce1">
            <text:p>115622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2H35M25.024S" table:style-name="ce2">
            <text:p>35:25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2826" table:style-name="ce1">
            <text:p>12826</text:p>
          </table:table-cell>
          <table:table-cell office:value-type="string" table:style-name="ce1">
            <text:p>Success</text:p>
          </table:table-cell>
          <table:table-cell office:value-type="float" office:value="114648" table:style-name="ce1">
            <text:p>114648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2H35M37.135S" table:style-name="ce2">
            <text:p>35:37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Success</text:p>
          </table:table-cell>
          <table:table-cell office:value-type="float" office:value="93203" table:style-name="ce1">
            <text:p>93203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2H35M29.150S" table:style-name="ce2">
            <text:p>35:29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8743" table:style-name="ce1">
            <text:p>8743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2H35M25.000S" table:style-name="ce2">
            <text:p>35:25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2928" table:style-name="ce1">
            <text:p>12928</text:p>
          </table:table-cell>
          <table:table-cell office:value-type="string" table:style-name="ce1">
            <text:p>Success</text:p>
          </table:table-cell>
          <table:table-cell office:value-type="float" office:value="114644" table:style-name="ce1">
            <text:p>114644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2H35M25.009S" table:style-name="ce2">
            <text:p>35:25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920" table:style-name="ce1">
            <text:p>12920</text:p>
          </table:table-cell>
          <table:table-cell office:value-type="string" table:style-name="ce1">
            <text:p>Success</text:p>
          </table:table-cell>
          <table:table-cell office:value-type="float" office:value="114644" table:style-name="ce1">
            <text:p>114644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2H35M29.514S" table:style-name="ce2">
            <text:p>35:29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8425" table:style-name="ce1">
            <text:p>8425</text:p>
          </table:table-cell>
          <table:table-cell office:value-type="string" table:style-name="ce1">
            <text:p>Success</text:p>
          </table:table-cell>
          <table:table-cell office:value-type="float" office:value="99798" table:style-name="ce1">
            <text:p>99798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2H35M35.823S" table:style-name="ce2">
            <text:p>35:35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124" table:style-name="ce1">
            <text:p>2124</text:p>
          </table:table-cell>
          <table:table-cell office:value-type="string" table:style-name="ce1">
            <text:p>Success</text:p>
          </table:table-cell>
          <table:table-cell office:value-type="float" office:value="93203" table:style-name="ce1">
            <text:p>93203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2H35M25.454S" table:style-name="ce2">
            <text:p>35:25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513" table:style-name="ce1">
            <text:p>12513</text:p>
          </table:table-cell>
          <table:table-cell office:value-type="string" table:style-name="ce1">
            <text:p>Success</text:p>
          </table:table-cell>
          <table:table-cell office:value-type="float" office:value="114644" table:style-name="ce1">
            <text:p>114644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2H35M24.838S" table:style-name="ce2">
            <text:p>35:24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149" table:style-name="ce1">
            <text:p>13149</text:p>
          </table:table-cell>
          <table:table-cell office:value-type="string" table:style-name="ce1">
            <text:p>Success</text:p>
          </table:table-cell>
          <table:table-cell office:value-type="float" office:value="115622" table:style-name="ce1">
            <text:p>115622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2H35M24.780S" table:style-name="ce2">
            <text:p>35:24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3248" table:style-name="ce1">
            <text:p>13248</text:p>
          </table:table-cell>
          <table:table-cell office:value-type="string" table:style-name="ce1">
            <text:p>Success</text:p>
          </table:table-cell>
          <table:table-cell office:value-type="float" office:value="115618" table:style-name="ce1">
            <text:p>115618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2H35M25.208S" table:style-name="ce2">
            <text:p>35:25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827" table:style-name="ce1">
            <text:p>12827</text:p>
          </table:table-cell>
          <table:table-cell office:value-type="string" table:style-name="ce1">
            <text:p>Success</text:p>
          </table:table-cell>
          <table:table-cell office:value-type="float" office:value="114648" table:style-name="ce1">
            <text:p>114648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2H35M28.634S" table:style-name="ce2">
            <text:p>35:28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9478" table:style-name="ce1">
            <text:p>9478</text:p>
          </table:table-cell>
          <table:table-cell office:value-type="string" table:style-name="ce1">
            <text:p>Success</text:p>
          </table:table-cell>
          <table:table-cell office:value-type="float" office:value="99798" table:style-name="ce1">
            <text:p>99798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2H35M24.198S" table:style-name="ce2">
            <text:p>35:24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3955" table:style-name="ce1">
            <text:p>13955</text:p>
          </table:table-cell>
          <table:table-cell office:value-type="string" table:style-name="ce1">
            <text:p>Success</text:p>
          </table:table-cell>
          <table:table-cell office:value-type="float" office:value="115618" table:style-name="ce1">
            <text:p>115618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2H35M17.797S" table:style-name="ce2">
            <text:p>35:17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0405" table:style-name="ce1">
            <text:p>20405</text:p>
          </table:table-cell>
          <table:table-cell office:value-type="string" table:style-name="ce1">
            <text:p>Success</text:p>
          </table:table-cell>
          <table:table-cell office:value-type="float" office:value="114644" table:style-name="ce1">
            <text:p>114644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2H35M37.644S" table:style-name="ce2">
            <text:p>35:37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Success</text:p>
          </table:table-cell>
          <table:table-cell office:value-type="float" office:value="93203" table:style-name="ce1">
            <text:p>93203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2H35M24.334S" table:style-name="ce2">
            <text:p>35:24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3884" table:style-name="ce1">
            <text:p>13884</text:p>
          </table:table-cell>
          <table:table-cell office:value-type="string" table:style-name="ce1">
            <text:p>Success</text:p>
          </table:table-cell>
          <table:table-cell office:value-type="float" office:value="115618" table:style-name="ce1">
            <text:p>115618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2H35M37.814S" table:style-name="ce2">
            <text:p>35:37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2H35M24.379S" table:style-name="ce2">
            <text:p>35:24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914" table:style-name="ce1">
            <text:p>13914</text:p>
          </table:table-cell>
          <table:table-cell office:value-type="string" table:style-name="ce1">
            <text:p>Success</text:p>
          </table:table-cell>
          <table:table-cell office:value-type="float" office:value="115622" table:style-name="ce1">
            <text:p>115622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2H35M38.221S" table:style-name="ce2">
            <text:p>35:38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2H35M38.415S" table:style-name="ce2">
            <text:p>35:38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2H35M35.775S" table:style-name="ce2">
            <text:p>35:35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900" table:style-name="ce1">
            <text:p>2900</text:p>
          </table:table-cell>
          <table:table-cell office:value-type="string" table:style-name="ce1">
            <text:p>Success</text:p>
          </table:table-cell>
          <table:table-cell office:value-type="float" office:value="139102" table:style-name="ce1">
            <text:p>139102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2H35M35.457S" table:style-name="ce2">
            <text:p>35:35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281" table:style-name="ce1">
            <text:p>3281</text:p>
          </table:table-cell>
          <table:table-cell office:value-type="string" table:style-name="ce1">
            <text:p>Success</text:p>
          </table:table-cell>
          <table:table-cell office:value-type="float" office:value="139087" table:style-name="ce1">
            <text:p>139087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2H35M38.784S" table:style-name="ce2">
            <text:p>35:38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2H35M38.813S" table:style-name="ce2">
            <text:p>35:38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2H35M39.320S" table:style-name="ce2">
            <text:p>35:39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2H35M39.376S" table:style-name="ce2">
            <text:p>35:39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2H35M39.817S" table:style-name="ce2">
            <text:p>35:39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2H35M39.892S" table:style-name="ce2">
            <text:p>35:39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2H35M40.106S" table:style-name="ce2">
            <text:p>35:40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2H35M40.385S" table:style-name="ce2">
            <text:p>35:40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2H35M40.521S" table:style-name="ce2">
            <text:p>35:40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2H35M40.850S" table:style-name="ce2">
            <text:p>35:40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2H35M40.851S" table:style-name="ce2">
            <text:p>35:40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2H35M34.444S" table:style-name="ce2">
            <text:p>35:34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6786" table:style-name="ce1">
            <text:p>6786</text:p>
          </table:table-cell>
          <table:table-cell office:value-type="string" table:style-name="ce1">
            <text:p>Success</text:p>
          </table:table-cell>
          <table:table-cell office:value-type="float" office:value="140270" table:style-name="ce1">
            <text:p>140270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2H35M24.961S" table:style-name="ce2">
            <text:p>35:25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6305" table:style-name="ce1">
            <text:p>16305</text:p>
          </table:table-cell>
          <table:table-cell office:value-type="string" table:style-name="ce1">
            <text:p>Success</text:p>
          </table:table-cell>
          <table:table-cell office:value-type="float" office:value="114644" table:style-name="ce1">
            <text:p>114644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2H35M24.969S" table:style-name="ce2">
            <text:p>35:25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6358" table:style-name="ce1">
            <text:p>16358</text:p>
          </table:table-cell>
          <table:table-cell office:value-type="string" table:style-name="ce1">
            <text:p>Success</text:p>
          </table:table-cell>
          <table:table-cell office:value-type="float" office:value="115618" table:style-name="ce1">
            <text:p>115618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2H35M28.819S" table:style-name="ce2">
            <text:p>35:28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12652" table:style-name="ce1">
            <text:p>12652</text:p>
          </table:table-cell>
          <table:table-cell office:value-type="string" table:style-name="ce1">
            <text:p>Success</text:p>
          </table:table-cell>
          <table:table-cell office:value-type="float" office:value="67156" table:style-name="ce1">
            <text:p>67156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2H35M38.155S" table:style-name="ce2">
            <text:p>35:38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321" table:style-name="ce1">
            <text:p>3321</text:p>
          </table:table-cell>
          <table:table-cell office:value-type="string" table:style-name="ce1">
            <text:p>Success</text:p>
          </table:table-cell>
          <table:table-cell office:value-type="float" office:value="131949" table:style-name="ce1">
            <text:p>131949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2H35M37.272S" table:style-name="ce2">
            <text:p>35:37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228" table:style-name="ce1">
            <text:p>4228</text:p>
          </table:table-cell>
          <table:table-cell office:value-type="string" table:style-name="ce1">
            <text:p>Success</text:p>
          </table:table-cell>
          <table:table-cell office:value-type="float" office:value="93203" table:style-name="ce1">
            <text:p>93203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2H35M37.341S" table:style-name="ce2">
            <text:p>35:37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162" table:style-name="ce1">
            <text:p>4162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2H35M35.983S" table:style-name="ce2">
            <text:p>35:36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544" table:style-name="ce1">
            <text:p>5544</text:p>
          </table:table-cell>
          <table:table-cell office:value-type="string" table:style-name="ce1">
            <text:p>Success</text:p>
          </table:table-cell>
          <table:table-cell office:value-type="float" office:value="93200" table:style-name="ce1">
            <text:p>93200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2H35M38.166S" table:style-name="ce2">
            <text:p>35:38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395" table:style-name="ce1">
            <text:p>3395</text:p>
          </table:table-cell>
          <table:table-cell office:value-type="string" table:style-name="ce1">
            <text:p>Success</text:p>
          </table:table-cell>
          <table:table-cell office:value-type="float" office:value="131949" table:style-name="ce1">
            <text:p>131949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2H35M39.019S" table:style-name="ce2">
            <text:p>35:39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586" table:style-name="ce1">
            <text:p>2586</text:p>
          </table:table-cell>
          <table:table-cell office:value-type="string" table:style-name="ce1">
            <text:p>Success</text:p>
          </table:table-cell>
          <table:table-cell office:value-type="float" office:value="93203" table:style-name="ce1">
            <text:p>93203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2H35M38.099S" table:style-name="ce2">
            <text:p>35:38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527" table:style-name="ce1">
            <text:p>3527</text:p>
          </table:table-cell>
          <table:table-cell office:value-type="string" table:style-name="ce1">
            <text:p>Success</text:p>
          </table:table-cell>
          <table:table-cell office:value-type="float" office:value="135013" table:style-name="ce1">
            <text:p>135013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2H35M35.423S" table:style-name="ce2">
            <text:p>35:35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6246" table:style-name="ce1">
            <text:p>6246</text:p>
          </table:table-cell>
          <table:table-cell office:value-type="string" table:style-name="ce1">
            <text:p>Success</text:p>
          </table:table-cell>
          <table:table-cell office:value-type="float" office:value="140272" table:style-name="ce1">
            <text:p>140272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2H35M30.519S" table:style-name="ce2">
            <text:p>35:30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1273" table:style-name="ce1">
            <text:p>11273</text:p>
          </table:table-cell>
          <table:table-cell office:value-type="string" table:style-name="ce1">
            <text:p>Success</text:p>
          </table:table-cell>
          <table:table-cell office:value-type="float" office:value="115618" table:style-name="ce1">
            <text:p>115618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2H35M30.641S" table:style-name="ce2">
            <text:p>35:30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1165" table:style-name="ce1">
            <text:p>11165</text:p>
          </table:table-cell>
          <table:table-cell office:value-type="string" table:style-name="ce1">
            <text:p>Success</text:p>
          </table:table-cell>
          <table:table-cell office:value-type="float" office:value="115622" table:style-name="ce1">
            <text:p>115622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2H35M38.136S" table:style-name="ce2">
            <text:p>35:38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672" table:style-name="ce1">
            <text:p>3672</text:p>
          </table:table-cell>
          <table:table-cell office:value-type="string" table:style-name="ce1">
            <text:p>Success</text:p>
          </table:table-cell>
          <table:table-cell office:value-type="float" office:value="131949" table:style-name="ce1">
            <text:p>131949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2H35M35.358S" table:style-name="ce2">
            <text:p>35:35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6453" table:style-name="ce1">
            <text:p>6453</text:p>
          </table:table-cell>
          <table:table-cell office:value-type="string" table:style-name="ce1">
            <text:p>Success</text:p>
          </table:table-cell>
          <table:table-cell office:value-type="float" office:value="140274" table:style-name="ce1">
            <text:p>140274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2H35M31.875S" table:style-name="ce2">
            <text:p>35:31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9937" table:style-name="ce1">
            <text:p>9937</text:p>
          </table:table-cell>
          <table:table-cell office:value-type="string" table:style-name="ce1">
            <text:p>Success</text:p>
          </table:table-cell>
          <table:table-cell office:value-type="float" office:value="115622" table:style-name="ce1">
            <text:p>115622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2H35M35.043S" table:style-name="ce2">
            <text:p>35:35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6786" table:style-name="ce1">
            <text:p>6786</text:p>
          </table:table-cell>
          <table:table-cell office:value-type="string" table:style-name="ce1">
            <text:p>Success</text:p>
          </table:table-cell>
          <table:table-cell office:value-type="float" office:value="140270" table:style-name="ce1">
            <text:p>140270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2H35M34.886S" table:style-name="ce2">
            <text:p>35:34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6949" table:style-name="ce1">
            <text:p>6949</text:p>
          </table:table-cell>
          <table:table-cell office:value-type="string" table:style-name="ce1">
            <text:p>Success</text:p>
          </table:table-cell>
          <table:table-cell office:value-type="float" office:value="140270" table:style-name="ce1">
            <text:p>140270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2H35M35.364S" table:style-name="ce2">
            <text:p>35:35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6477" table:style-name="ce1">
            <text:p>6477</text:p>
          </table:table-cell>
          <table:table-cell office:value-type="string" table:style-name="ce1">
            <text:p>Success</text:p>
          </table:table-cell>
          <table:table-cell office:value-type="float" office:value="140273" table:style-name="ce1">
            <text:p>140273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2H35M35.259S" table:style-name="ce2">
            <text:p>35:35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6583" table:style-name="ce1">
            <text:p>6583</text:p>
          </table:table-cell>
          <table:table-cell office:value-type="string" table:style-name="ce1">
            <text:p>Success</text:p>
          </table:table-cell>
          <table:table-cell office:value-type="float" office:value="140270" table:style-name="ce1">
            <text:p>140270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2H35M31.103S" table:style-name="ce2">
            <text:p>35:31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0757" table:style-name="ce1">
            <text:p>10757</text:p>
          </table:table-cell>
          <table:table-cell office:value-type="string" table:style-name="ce1">
            <text:p>Success</text:p>
          </table:table-cell>
          <table:table-cell office:value-type="float" office:value="115618" table:style-name="ce1">
            <text:p>115618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2H35M31.256S" table:style-name="ce2">
            <text:p>35:31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0631" table:style-name="ce1">
            <text:p>10631</text:p>
          </table:table-cell>
          <table:table-cell office:value-type="string" table:style-name="ce1">
            <text:p>Success</text:p>
          </table:table-cell>
          <table:table-cell office:value-type="float" office:value="115618" table:style-name="ce1">
            <text:p>115618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2H35M35.261S" table:style-name="ce2">
            <text:p>35:35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6645" table:style-name="ce1">
            <text:p>6645</text:p>
          </table:table-cell>
          <table:table-cell office:value-type="string" table:style-name="ce1">
            <text:p>Success</text:p>
          </table:table-cell>
          <table:table-cell office:value-type="float" office:value="140270" table:style-name="ce1">
            <text:p>140270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2H35M34.869S" table:style-name="ce2">
            <text:p>35:34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7051" table:style-name="ce1">
            <text:p>7051</text:p>
          </table:table-cell>
          <table:table-cell office:value-type="string" table:style-name="ce1">
            <text:p>Success</text:p>
          </table:table-cell>
          <table:table-cell office:value-type="float" office:value="140270" table:style-name="ce1">
            <text:p>140270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2H35M39.009S" table:style-name="ce2">
            <text:p>35:39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915" table:style-name="ce1">
            <text:p>2915</text:p>
          </table:table-cell>
          <table:table-cell office:value-type="string" table:style-name="ce1">
            <text:p>Success</text:p>
          </table:table-cell>
          <table:table-cell office:value-type="float" office:value="93203" table:style-name="ce1">
            <text:p>93203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2H35M34.685S" table:style-name="ce2">
            <text:p>35:34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7278" table:style-name="ce1">
            <text:p>7278</text:p>
          </table:table-cell>
          <table:table-cell office:value-type="string" table:style-name="ce1">
            <text:p>Success</text:p>
          </table:table-cell>
          <table:table-cell office:value-type="float" office:value="140251" table:style-name="ce1">
            <text:p>140251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2H35M35.028S" table:style-name="ce2">
            <text:p>35:35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6936" table:style-name="ce1">
            <text:p>6936</text:p>
          </table:table-cell>
          <table:table-cell office:value-type="string" table:style-name="ce1">
            <text:p>Success</text:p>
          </table:table-cell>
          <table:table-cell office:value-type="float" office:value="140270" table:style-name="ce1">
            <text:p>140270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2H35M34.807S" table:style-name="ce2">
            <text:p>35:34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7161" table:style-name="ce1">
            <text:p>7161</text:p>
          </table:table-cell>
          <table:table-cell office:value-type="string" table:style-name="ce1">
            <text:p>Success</text:p>
          </table:table-cell>
          <table:table-cell office:value-type="float" office:value="140269" table:style-name="ce1">
            <text:p>140269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2H35M35.126S" table:style-name="ce2">
            <text:p>35:35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6845" table:style-name="ce1">
            <text:p>6845</text:p>
          </table:table-cell>
          <table:table-cell office:value-type="string" table:style-name="ce1">
            <text:p>Success</text:p>
          </table:table-cell>
          <table:table-cell office:value-type="float" office:value="140274" table:style-name="ce1">
            <text:p>140274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2H35M34.902S" table:style-name="ce2">
            <text:p>35:34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7070" table:style-name="ce1">
            <text:p>7070</text:p>
          </table:table-cell>
          <table:table-cell office:value-type="string" table:style-name="ce1">
            <text:p>Success</text:p>
          </table:table-cell>
          <table:table-cell office:value-type="float" office:value="140274" table:style-name="ce1">
            <text:p>140274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2H35M38.613S" table:style-name="ce2">
            <text:p>35:38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433" table:style-name="ce1">
            <text:p>3433</text:p>
          </table:table-cell>
          <table:table-cell office:value-type="string" table:style-name="ce1">
            <text:p>Success</text:p>
          </table:table-cell>
          <table:table-cell office:value-type="float" office:value="99798" table:style-name="ce1">
            <text:p>99798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2H35M38.502S" table:style-name="ce2">
            <text:p>35:38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557" table:style-name="ce1">
            <text:p>3557</text:p>
          </table:table-cell>
          <table:table-cell office:value-type="string" table:style-name="ce1">
            <text:p>Success</text:p>
          </table:table-cell>
          <table:table-cell office:value-type="float" office:value="99798" table:style-name="ce1">
            <text:p>99798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2H35M41.325S" table:style-name="ce2">
            <text:p>35:41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2H35M34.990S" table:style-name="ce2">
            <text:p>35:35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7073" table:style-name="ce1">
            <text:p>7073</text:p>
          </table:table-cell>
          <table:table-cell office:value-type="string" table:style-name="ce1">
            <text:p>Success</text:p>
          </table:table-cell>
          <table:table-cell office:value-type="float" office:value="140270" table:style-name="ce1">
            <text:p>140270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2H35M38.327S" table:style-name="ce2">
            <text:p>35:38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757" table:style-name="ce1">
            <text:p>3757</text:p>
          </table:table-cell>
          <table:table-cell office:value-type="string" table:style-name="ce1">
            <text:p>Success</text:p>
          </table:table-cell>
          <table:table-cell office:value-type="float" office:value="131949" table:style-name="ce1">
            <text:p>131949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2H35M38.816S" table:style-name="ce2">
            <text:p>35:38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275" table:style-name="ce1">
            <text:p>3275</text:p>
          </table:table-cell>
          <table:table-cell office:value-type="string" table:style-name="ce1">
            <text:p>Success</text:p>
          </table:table-cell>
          <table:table-cell office:value-type="float" office:value="103510" table:style-name="ce1">
            <text:p>103510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2H35M38.259S" table:style-name="ce2">
            <text:p>35:38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843" table:style-name="ce1">
            <text:p>3843</text:p>
          </table:table-cell>
          <table:table-cell office:value-type="string" table:style-name="ce1">
            <text:p>Success</text:p>
          </table:table-cell>
          <table:table-cell office:value-type="float" office:value="131949" table:style-name="ce1">
            <text:p>131949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2H35M31.626S" table:style-name="ce2">
            <text:p>35:31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0490" table:style-name="ce1">
            <text:p>10490</text:p>
          </table:table-cell>
          <table:table-cell office:value-type="string" table:style-name="ce1">
            <text:p>Success</text:p>
          </table:table-cell>
          <table:table-cell office:value-type="float" office:value="115618" table:style-name="ce1">
            <text:p>115618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2H35M38.249S" table:style-name="ce2">
            <text:p>35:38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886" table:style-name="ce1">
            <text:p>3886</text:p>
          </table:table-cell>
          <table:table-cell office:value-type="string" table:style-name="ce1">
            <text:p>Success</text:p>
          </table:table-cell>
          <table:table-cell office:value-type="float" office:value="131949" table:style-name="ce1">
            <text:p>131949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2H35M38.614S" table:style-name="ce2">
            <text:p>35:38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533" table:style-name="ce1">
            <text:p>3533</text:p>
          </table:table-cell>
          <table:table-cell office:value-type="string" table:style-name="ce1">
            <text:p>Success</text:p>
          </table:table-cell>
          <table:table-cell office:value-type="float" office:value="99798" table:style-name="ce1">
            <text:p>99798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2H35M38.244S" table:style-name="ce2">
            <text:p>35:38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917" table:style-name="ce1">
            <text:p>3917</text:p>
          </table:table-cell>
          <table:table-cell office:value-type="string" table:style-name="ce1">
            <text:p>Success</text:p>
          </table:table-cell>
          <table:table-cell office:value-type="float" office:value="131949" table:style-name="ce1">
            <text:p>131949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2H35M38.279S" table:style-name="ce2">
            <text:p>35:38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920" table:style-name="ce1">
            <text:p>3920</text:p>
          </table:table-cell>
          <table:table-cell office:value-type="string" table:style-name="ce1">
            <text:p>Success</text:p>
          </table:table-cell>
          <table:table-cell office:value-type="float" office:value="131949" table:style-name="ce1">
            <text:p>131949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2H35M42.252S" table:style-name="ce2">
            <text:p>35:42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2H35M34.990S" table:style-name="ce2">
            <text:p>35:35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557" table:style-name="ce1">
            <text:p>7557</text:p>
          </table:table-cell>
          <table:table-cell office:value-type="string" table:style-name="ce1">
            <text:p>Success</text:p>
          </table:table-cell>
          <table:table-cell office:value-type="float" office:value="173295" table:style-name="ce1">
            <text:p>173295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2H35M32.478S" table:style-name="ce2">
            <text:p>35:32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0073" table:style-name="ce1">
            <text:p>10073</text:p>
          </table:table-cell>
          <table:table-cell office:value-type="string" table:style-name="ce1">
            <text:p>Success</text:p>
          </table:table-cell>
          <table:table-cell office:value-type="float" office:value="173295" table:style-name="ce1">
            <text:p>173295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2H35M42.416S" table:style-name="ce2">
            <text:p>35:42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2H35M38.160S" table:style-name="ce2">
            <text:p>35:38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611" table:style-name="ce1">
            <text:p>4611</text:p>
          </table:table-cell>
          <table:table-cell office:value-type="string" table:style-name="ce1">
            <text:p>Success</text:p>
          </table:table-cell>
          <table:table-cell office:value-type="float" office:value="126058" table:style-name="ce1">
            <text:p>126058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2H35M42.464S" table:style-name="ce2">
            <text:p>35:42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2H35M41.808S" table:style-name="ce2">
            <text:p>35:41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016" table:style-name="ce1">
            <text:p>1016</text:p>
          </table:table-cell>
          <table:table-cell office:value-type="string" table:style-name="ce1">
            <text:p>Success</text:p>
          </table:table-cell>
          <table:table-cell office:value-type="float" office:value="125909" table:style-name="ce1">
            <text:p>125909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2H35M41.498S" table:style-name="ce2">
            <text:p>35:41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328" table:style-name="ce1">
            <text:p>1328</text:p>
          </table:table-cell>
          <table:table-cell office:value-type="string" table:style-name="ce1">
            <text:p>Success</text:p>
          </table:table-cell>
          <table:table-cell office:value-type="float" office:value="125907" table:style-name="ce1">
            <text:p>125907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2H35M42.806S" table:style-name="ce2">
            <text:p>35:42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2H35M42.440S" table:style-name="ce2">
            <text:p>35:42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2H35M42.828S" table:style-name="ce2">
            <text:p>35:42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2H35M42.749S" table:style-name="ce2">
            <text:p>35:42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2H35M42.972S" table:style-name="ce2">
            <text:p>35:43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2H35M34.914S" table:style-name="ce2">
            <text:p>35:34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8136" table:style-name="ce1">
            <text:p>8136</text:p>
          </table:table-cell>
          <table:table-cell office:value-type="string" table:style-name="ce1">
            <text:p>Success</text:p>
          </table:table-cell>
          <table:table-cell office:value-type="float" office:value="140273" table:style-name="ce1">
            <text:p>140273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2H35M41.601S" table:style-name="ce2">
            <text:p>35:41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521" table:style-name="ce1">
            <text:p>1521</text:p>
          </table:table-cell>
          <table:table-cell office:value-type="string" table:style-name="ce1">
            <text:p>Success</text:p>
          </table:table-cell>
          <table:table-cell office:value-type="float" office:value="131949" table:style-name="ce1">
            <text:p>131949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2H35M43.097S" table:style-name="ce2">
            <text:p>35:43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2H35M43.168S" table:style-name="ce2">
            <text:p>35:43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2H35M43.381S" table:style-name="ce2">
            <text:p>35:43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52" table:style-name="ce1">
            <text:p>352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2H35M43.415S" table:style-name="ce2">
            <text:p>35:43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52" table:style-name="ce1">
            <text:p>352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2H35M43.335S" table:style-name="ce2">
            <text:p>35:43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2H35M43.371S" table:style-name="ce2">
            <text:p>35:43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2H35M42.254S" table:style-name="ce2">
            <text:p>35:42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282" table:style-name="ce1">
            <text:p>1282</text:p>
          </table:table-cell>
          <table:table-cell office:value-type="string" table:style-name="ce1">
            <text:p>Success</text:p>
          </table:table-cell>
          <table:table-cell office:value-type="float" office:value="116190" table:style-name="ce1">
            <text:p>116190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2H35M43.564S" table:style-name="ce2">
            <text:p>35:43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2H35M43.653S" table:style-name="ce2">
            <text:p>35:43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2H35M43.725S" table:style-name="ce2">
            <text:p>35:43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52" table:style-name="ce1">
            <text:p>352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2H35M43.697S" table:style-name="ce2">
            <text:p>35:43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352" table:style-name="ce1">
            <text:p>352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2H35M43.732S" table:style-name="ce2">
            <text:p>35:43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2H35M43.759S" table:style-name="ce2">
            <text:p>35:43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2H35M38.568S" table:style-name="ce2">
            <text:p>35:38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522" table:style-name="ce1">
            <text:p>5522</text:p>
          </table:table-cell>
          <table:table-cell office:value-type="string" table:style-name="ce1">
            <text:p>Success</text:p>
          </table:table-cell>
          <table:table-cell office:value-type="float" office:value="171424" table:style-name="ce1">
            <text:p>171424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2H35M38.171S" table:style-name="ce2">
            <text:p>35:38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926" table:style-name="ce1">
            <text:p>5926</text:p>
          </table:table-cell>
          <table:table-cell office:value-type="string" table:style-name="ce1">
            <text:p>Success</text:p>
          </table:table-cell>
          <table:table-cell office:value-type="float" office:value="171424" table:style-name="ce1">
            <text:p>171424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2H35M42.132S" table:style-name="ce2">
            <text:p>35:42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2H35M41.708S" table:style-name="ce2">
            <text:p>35:41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430" table:style-name="ce1">
            <text:p>2430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2H35M41.634S" table:style-name="ce2">
            <text:p>35:41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516" table:style-name="ce1">
            <text:p>2516</text:p>
          </table:table-cell>
          <table:table-cell office:value-type="string" table:style-name="ce1">
            <text:p>Success</text:p>
          </table:table-cell>
          <table:table-cell office:value-type="float" office:value="131949" table:style-name="ce1">
            <text:p>131949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2H35M41.966S" table:style-name="ce2">
            <text:p>35:42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199" table:style-name="ce1">
            <text:p>2199</text:p>
          </table:table-cell>
          <table:table-cell office:value-type="string" table:style-name="ce1">
            <text:p>Success</text:p>
          </table:table-cell>
          <table:table-cell office:value-type="float" office:value="119413" table:style-name="ce1">
            <text:p>119413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2H35M44.135S" table:style-name="ce2">
            <text:p>35:44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2H35M42.305S" table:style-name="ce2">
            <text:p>35:42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ccess</text:p>
          </table:table-cell>
          <table:table-cell office:value-type="float" office:value="99798" table:style-name="ce1">
            <text:p>99798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2H35M42.299S" table:style-name="ce2">
            <text:p>35:42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2H35M42.323S" table:style-name="ce2">
            <text:p>35:42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2H35M42.281S" table:style-name="ce2">
            <text:p>35:42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961" table:style-name="ce1">
            <text:p>1961</text:p>
          </table:table-cell>
          <table:table-cell office:value-type="string" table:style-name="ce1">
            <text:p>Success</text:p>
          </table:table-cell>
          <table:table-cell office:value-type="float" office:value="99798" table:style-name="ce1">
            <text:p>99798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2H35M44.016S" table:style-name="ce2">
            <text:p>35:44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2H35M44.318S" table:style-name="ce2">
            <text:p>35:44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2H35M44.050S" table:style-name="ce2">
            <text:p>35:44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2H35M44.067S" table:style-name="ce2">
            <text:p>35:44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2H35M44.373S" table:style-name="ce2">
            <text:p>35:44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2H35M44.422S" table:style-name="ce2">
            <text:p>35:44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2H35M44.568S" table:style-name="ce2">
            <text:p>35:44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2H35M44.570S" table:style-name="ce2">
            <text:p>35:44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2H35M44.517S" table:style-name="ce2">
            <text:p>35:44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2H35M44.683S" table:style-name="ce2">
            <text:p>35:44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98" table:style-name="ce1">
            <text:p>398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2H35M44.589S" table:style-name="ce2">
            <text:p>35:44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2H35M44.715S" table:style-name="ce2">
            <text:p>35:44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98" table:style-name="ce1">
            <text:p>398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2H35M44.578S" table:style-name="ce2">
            <text:p>35:44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2H35M44.708S" table:style-name="ce2">
            <text:p>35:44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2H35M44.631S" table:style-name="ce2">
            <text:p>35:44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2H35M44.944S" table:style-name="ce2">
            <text:p>35:44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398" table:style-name="ce1">
            <text:p>398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2H35M44.841S" table:style-name="ce2">
            <text:p>35:44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2H35M45.005S" table:style-name="ce2">
            <text:p>35:45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98" table:style-name="ce1">
            <text:p>398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2H35M44.857S" table:style-name="ce2">
            <text:p>35:44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2H35M45.049S" table:style-name="ce2">
            <text:p>35:45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2H35M45.217S" table:style-name="ce2">
            <text:p>35:45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2H35M44.444S" table:style-name="ce2">
            <text:p>35:44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067" table:style-name="ce1">
            <text:p>1067</text:p>
          </table:table-cell>
          <table:table-cell office:value-type="string" table:style-name="ce1">
            <text:p>Success</text:p>
          </table:table-cell>
          <table:table-cell office:value-type="float" office:value="119482" table:style-name="ce1">
            <text:p>119482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2H35M44.516S" table:style-name="ce2">
            <text:p>35:44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013" table:style-name="ce1">
            <text:p>1013</text:p>
          </table:table-cell>
          <table:table-cell office:value-type="string" table:style-name="ce1">
            <text:p>Success</text:p>
          </table:table-cell>
          <table:table-cell office:value-type="float" office:value="119480" table:style-name="ce1">
            <text:p>119480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2H35M44.479S" table:style-name="ce2">
            <text:p>35:44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054" table:style-name="ce1">
            <text:p>1054</text:p>
          </table:table-cell>
          <table:table-cell office:value-type="string" table:style-name="ce1">
            <text:p>Success</text:p>
          </table:table-cell>
          <table:table-cell office:value-type="float" office:value="119482" table:style-name="ce1">
            <text:p>119482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2H35M45.320S" table:style-name="ce2">
            <text:p>35:45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2H35M45.288S" table:style-name="ce2">
            <text:p>35:45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2H35M45.216S" table:style-name="ce2">
            <text:p>35:45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2H35M45.578S" table:style-name="ce2">
            <text:p>35:45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2H35M45.691S" table:style-name="ce2">
            <text:p>35:45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2H35M45.914S" table:style-name="ce2">
            <text:p>35:45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2H35M46.044S" table:style-name="ce2">
            <text:p>35:46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2H35M46.128S" table:style-name="ce2">
            <text:p>35:46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2H35M44.581S" table:style-name="ce2">
            <text:p>35:44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Success</text:p>
          </table:table-cell>
          <table:table-cell office:value-type="float" office:value="99738" table:style-name="ce1">
            <text:p>99738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2H35M46.413S" table:style-name="ce2">
            <text:p>35:46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2H35M46.561S" table:style-name="ce2">
            <text:p>35:46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2H35M45.847S" table:style-name="ce2">
            <text:p>35:45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82" table:style-name="ce1">
            <text:p>882</text:p>
          </table:table-cell>
          <table:table-cell office:value-type="string" table:style-name="ce1">
            <text:p>Success</text:p>
          </table:table-cell>
          <table:table-cell office:value-type="float" office:value="106193" table:style-name="ce1">
            <text:p>106193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2H35M45.943S" table:style-name="ce2">
            <text:p>35:45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81" table:style-name="ce1">
            <text:p>881</text:p>
          </table:table-cell>
          <table:table-cell office:value-type="string" table:style-name="ce1">
            <text:p>Success</text:p>
          </table:table-cell>
          <table:table-cell office:value-type="float" office:value="106191" table:style-name="ce1">
            <text:p>106191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2H35M42.128S" table:style-name="ce2">
            <text:p>35:42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249" table:style-name="ce1">
            <text:p>5249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2H35M43.091S" table:style-name="ce2">
            <text:p>35:43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306" table:style-name="ce1">
            <text:p>4306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2H35M42.313S" table:style-name="ce2">
            <text:p>35:42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145" table:style-name="ce1">
            <text:p>5145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2H35M42.160S" table:style-name="ce2">
            <text:p>35:42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309" table:style-name="ce1">
            <text:p>5309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2H35M42.342S" table:style-name="ce2">
            <text:p>35:42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5130" table:style-name="ce1">
            <text:p>5130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2H35M43.722S" table:style-name="ce2">
            <text:p>35:43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756" table:style-name="ce1">
            <text:p>3756</text:p>
          </table:table-cell>
          <table:table-cell office:value-type="string" table:style-name="ce1">
            <text:p>Success</text:p>
          </table:table-cell>
          <table:table-cell office:value-type="float" office:value="93203" table:style-name="ce1">
            <text:p>93203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2H35M42.137S" table:style-name="ce2">
            <text:p>35:42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343" table:style-name="ce1">
            <text:p>5343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2H35M42.191S" table:style-name="ce2">
            <text:p>35:42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290" table:style-name="ce1">
            <text:p>5290</text:p>
          </table:table-cell>
          <table:table-cell office:value-type="string" table:style-name="ce1">
            <text:p>Success</text:p>
          </table:table-cell>
          <table:table-cell office:value-type="float" office:value="99798" table:style-name="ce1">
            <text:p>99798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2H35M43.493S" table:style-name="ce2">
            <text:p>35:43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988" table:style-name="ce1">
            <text:p>3988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2H35M42.442S" table:style-name="ce2">
            <text:p>35:42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053" table:style-name="ce1">
            <text:p>5053</text:p>
          </table:table-cell>
          <table:table-cell office:value-type="string" table:style-name="ce1">
            <text:p>Success</text:p>
          </table:table-cell>
          <table:table-cell office:value-type="float" office:value="99798" table:style-name="ce1">
            <text:p>99798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2H35M41.852S" table:style-name="ce2">
            <text:p>35:41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645" table:style-name="ce1">
            <text:p>5645</text:p>
          </table:table-cell>
          <table:table-cell office:value-type="string" table:style-name="ce1">
            <text:p>Success</text:p>
          </table:table-cell>
          <table:table-cell office:value-type="float" office:value="171425" table:style-name="ce1">
            <text:p>171425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2H35M44.135S" table:style-name="ce2">
            <text:p>35:44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3371" table:style-name="ce1">
            <text:p>3371</text:p>
          </table:table-cell>
          <table:table-cell office:value-type="string" table:style-name="ce1">
            <text:p>Success</text:p>
          </table:table-cell>
          <table:table-cell office:value-type="float" office:value="67044" table:style-name="ce1">
            <text:p>67044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2H35M45.287S" table:style-name="ce2">
            <text:p>35:45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2248" table:style-name="ce1">
            <text:p>2248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2H35M44.161S" table:style-name="ce2">
            <text:p>35:44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3379" table:style-name="ce1">
            <text:p>3379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2H35M41.915S" table:style-name="ce2">
            <text:p>35:41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652" table:style-name="ce1">
            <text:p>5652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2H35M42.267S" table:style-name="ce2">
            <text:p>35:42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300" table:style-name="ce1">
            <text:p>5300</text:p>
          </table:table-cell>
          <table:table-cell office:value-type="string" table:style-name="ce1">
            <text:p>Success</text:p>
          </table:table-cell>
          <table:table-cell office:value-type="float" office:value="99798" table:style-name="ce1">
            <text:p>99798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2H35M42.377S" table:style-name="ce2">
            <text:p>35:42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207" table:style-name="ce1">
            <text:p>5207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2H35M42.116S" table:style-name="ce2">
            <text:p>35:42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524" table:style-name="ce1">
            <text:p>5524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2H35M45.006S" table:style-name="ce2">
            <text:p>35:45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2640" table:style-name="ce1">
            <text:p>2640</text:p>
          </table:table-cell>
          <table:table-cell office:value-type="string" table:style-name="ce1">
            <text:p>Success</text:p>
          </table:table-cell>
          <table:table-cell office:value-type="float" office:value="69098" table:style-name="ce1">
            <text:p>69098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2H35M42.033S" table:style-name="ce2">
            <text:p>35:42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615" table:style-name="ce1">
            <text:p>5615</text:p>
          </table:table-cell>
          <table:table-cell office:value-type="string" table:style-name="ce1">
            <text:p>Success</text:p>
          </table:table-cell>
          <table:table-cell office:value-type="float" office:value="101063" table:style-name="ce1">
            <text:p>101063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2H35M45.223S" table:style-name="ce2">
            <text:p>35:45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2442" table:style-name="ce1">
            <text:p>2442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2H35M41.795S" table:style-name="ce2">
            <text:p>35:41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869" table:style-name="ce1">
            <text:p>5869</text:p>
          </table:table-cell>
          <table:table-cell office:value-type="string" table:style-name="ce1">
            <text:p>Success</text:p>
          </table:table-cell>
          <table:table-cell office:value-type="float" office:value="171425" table:style-name="ce1">
            <text:p>171425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2H35M38.317S" table:style-name="ce2">
            <text:p>35:38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9357" table:style-name="ce1">
            <text:p>9357</text:p>
          </table:table-cell>
          <table:table-cell office:value-type="string" table:style-name="ce1">
            <text:p>Success</text:p>
          </table:table-cell>
          <table:table-cell office:value-type="float" office:value="171406" table:style-name="ce1">
            <text:p>171406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2H35M42.411S" table:style-name="ce2">
            <text:p>35:42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265" table:style-name="ce1">
            <text:p>5265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2H35M47.098S" table:style-name="ce2">
            <text:p>35:47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2H35M42.088S" table:style-name="ce2">
            <text:p>35:42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610" table:style-name="ce1">
            <text:p>5610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2H35M42.189S" table:style-name="ce2">
            <text:p>35:42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520" table:style-name="ce1">
            <text:p>5520</text:p>
          </table:table-cell>
          <table:table-cell office:value-type="string" table:style-name="ce1">
            <text:p>Success</text:p>
          </table:table-cell>
          <table:table-cell office:value-type="float" office:value="171425" table:style-name="ce1">
            <text:p>171425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2H35M47.675S" table:style-name="ce2">
            <text:p>35:47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2H35M47.023S" table:style-name="ce2">
            <text:p>35:47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2H35M47.830S" table:style-name="ce2">
            <text:p>35:47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2H35M47.729S" table:style-name="ce2">
            <text:p>35:47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2H35M47.934S" table:style-name="ce2">
            <text:p>35:47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2H35M47.966S" table:style-name="ce2">
            <text:p>35:48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2H35M47.985S" table:style-name="ce2">
            <text:p>35:48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2H35M47.530S" table:style-name="ce2">
            <text:p>35:47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2H35M48.081S" table:style-name="ce2">
            <text:p>35:48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2H35M47.193S" table:style-name="ce2">
            <text:p>35:47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961" table:style-name="ce1">
            <text:p>96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2H35M46.272S" table:style-name="ce2">
            <text:p>35:46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902" table:style-name="ce1">
            <text:p>1902</text:p>
          </table:table-cell>
          <table:table-cell office:value-type="string" table:style-name="ce1">
            <text:p>Success</text:p>
          </table:table-cell>
          <table:table-cell office:value-type="float" office:value="102906" table:style-name="ce1">
            <text:p>102906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2H35M47.836S" table:style-name="ce2">
            <text:p>35:47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2H35M48.123S" table:style-name="ce2">
            <text:p>35:48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2H35M48.232S" table:style-name="ce2">
            <text:p>35:48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2H35M48.363S" table:style-name="ce2">
            <text:p>35:48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2H35M48.394S" table:style-name="ce2">
            <text:p>35:48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2H35M48.435S" table:style-name="ce2">
            <text:p>35:48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2H35M48.258S" table:style-name="ce2">
            <text:p>35:48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2H35M48.477S" table:style-name="ce2">
            <text:p>35:48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2H35M48.485S" table:style-name="ce2">
            <text:p>35:48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2H35M48.363S" table:style-name="ce2">
            <text:p>35:48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2H35M48.534S" table:style-name="ce2">
            <text:p>35:48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2H35M48.527S" table:style-name="ce2">
            <text:p>35:48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2H35M48.052S" table:style-name="ce2">
            <text:p>35:48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Success</text:p>
          </table:table-cell>
          <table:table-cell office:value-type="float" office:value="73330" table:style-name="ce1">
            <text:p>73330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2H35M48.773S" table:style-name="ce2">
            <text:p>35:48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2H35M48.086S" table:style-name="ce2">
            <text:p>35:48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881" table:style-name="ce1">
            <text:p>881</text:p>
          </table:table-cell>
          <table:table-cell office:value-type="string" table:style-name="ce1">
            <text:p>Success</text:p>
          </table:table-cell>
          <table:table-cell office:value-type="float" office:value="73328" table:style-name="ce1">
            <text:p>73328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2H35M48.836S" table:style-name="ce2">
            <text:p>35:48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2H35M48.990S" table:style-name="ce2">
            <text:p>35:49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2H35M49.019S" table:style-name="ce2">
            <text:p>35:49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2H35M49.112S" table:style-name="ce2">
            <text:p>35:49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2H35M49.271S" table:style-name="ce2">
            <text:p>35:49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2H35M49.501S" table:style-name="ce2">
            <text:p>35:49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2H35M48.010S" table:style-name="ce2">
            <text:p>35:48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ccess</text:p>
          </table:table-cell>
          <table:table-cell office:value-type="float" office:value="86476" table:style-name="ce1">
            <text:p>86476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2H35M49.491S" table:style-name="ce2">
            <text:p>35:49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2H35M48.007S" table:style-name="ce2">
            <text:p>35:48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Success</text:p>
          </table:table-cell>
          <table:table-cell office:value-type="float" office:value="86603" table:style-name="ce1">
            <text:p>86603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2H35M47.858S" table:style-name="ce2">
            <text:p>35:47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167" table:style-name="ce1">
            <text:p>2167</text:p>
          </table:table-cell>
          <table:table-cell office:value-type="string" table:style-name="ce1">
            <text:p>Success</text:p>
          </table:table-cell>
          <table:table-cell office:value-type="float" office:value="93047" table:style-name="ce1">
            <text:p>93047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2H35M47.986S" table:style-name="ce2">
            <text:p>35:48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047" table:style-name="ce1">
            <text:p>2047</text:p>
          </table:table-cell>
          <table:table-cell office:value-type="string" table:style-name="ce1">
            <text:p>Success</text:p>
          </table:table-cell>
          <table:table-cell office:value-type="float" office:value="93047" table:style-name="ce1">
            <text:p>93047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2H35M47.869S" table:style-name="ce2">
            <text:p>35:47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193" table:style-name="ce1">
            <text:p>2193</text:p>
          </table:table-cell>
          <table:table-cell office:value-type="string" table:style-name="ce1">
            <text:p>Success</text:p>
          </table:table-cell>
          <table:table-cell office:value-type="float" office:value="93047" table:style-name="ce1">
            <text:p>93047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2H35M49.877S" table:style-name="ce2">
            <text:p>35:49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2H35M47.864S" table:style-name="ce2">
            <text:p>35:47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222" table:style-name="ce1">
            <text:p>2222</text:p>
          </table:table-cell>
          <table:table-cell office:value-type="string" table:style-name="ce1">
            <text:p>Success</text:p>
          </table:table-cell>
          <table:table-cell office:value-type="float" office:value="93049" table:style-name="ce1">
            <text:p>93049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2H35M47.933S" table:style-name="ce2">
            <text:p>35:47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177" table:style-name="ce1">
            <text:p>2177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2H35M49.950S" table:style-name="ce2">
            <text:p>35:50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2H35M50.124S" table:style-name="ce2">
            <text:p>35:50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2H35M50.213S" table:style-name="ce2">
            <text:p>35:50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2H35M50.190S" table:style-name="ce2">
            <text:p>35:50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2H35M50.247S" table:style-name="ce2">
            <text:p>35:50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2H35M50.496S" table:style-name="ce2">
            <text:p>35:50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44" table:style-name="ce1">
            <text:p>344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2H35M41.962S" table:style-name="ce2">
            <text:p>35:42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572" table:style-name="ce1">
            <text:p>8572</text:p>
          </table:table-cell>
          <table:table-cell office:value-type="string" table:style-name="ce1">
            <text:p>Success</text:p>
          </table:table-cell>
          <table:table-cell office:value-type="float" office:value="171425" table:style-name="ce1">
            <text:p>171425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2H35M47.217S" table:style-name="ce2">
            <text:p>35:47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374" table:style-name="ce1">
            <text:p>3374</text:p>
          </table:table-cell>
          <table:table-cell office:value-type="string" table:style-name="ce1">
            <text:p>Success</text:p>
          </table:table-cell>
          <table:table-cell office:value-type="float" office:value="93203" table:style-name="ce1">
            <text:p>93203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2H35M50.687S" table:style-name="ce2">
            <text:p>35:50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2H35M50.391S" table:style-name="ce2">
            <text:p>35:50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2H35M50.818S" table:style-name="ce2">
            <text:p>35:50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2H35M50.581S" table:style-name="ce2">
            <text:p>35:50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2H35M50.473S" table:style-name="ce2">
            <text:p>35:50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2H35M51.018S" table:style-name="ce2">
            <text:p>35:51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2H35M47.833S" table:style-name="ce2">
            <text:p>35:47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288" table:style-name="ce1">
            <text:p>3288</text:p>
          </table:table-cell>
          <table:table-cell office:value-type="string" table:style-name="ce1">
            <text:p>Success</text:p>
          </table:table-cell>
          <table:table-cell office:value-type="float" office:value="96452" table:style-name="ce1">
            <text:p>96452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2H35M50.741S" table:style-name="ce2">
            <text:p>35:50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2H35M47.795S" table:style-name="ce2">
            <text:p>35:47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343" table:style-name="ce1">
            <text:p>3343</text:p>
          </table:table-cell>
          <table:table-cell office:value-type="string" table:style-name="ce1">
            <text:p>Success</text:p>
          </table:table-cell>
          <table:table-cell office:value-type="float" office:value="96336" table:style-name="ce1">
            <text:p>96336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2H35M51.125S" table:style-name="ce2">
            <text:p>35:51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2H35M51.165S" table:style-name="ce2">
            <text:p>35:51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2H35M51.070S" table:style-name="ce2">
            <text:p>35:51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2H35M47.754S" table:style-name="ce2">
            <text:p>35:47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527" table:style-name="ce1">
            <text:p>3527</text:p>
          </table:table-cell>
          <table:table-cell office:value-type="string" table:style-name="ce1">
            <text:p>Success</text:p>
          </table:table-cell>
          <table:table-cell office:value-type="float" office:value="106191" table:style-name="ce1">
            <text:p>106191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2H35M47.696S" table:style-name="ce2">
            <text:p>35:47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600" table:style-name="ce1">
            <text:p>4600</text:p>
          </table:table-cell>
          <table:table-cell office:value-type="string" table:style-name="ce1">
            <text:p>Success</text:p>
          </table:table-cell>
          <table:table-cell office:value-type="float" office:value="106191" table:style-name="ce1">
            <text:p>106191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2H35M51.332S" table:style-name="ce2">
            <text:p>35:51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976" table:style-name="ce1">
            <text:p>976</text:p>
          </table:table-cell>
          <table:table-cell office:value-type="string" table:style-name="ce1">
            <text:p>Success</text:p>
          </table:table-cell>
          <table:table-cell office:value-type="float" office:value="344" table:style-name="ce1">
            <text:p>344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2H35M47.721S" table:style-name="ce2">
            <text:p>35:47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590" table:style-name="ce1">
            <text:p>4590</text:p>
          </table:table-cell>
          <table:table-cell office:value-type="string" table:style-name="ce1">
            <text:p>Success</text:p>
          </table:table-cell>
          <table:table-cell office:value-type="float" office:value="106191" table:style-name="ce1">
            <text:p>106191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2H35M51.057S" table:style-name="ce2">
            <text:p>35:51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587" table:style-name="ce1">
            <text:p>158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2H35M52.044S" table:style-name="ce2">
            <text:p>35:52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2H35M51.232S" table:style-name="ce2">
            <text:p>35:51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523" table:style-name="ce1">
            <text:p>152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2H35M52.858S" table:style-name="ce2">
            <text:p>35:52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2H35M47.867S" table:style-name="ce2">
            <text:p>35:47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369" table:style-name="ce1">
            <text:p>5369</text:p>
          </table:table-cell>
          <table:table-cell office:value-type="string" table:style-name="ce1">
            <text:p>Success</text:p>
          </table:table-cell>
          <table:table-cell office:value-type="float" office:value="102966" table:style-name="ce1">
            <text:p>102966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2H35M53.348S" table:style-name="ce2">
            <text:p>35:53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2H35M48.646S" table:style-name="ce2">
            <text:p>35:48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889" table:style-name="ce1">
            <text:p>4889</text:p>
          </table:table-cell>
          <table:table-cell office:value-type="string" table:style-name="ce1">
            <text:p>Success</text:p>
          </table:table-cell>
          <table:table-cell office:value-type="float" office:value="106193" table:style-name="ce1">
            <text:p>106193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2H35M53.076S" table:style-name="ce2">
            <text:p>35:53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Success</text:p>
          </table:table-cell>
          <table:table-cell office:value-type="float" office:value="112764" table:style-name="ce1">
            <text:p>112764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2H35M51.451S" table:style-name="ce2">
            <text:p>35:51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717" table:style-name="ce1">
            <text:p>2717</text:p>
          </table:table-cell>
          <table:table-cell office:value-type="string" table:style-name="ce1">
            <text:p>Success</text:p>
          </table:table-cell>
          <table:table-cell office:value-type="float" office:value="119336" table:style-name="ce1">
            <text:p>119336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2H35M51.524S" table:style-name="ce2">
            <text:p>35:51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668" table:style-name="ce1">
            <text:p>2668</text:p>
          </table:table-cell>
          <table:table-cell office:value-type="string" table:style-name="ce1">
            <text:p>Success</text:p>
          </table:table-cell>
          <table:table-cell office:value-type="float" office:value="119338" table:style-name="ce1">
            <text:p>119338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2H35M45.068S" table:style-name="ce2">
            <text:p>35:45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9495" table:style-name="ce1">
            <text:p>9495</text:p>
          </table:table-cell>
          <table:table-cell office:value-type="string" table:style-name="ce1">
            <text:p>Success</text:p>
          </table:table-cell>
          <table:table-cell office:value-type="float" office:value="117827" table:style-name="ce1">
            <text:p>117827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2H35M45.711S" table:style-name="ce2">
            <text:p>35:45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8865" table:style-name="ce1">
            <text:p>8865</text:p>
          </table:table-cell>
          <table:table-cell office:value-type="string" table:style-name="ce1">
            <text:p>Success</text:p>
          </table:table-cell>
          <table:table-cell office:value-type="float" office:value="173294" table:style-name="ce1">
            <text:p>173294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2H35M43.204S" table:style-name="ce2">
            <text:p>35:43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1420" table:style-name="ce1">
            <text:p>11420</text:p>
          </table:table-cell>
          <table:table-cell office:value-type="string" table:style-name="ce1">
            <text:p>Success</text:p>
          </table:table-cell>
          <table:table-cell office:value-type="float" office:value="173276" table:style-name="ce1">
            <text:p>173276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2H35M42.503S" table:style-name="ce2">
            <text:p>35:42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2124" table:style-name="ce1">
            <text:p>12124</text:p>
          </table:table-cell>
          <table:table-cell office:value-type="string" table:style-name="ce1">
            <text:p>Success</text:p>
          </table:table-cell>
          <table:table-cell office:value-type="float" office:value="93159" table:style-name="ce1">
            <text:p>93159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2H35M47.836S" table:style-name="ce2">
            <text:p>35:47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6814" table:style-name="ce1">
            <text:p>6814</text:p>
          </table:table-cell>
          <table:table-cell office:value-type="string" table:style-name="ce1">
            <text:p>Success</text:p>
          </table:table-cell>
          <table:table-cell office:value-type="float" office:value="67737" table:style-name="ce1">
            <text:p>67737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2H35M45.778S" table:style-name="ce2">
            <text:p>35:45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8905" table:style-name="ce1">
            <text:p>8905</text:p>
          </table:table-cell>
          <table:table-cell office:value-type="string" table:style-name="ce1">
            <text:p>Success</text:p>
          </table:table-cell>
          <table:table-cell office:value-type="float" office:value="173294" table:style-name="ce1">
            <text:p>173294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2H35M42.942S" table:style-name="ce2">
            <text:p>35:42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1759" table:style-name="ce1">
            <text:p>11759</text:p>
          </table:table-cell>
          <table:table-cell office:value-type="string" table:style-name="ce1">
            <text:p>Success</text:p>
          </table:table-cell>
          <table:table-cell office:value-type="float" office:value="173295" table:style-name="ce1">
            <text:p>173295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2H35M45.646S" table:style-name="ce2">
            <text:p>35:45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068" table:style-name="ce1">
            <text:p>9068</text:p>
          </table:table-cell>
          <table:table-cell office:value-type="string" table:style-name="ce1">
            <text:p>Success</text:p>
          </table:table-cell>
          <table:table-cell office:value-type="float" office:value="173294" table:style-name="ce1">
            <text:p>173294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2H35M48.786S" table:style-name="ce2">
            <text:p>35:48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6016" table:style-name="ce1">
            <text:p>6016</text:p>
          </table:table-cell>
          <table:table-cell office:value-type="string" table:style-name="ce1">
            <text:p>Success</text:p>
          </table:table-cell>
          <table:table-cell office:value-type="float" office:value="79853" table:style-name="ce1">
            <text:p>79853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2H35M50.827S" table:style-name="ce2">
            <text:p>35:50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3987" table:style-name="ce1">
            <text:p>3987</text:p>
          </table:table-cell>
          <table:table-cell office:value-type="string" table:style-name="ce1">
            <text:p>Success</text:p>
          </table:table-cell>
          <table:table-cell office:value-type="float" office:value="81796" table:style-name="ce1">
            <text:p>81796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2H35M54.291S" table:style-name="ce2">
            <text:p>35:54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2H35M53.800S" table:style-name="ce2">
            <text:p>35:53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2H35M48.497S" table:style-name="ce2">
            <text:p>35:48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408" table:style-name="ce1">
            <text:p>6408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2H35M54.789S" table:style-name="ce2">
            <text:p>35:54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706" table:style-name="ce1">
            <text:p>706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2H35M48.764S" table:style-name="ce2">
            <text:p>35:48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6162" table:style-name="ce1">
            <text:p>6162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2H35M48.303S" table:style-name="ce2">
            <text:p>35:48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6658" table:style-name="ce1">
            <text:p>6658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2H35M49.341S" table:style-name="ce2">
            <text:p>35:49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661" table:style-name="ce1">
            <text:p>5661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2H35M54.972S" table:style-name="ce2">
            <text:p>35:55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706" table:style-name="ce1">
            <text:p>706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2H35M54.887S" table:style-name="ce2">
            <text:p>35:54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706" table:style-name="ce1">
            <text:p>706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2H35M51.644S" table:style-name="ce2">
            <text:p>35:51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3415" table:style-name="ce1">
            <text:p>3415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2H35M52.515S" table:style-name="ce2">
            <text:p>35:52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2620" table:style-name="ce1">
            <text:p>2620</text:p>
          </table:table-cell>
          <table:table-cell office:value-type="string" table:style-name="ce1">
            <text:p>Success</text:p>
          </table:table-cell>
          <table:table-cell office:value-type="float" office:value="81796" table:style-name="ce1">
            <text:p>81796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2H35M54.104S" table:style-name="ce2">
            <text:p>35:54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035" table:style-name="ce1">
            <text:p>1035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2H35M55.106S" table:style-name="ce2">
            <text:p>35:55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764" table:style-name="ce1">
            <text:p>764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2H35M48.691S" table:style-name="ce2">
            <text:p>35:48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6460" table:style-name="ce1">
            <text:p>6460</text:p>
          </table:table-cell>
          <table:table-cell office:value-type="string" table:style-name="ce1">
            <text:p>Success</text:p>
          </table:table-cell>
          <table:table-cell office:value-type="float" office:value="77906" table:style-name="ce1">
            <text:p>77906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2H35M54.951S" table:style-name="ce2">
            <text:p>35:55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706" table:style-name="ce1">
            <text:p>706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2H35M55.154S" table:style-name="ce2">
            <text:p>35:55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706" table:style-name="ce1">
            <text:p>706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2H35M54.520S" table:style-name="ce2">
            <text:p>35:54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2H35M55.152S" table:style-name="ce2">
            <text:p>35:55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764" table:style-name="ce1">
            <text:p>764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2H35M55.289S" table:style-name="ce2">
            <text:p>35:55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764" table:style-name="ce1">
            <text:p>764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2H35M55.290S" table:style-name="ce2">
            <text:p>35:55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764" table:style-name="ce1">
            <text:p>764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2H35M55.560S" table:style-name="ce2">
            <text:p>35:55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764" table:style-name="ce1">
            <text:p>764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2H35M55.609S" table:style-name="ce2">
            <text:p>35:55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764" table:style-name="ce1">
            <text:p>764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2H35M55.599S" table:style-name="ce2">
            <text:p>35:55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764" table:style-name="ce1">
            <text:p>764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2H35M53.260S" table:style-name="ce2">
            <text:p>35:53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444" table:style-name="ce1">
            <text:p>2444</text:p>
          </table:table-cell>
          <table:table-cell office:value-type="string" table:style-name="ce1">
            <text:p>Success</text:p>
          </table:table-cell>
          <table:table-cell office:value-type="float" office:value="112802" table:style-name="ce1">
            <text:p>112802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2H35M55.671S" table:style-name="ce2">
            <text:p>35:55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764" table:style-name="ce1">
            <text:p>764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2H35M55.680S" table:style-name="ce2">
            <text:p>35:55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764" table:style-name="ce1">
            <text:p>764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2H35M54.877S" table:style-name="ce2">
            <text:p>35:54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Success</text:p>
          </table:table-cell>
          <table:table-cell office:value-type="float" office:value="119335" table:style-name="ce1">
            <text:p>119335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2H35M54.773S" table:style-name="ce2">
            <text:p>35:54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Success</text:p>
          </table:table-cell>
          <table:table-cell office:value-type="float" office:value="116050" table:style-name="ce1">
            <text:p>116050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2H35M54.967S" table:style-name="ce2">
            <text:p>35:55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Success</text:p>
          </table:table-cell>
          <table:table-cell office:value-type="float" office:value="122666" table:style-name="ce1">
            <text:p>122666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2H35M56.010S" table:style-name="ce2">
            <text:p>35:56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764" table:style-name="ce1">
            <text:p>764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2H35M56.190S" table:style-name="ce2">
            <text:p>35:56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2H35M56.555S" table:style-name="ce2">
            <text:p>35:56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2H35M56.883S" table:style-name="ce2">
            <text:p>35:56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2H35M47.800S" table:style-name="ce2">
            <text:p>35:47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11523" table:style-name="ce1">
            <text:p>11523</text:p>
          </table:table-cell>
          <table:table-cell office:value-type="string" table:style-name="ce1">
            <text:p>Success</text:p>
          </table:table-cell>
          <table:table-cell office:value-type="float" office:value="67737" table:style-name="ce1">
            <text:p>67737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2H35M55.523S" table:style-name="ce2">
            <text:p>35:55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098" table:style-name="ce1">
            <text:p>4098</text:p>
          </table:table-cell>
          <table:table-cell office:value-type="string" table:style-name="ce1">
            <text:p>Success</text:p>
          </table:table-cell>
          <table:table-cell office:value-type="float" office:value="112807" table:style-name="ce1">
            <text:p>112807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2H35M59.844S" table:style-name="ce2">
            <text:p>35:59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2H35M56.324S" table:style-name="ce2">
            <text:p>35:56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851" table:style-name="ce1">
            <text:p>3851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2H35M55.670S" table:style-name="ce2">
            <text:p>35:55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4511" table:style-name="ce1">
            <text:p>4511</text:p>
          </table:table-cell>
          <table:table-cell office:value-type="string" table:style-name="ce1">
            <text:p>Success</text:p>
          </table:table-cell>
          <table:table-cell office:value-type="float" office:value="67044" table:style-name="ce1">
            <text:p>67044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2H35M48.041S" table:style-name="ce2">
            <text:p>35:48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2405" table:style-name="ce1">
            <text:p>12405</text:p>
          </table:table-cell>
          <table:table-cell office:value-type="string" table:style-name="ce1">
            <text:p>Success</text:p>
          </table:table-cell>
          <table:table-cell office:value-type="float" office:value="171425" table:style-name="ce1">
            <text:p>171425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2H35M56.040S" table:style-name="ce2">
            <text:p>35:56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417" table:style-name="ce1">
            <text:p>4417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2H35M50.703S" table:style-name="ce2">
            <text:p>35:50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785" table:style-name="ce1">
            <text:p>9785</text:p>
          </table:table-cell>
          <table:table-cell office:value-type="string" table:style-name="ce1">
            <text:p>Success</text:p>
          </table:table-cell>
          <table:table-cell office:value-type="float" office:value="171425" table:style-name="ce1">
            <text:p>171425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2H35M56.094S" table:style-name="ce2">
            <text:p>35:56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4500" table:style-name="ce1">
            <text:p>4500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2H35M50.317S" table:style-name="ce2">
            <text:p>35:50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0318" table:style-name="ce1">
            <text:p>10318</text:p>
          </table:table-cell>
          <table:table-cell office:value-type="string" table:style-name="ce1">
            <text:p>Success</text:p>
          </table:table-cell>
          <table:table-cell office:value-type="float" office:value="173299" table:style-name="ce1">
            <text:p>173299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2H35M50.291S" table:style-name="ce2">
            <text:p>35:50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0370" table:style-name="ce1">
            <text:p>10370</text:p>
          </table:table-cell>
          <table:table-cell office:value-type="string" table:style-name="ce1">
            <text:p>Success</text:p>
          </table:table-cell>
          <table:table-cell office:value-type="float" office:value="173299" table:style-name="ce1">
            <text:p>173299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2H35M50.427S" table:style-name="ce2">
            <text:p>35:50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0275" table:style-name="ce1">
            <text:p>10275</text:p>
          </table:table-cell>
          <table:table-cell office:value-type="string" table:style-name="ce1">
            <text:p>Success</text:p>
          </table:table-cell>
          <table:table-cell office:value-type="float" office:value="173295" table:style-name="ce1">
            <text:p>173295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2H35M52.621S" table:style-name="ce2">
            <text:p>35:52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8085" table:style-name="ce1">
            <text:p>8085</text:p>
          </table:table-cell>
          <table:table-cell office:value-type="string" table:style-name="ce1">
            <text:p>Success</text:p>
          </table:table-cell>
          <table:table-cell office:value-type="float" office:value="173297" table:style-name="ce1">
            <text:p>173297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2H35M47.603S" table:style-name="ce2">
            <text:p>35:47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3107" table:style-name="ce1">
            <text:p>13107</text:p>
          </table:table-cell>
          <table:table-cell office:value-type="string" table:style-name="ce1">
            <text:p>Success</text:p>
          </table:table-cell>
          <table:table-cell office:value-type="float" office:value="171425" table:style-name="ce1">
            <text:p>171425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2H35M56.024S" table:style-name="ce2">
            <text:p>35:56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4687" table:style-name="ce1">
            <text:p>4687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2H35M50.427S" table:style-name="ce2">
            <text:p>35:50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0300" table:style-name="ce1">
            <text:p>10300</text:p>
          </table:table-cell>
          <table:table-cell office:value-type="string" table:style-name="ce1">
            <text:p>Success</text:p>
          </table:table-cell>
          <table:table-cell office:value-type="float" office:value="173295" table:style-name="ce1">
            <text:p>173295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2H35M51.499S" table:style-name="ce2">
            <text:p>35:51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9234" table:style-name="ce1">
            <text:p>9234</text:p>
          </table:table-cell>
          <table:table-cell office:value-type="string" table:style-name="ce1">
            <text:p>Success</text:p>
          </table:table-cell>
          <table:table-cell office:value-type="float" office:value="173295" table:style-name="ce1">
            <text:p>173295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2H35M53.470S" table:style-name="ce2">
            <text:p>35:53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7264" table:style-name="ce1">
            <text:p>7264</text:p>
          </table:table-cell>
          <table:table-cell office:value-type="string" table:style-name="ce1">
            <text:p>Success</text:p>
          </table:table-cell>
          <table:table-cell office:value-type="float" office:value="173276" table:style-name="ce1">
            <text:p>173276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2H35M55.242S" table:style-name="ce2">
            <text:p>35:55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502" table:style-name="ce1">
            <text:p>5502</text:p>
          </table:table-cell>
          <table:table-cell office:value-type="string" table:style-name="ce1">
            <text:p>Success</text:p>
          </table:table-cell>
          <table:table-cell office:value-type="float" office:value="116093" table:style-name="ce1">
            <text:p>116093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2H35M47.820S" table:style-name="ce2">
            <text:p>35:47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2932" table:style-name="ce1">
            <text:p>12932</text:p>
          </table:table-cell>
          <table:table-cell office:value-type="string" table:style-name="ce1">
            <text:p>Success</text:p>
          </table:table-cell>
          <table:table-cell office:value-type="float" office:value="171429" table:style-name="ce1">
            <text:p>171429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2H35M55.842S" table:style-name="ce2">
            <text:p>35:55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4921" table:style-name="ce1">
            <text:p>4921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2H35M52.526S" table:style-name="ce2">
            <text:p>35:52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8292" table:style-name="ce1">
            <text:p>8292</text:p>
          </table:table-cell>
          <table:table-cell office:value-type="string" table:style-name="ce1">
            <text:p>Success</text:p>
          </table:table-cell>
          <table:table-cell office:value-type="float" office:value="173298" table:style-name="ce1">
            <text:p>173298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2H35M46.815S" table:style-name="ce2">
            <text:p>35:46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4024" table:style-name="ce1">
            <text:p>14024</text:p>
          </table:table-cell>
          <table:table-cell office:value-type="string" table:style-name="ce1">
            <text:p>Success</text:p>
          </table:table-cell>
          <table:table-cell office:value-type="float" office:value="173298" table:style-name="ce1">
            <text:p>173298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2H35M49.203S" table:style-name="ce2">
            <text:p>35:49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1648" table:style-name="ce1">
            <text:p>11648</text:p>
          </table:table-cell>
          <table:table-cell office:value-type="string" table:style-name="ce1">
            <text:p>Success</text:p>
          </table:table-cell>
          <table:table-cell office:value-type="float" office:value="173294" table:style-name="ce1">
            <text:p>173294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2H36M0.771S" table:style-name="ce2">
            <text:p>36:00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2H35M51.406S" table:style-name="ce2">
            <text:p>35:51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9467" table:style-name="ce1">
            <text:p>9467</text:p>
          </table:table-cell>
          <table:table-cell office:value-type="string" table:style-name="ce1">
            <text:p>Success</text:p>
          </table:table-cell>
          <table:table-cell office:value-type="float" office:value="173299" table:style-name="ce1">
            <text:p>173299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2H35M50.489S" table:style-name="ce2">
            <text:p>35:50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0420" table:style-name="ce1">
            <text:p>10420</text:p>
          </table:table-cell>
          <table:table-cell office:value-type="string" table:style-name="ce1">
            <text:p>Success</text:p>
          </table:table-cell>
          <table:table-cell office:value-type="float" office:value="173295" table:style-name="ce1">
            <text:p>173295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2H36M0.902S" table:style-name="ce2">
            <text:p>36:00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2H36M0.992S" table:style-name="ce2">
            <text:p>36:01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2H36M1.027S" table:style-name="ce2">
            <text:p>36:01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2H36M0.988S" table:style-name="ce2">
            <text:p>36:01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2H36M1.006S" table:style-name="ce2">
            <text:p>36:01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2H36M1.019S" table:style-name="ce2">
            <text:p>36:01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2H36M1.006S" table:style-name="ce2">
            <text:p>36:01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2H36M1.014S" table:style-name="ce2">
            <text:p>36:01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2H36M1.032S" table:style-name="ce2">
            <text:p>36:01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2H36M1.138S" table:style-name="ce2">
            <text:p>36:01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2H36M1.118S" table:style-name="ce2">
            <text:p>36:01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2H36M1.128S" table:style-name="ce2">
            <text:p>36:01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2H36M1.169S" table:style-name="ce2">
            <text:p>36:01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2H36M1.203S" table:style-name="ce2">
            <text:p>36:01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2H36M1.191S" table:style-name="ce2">
            <text:p>36:01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2H36M1.161S" table:style-name="ce2">
            <text:p>36:01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936" table:style-name="ce1">
            <text:p>936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2H36M1.160S" table:style-name="ce2">
            <text:p>36:01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2H36M1.245S" table:style-name="ce2">
            <text:p>36:01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2H36M1.290S" table:style-name="ce2">
            <text:p>36:01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2H36M1.290S" table:style-name="ce2">
            <text:p>36:01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2H36M1.358S" table:style-name="ce2">
            <text:p>36:01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2H36M1.334S" table:style-name="ce2">
            <text:p>36:01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2H36M1.404S" table:style-name="ce2">
            <text:p>36:01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2H36M1.392S" table:style-name="ce2">
            <text:p>36:01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2H36M1.471S" table:style-name="ce2">
            <text:p>36:01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2H36M1.452S" table:style-name="ce2">
            <text:p>36:01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2H36M1.500S" table:style-name="ce2">
            <text:p>36:01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2H36M1.465S" table:style-name="ce2">
            <text:p>36:01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2H36M1.503S" table:style-name="ce2">
            <text:p>36:01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2H36M1.544S" table:style-name="ce2">
            <text:p>36:01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2H36M1.575S" table:style-name="ce2">
            <text:p>36:01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2H36M1.568S" table:style-name="ce2">
            <text:p>36:01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2H36M1.643S" table:style-name="ce2">
            <text:p>36:01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2H36M1.638S" table:style-name="ce2">
            <text:p>36:01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2H36M1.655S" table:style-name="ce2">
            <text:p>36:01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2H35M55.141S" table:style-name="ce2">
            <text:p>35:55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581" table:style-name="ce1">
            <text:p>6581</text:p>
          </table:table-cell>
          <table:table-cell office:value-type="string" table:style-name="ce1">
            <text:p>Success</text:p>
          </table:table-cell>
          <table:table-cell office:value-type="float" office:value="125952" table:style-name="ce1">
            <text:p>125952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2H36M1.701S" table:style-name="ce2">
            <text:p>36:01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2H36M1.707S" table:style-name="ce2">
            <text:p>36:01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2H36M1.340S" table:style-name="ce2">
            <text:p>36:01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2H35M55.600S" table:style-name="ce2">
            <text:p>35:55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176" table:style-name="ce1">
            <text:p>6176</text:p>
          </table:table-cell>
          <table:table-cell office:value-type="string" table:style-name="ce1">
            <text:p>Success</text:p>
          </table:table-cell>
          <table:table-cell office:value-type="float" office:value="129351" table:style-name="ce1">
            <text:p>129351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2H36M1.753S" table:style-name="ce2">
            <text:p>36:01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2H35M55.166S" table:style-name="ce2">
            <text:p>35:55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622" table:style-name="ce1">
            <text:p>6622</text:p>
          </table:table-cell>
          <table:table-cell office:value-type="string" table:style-name="ce1">
            <text:p>Success</text:p>
          </table:table-cell>
          <table:table-cell office:value-type="float" office:value="129239" table:style-name="ce1">
            <text:p>129239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2H36M1.762S" table:style-name="ce2">
            <text:p>36:01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2H35M55.161S" table:style-name="ce2">
            <text:p>35:55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661" table:style-name="ce1">
            <text:p>6661</text:p>
          </table:table-cell>
          <table:table-cell office:value-type="string" table:style-name="ce1">
            <text:p>Success</text:p>
          </table:table-cell>
          <table:table-cell office:value-type="float" office:value="126060" table:style-name="ce1">
            <text:p>126060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2H36M1.807S" table:style-name="ce2">
            <text:p>36:01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2H35M59.482S" table:style-name="ce2">
            <text:p>35:59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351" table:style-name="ce1">
            <text:p>2351</text:p>
          </table:table-cell>
          <table:table-cell office:value-type="string" table:style-name="ce1">
            <text:p>Success</text:p>
          </table:table-cell>
          <table:table-cell office:value-type="float" office:value="129241" table:style-name="ce1">
            <text:p>129241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2H36M1.818S" table:style-name="ce2">
            <text:p>36:01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2H36M1.838S" table:style-name="ce2">
            <text:p>36:01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2H36M1.826S" table:style-name="ce2">
            <text:p>36:01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2H35M55.174S" table:style-name="ce2">
            <text:p>35:55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702" table:style-name="ce1">
            <text:p>6702</text:p>
          </table:table-cell>
          <table:table-cell office:value-type="string" table:style-name="ce1">
            <text:p>Success</text:p>
          </table:table-cell>
          <table:table-cell office:value-type="float" office:value="125960" table:style-name="ce1">
            <text:p>125960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2H36M1.914S" table:style-name="ce2">
            <text:p>36:01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2H36M1.941S" table:style-name="ce2">
            <text:p>36:01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2H36M1.946S" table:style-name="ce2">
            <text:p>36:01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2H36M1.978S" table:style-name="ce2">
            <text:p>36:02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2H36M2.054S" table:style-name="ce2">
            <text:p>36:02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994" table:style-name="ce1">
            <text:p>994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2H36M2.083S" table:style-name="ce2">
            <text:p>36:02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2H36M2.117S" table:style-name="ce2">
            <text:p>36:02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2H36M2.151S" table:style-name="ce2">
            <text:p>36:02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2H36M2.226S" table:style-name="ce2">
            <text:p>36:02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2H36M2.304S" table:style-name="ce2">
            <text:p>36:02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2H36M2.358S" table:style-name="ce2">
            <text:p>36:02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2H36M2.455S" table:style-name="ce2">
            <text:p>36:02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2H36M2.535S" table:style-name="ce2">
            <text:p>36:02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2H36M2.562S" table:style-name="ce2">
            <text:p>36:02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2H36M2.756S" table:style-name="ce2">
            <text:p>36:02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2H36M2.799S" table:style-name="ce2">
            <text:p>36:02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2H36M2.898S" table:style-name="ce2">
            <text:p>36:02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2H35M56.116S" table:style-name="ce2">
            <text:p>35:56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9089" table:style-name="ce1">
            <text:p>9089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2H35M54.973S" table:style-name="ce2">
            <text:p>35:55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0582" table:style-name="ce1">
            <text:p>10582</text:p>
          </table:table-cell>
          <table:table-cell office:value-type="string" table:style-name="ce1">
            <text:p>Success</text:p>
          </table:table-cell>
          <table:table-cell office:value-type="float" office:value="171425" table:style-name="ce1">
            <text:p>171425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2H35M55.303S" table:style-name="ce2">
            <text:p>35:55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0269" table:style-name="ce1">
            <text:p>10269</text:p>
          </table:table-cell>
          <table:table-cell office:value-type="string" table:style-name="ce1">
            <text:p>Success</text:p>
          </table:table-cell>
          <table:table-cell office:value-type="float" office:value="171429" table:style-name="ce1">
            <text:p>171429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2H35M55.469S" table:style-name="ce2">
            <text:p>35:55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0128" table:style-name="ce1">
            <text:p>10128</text:p>
          </table:table-cell>
          <table:table-cell office:value-type="string" table:style-name="ce1">
            <text:p>Success</text:p>
          </table:table-cell>
          <table:table-cell office:value-type="float" office:value="171429" table:style-name="ce1">
            <text:p>171429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2H36M0.399S" table:style-name="ce2">
            <text:p>36:00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5208" table:style-name="ce1">
            <text:p>5208</text:p>
          </table:table-cell>
          <table:table-cell office:value-type="string" table:style-name="ce1">
            <text:p>Success</text:p>
          </table:table-cell>
          <table:table-cell office:value-type="float" office:value="68986" table:style-name="ce1">
            <text:p>68986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2H35M55.124S" table:style-name="ce2">
            <text:p>35:55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0494" table:style-name="ce1">
            <text:p>10494</text:p>
          </table:table-cell>
          <table:table-cell office:value-type="string" table:style-name="ce1">
            <text:p>Success</text:p>
          </table:table-cell>
          <table:table-cell office:value-type="float" office:value="171429" table:style-name="ce1">
            <text:p>171429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2H35M55.195S" table:style-name="ce2">
            <text:p>35:55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433" table:style-name="ce1">
            <text:p>10433</text:p>
          </table:table-cell>
          <table:table-cell office:value-type="string" table:style-name="ce1">
            <text:p>Success</text:p>
          </table:table-cell>
          <table:table-cell office:value-type="float" office:value="171406" table:style-name="ce1">
            <text:p>171406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2H36M2.260S" table:style-name="ce2">
            <text:p>36:02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3493" table:style-name="ce1">
            <text:p>3493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2H36M2.346S" table:style-name="ce2">
            <text:p>36:02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3429" table:style-name="ce1">
            <text:p>3429</text:p>
          </table:table-cell>
          <table:table-cell office:value-type="string" table:style-name="ce1">
            <text:p>Success</text:p>
          </table:table-cell>
          <table:table-cell office:value-type="float" office:value="68986" table:style-name="ce1">
            <text:p>68986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2H36M2.134S" table:style-name="ce2">
            <text:p>36:02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3663" table:style-name="ce1">
            <text:p>3663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2H35M55.272S" table:style-name="ce2">
            <text:p>35:55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0538" table:style-name="ce1">
            <text:p>10538</text:p>
          </table:table-cell>
          <table:table-cell office:value-type="string" table:style-name="ce1">
            <text:p>Success</text:p>
          </table:table-cell>
          <table:table-cell office:value-type="float" office:value="171425" table:style-name="ce1">
            <text:p>171425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2H36M1.815S" table:style-name="ce2">
            <text:p>36:01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4016" table:style-name="ce1">
            <text:p>4016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2H36M0.716S" table:style-name="ce2">
            <text:p>36:00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5176" table:style-name="ce1">
            <text:p>5176</text:p>
          </table:table-cell>
          <table:table-cell office:value-type="string" table:style-name="ce1">
            <text:p>Success</text:p>
          </table:table-cell>
          <table:table-cell office:value-type="float" office:value="67737" table:style-name="ce1">
            <text:p>67737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2H36M1.452S" table:style-name="ce2">
            <text:p>36:01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4449" table:style-name="ce1">
            <text:p>4449</text:p>
          </table:table-cell>
          <table:table-cell office:value-type="string" table:style-name="ce1">
            <text:p>Success</text:p>
          </table:table-cell>
          <table:table-cell office:value-type="float" office:value="68986" table:style-name="ce1">
            <text:p>68986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2H36M0.896S" table:style-name="ce2">
            <text:p>36:00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5012" table:style-name="ce1">
            <text:p>5012</text:p>
          </table:table-cell>
          <table:table-cell office:value-type="string" table:style-name="ce1">
            <text:p>Success</text:p>
          </table:table-cell>
          <table:table-cell office:value-type="float" office:value="81903" table:style-name="ce1">
            <text:p>81903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2H36M1.922S" table:style-name="ce2">
            <text:p>36:01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3997" table:style-name="ce1">
            <text:p>3997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2H36M2.298S" table:style-name="ce2">
            <text:p>36:02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3622" table:style-name="ce1">
            <text:p>3622</text:p>
          </table:table-cell>
          <table:table-cell office:value-type="string" table:style-name="ce1">
            <text:p>Success</text:p>
          </table:table-cell>
          <table:table-cell office:value-type="float" office:value="79853" table:style-name="ce1">
            <text:p>79853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2H36M2.671S" table:style-name="ce2">
            <text:p>36:02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3270" table:style-name="ce1">
            <text:p>3270</text:p>
          </table:table-cell>
          <table:table-cell office:value-type="string" table:style-name="ce1">
            <text:p>Success</text:p>
          </table:table-cell>
          <table:table-cell office:value-type="float" office:value="68983" table:style-name="ce1">
            <text:p>68983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2H36M5.886S" table:style-name="ce2">
            <text:p>36:05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2H36M1.119S" table:style-name="ce2">
            <text:p>36:01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4862" table:style-name="ce1">
            <text:p>4862</text:p>
          </table:table-cell>
          <table:table-cell office:value-type="string" table:style-name="ce1">
            <text:p>Success</text:p>
          </table:table-cell>
          <table:table-cell office:value-type="float" office:value="81903" table:style-name="ce1">
            <text:p>81903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2H36M1.757S" table:style-name="ce2">
            <text:p>36:01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4268" table:style-name="ce1">
            <text:p>4268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2H36M2.385S" table:style-name="ce2">
            <text:p>36:02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3643" table:style-name="ce1">
            <text:p>3643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2H36M2.249S" table:style-name="ce2">
            <text:p>36:02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3784" table:style-name="ce1">
            <text:p>3784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2H36M2.249S" table:style-name="ce2">
            <text:p>36:02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3785" table:style-name="ce1">
            <text:p>3785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2H36M6.000S" table:style-name="ce2">
            <text:p>36:06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666" table:style-name="ce1">
            <text:p>1666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2H36M1.987S" table:style-name="ce2">
            <text:p>36:02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4063" table:style-name="ce1">
            <text:p>4063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2H36M5.869S" table:style-name="ce2">
            <text:p>36:05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1666" table:style-name="ce1">
            <text:p>1666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2H36M2.207S" table:style-name="ce2">
            <text:p>36:02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3850" table:style-name="ce1">
            <text:p>3850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2H36M2.180S" table:style-name="ce2">
            <text:p>36:02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3879" table:style-name="ce1">
            <text:p>3879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2H36M2.323S" table:style-name="ce2">
            <text:p>36:02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3745" table:style-name="ce1">
            <text:p>3745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2H35M56.444S" table:style-name="ce2">
            <text:p>35:56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9625" table:style-name="ce1">
            <text:p>9625</text:p>
          </table:table-cell>
          <table:table-cell office:value-type="string" table:style-name="ce1">
            <text:p>Success</text:p>
          </table:table-cell>
          <table:table-cell office:value-type="float" office:value="173295" table:style-name="ce1">
            <text:p>173295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2H36M2.403S" table:style-name="ce2">
            <text:p>36:02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3674" table:style-name="ce1">
            <text:p>3674</text:p>
          </table:table-cell>
          <table:table-cell office:value-type="string" table:style-name="ce1">
            <text:p>Success</text:p>
          </table:table-cell>
          <table:table-cell office:value-type="float" office:value="68986" table:style-name="ce1">
            <text:p>68986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2H36M5.939S" table:style-name="ce2">
            <text:p>36:05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1666" table:style-name="ce1">
            <text:p>1666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2H36M2.199S" table:style-name="ce2">
            <text:p>36:02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3902" table:style-name="ce1">
            <text:p>3902</text:p>
          </table:table-cell>
          <table:table-cell office:value-type="string" table:style-name="ce1">
            <text:p>Success</text:p>
          </table:table-cell>
          <table:table-cell office:value-type="float" office:value="79856" table:style-name="ce1">
            <text:p>79856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2H36M5.579S" table:style-name="ce2">
            <text:p>36:05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Success</text:p>
          </table:table-cell>
          <table:table-cell office:value-type="float" office:value="81903" table:style-name="ce1">
            <text:p>81903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2H36M2.156S" table:style-name="ce2">
            <text:p>36:02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3964" table:style-name="ce1">
            <text:p>3964</text:p>
          </table:table-cell>
          <table:table-cell office:value-type="string" table:style-name="ce1">
            <text:p>Success</text:p>
          </table:table-cell>
          <table:table-cell office:value-type="float" office:value="79853" table:style-name="ce1">
            <text:p>79853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2H36M2.297S" table:style-name="ce2">
            <text:p>36:02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3831" table:style-name="ce1">
            <text:p>3831</text:p>
          </table:table-cell>
          <table:table-cell office:value-type="string" table:style-name="ce1">
            <text:p>Success</text:p>
          </table:table-cell>
          <table:table-cell office:value-type="float" office:value="79853" table:style-name="ce1">
            <text:p>79853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2H36M0.865S" table:style-name="ce2">
            <text:p>36:00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5263" table:style-name="ce1">
            <text:p>5263</text:p>
          </table:table-cell>
          <table:table-cell office:value-type="string" table:style-name="ce1">
            <text:p>Success</text:p>
          </table:table-cell>
          <table:table-cell office:value-type="float" office:value="81903" table:style-name="ce1">
            <text:p>81903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2H36M6.086S" table:style-name="ce2">
            <text:p>36:06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666" table:style-name="ce1">
            <text:p>1666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2H36M6.024S" table:style-name="ce2">
            <text:p>36:06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1666" table:style-name="ce1">
            <text:p>1666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2H36M6.265S" table:style-name="ce2">
            <text:p>36:06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666" table:style-name="ce1">
            <text:p>1666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2H36M6.383S" table:style-name="ce2">
            <text:p>36:06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724" table:style-name="ce1">
            <text:p>1724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2H36M6.390S" table:style-name="ce2">
            <text:p>36:06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724" table:style-name="ce1">
            <text:p>1724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2H36M6.413S" table:style-name="ce2">
            <text:p>36:06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724" table:style-name="ce1">
            <text:p>1724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2H36M6.432S" table:style-name="ce2">
            <text:p>36:06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724" table:style-name="ce1">
            <text:p>1724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2H36M6.437S" table:style-name="ce2">
            <text:p>36:06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724" table:style-name="ce1">
            <text:p>1724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2H36M6.496S" table:style-name="ce2">
            <text:p>36:06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724" table:style-name="ce1">
            <text:p>1724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2H36M6.484S" table:style-name="ce2">
            <text:p>36:06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724" table:style-name="ce1">
            <text:p>1724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2H36M6.533S" table:style-name="ce2">
            <text:p>36:06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724" table:style-name="ce1">
            <text:p>1724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2H36M6.018S" table:style-name="ce2">
            <text:p>36:06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Success</text:p>
          </table:table-cell>
          <table:table-cell office:value-type="float" office:value="106297" table:style-name="ce1">
            <text:p>106297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2H36M6.547S" table:style-name="ce2">
            <text:p>36:06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666" table:style-name="ce1">
            <text:p>1666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2H36M6.597S" table:style-name="ce2">
            <text:p>36:06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724" table:style-name="ce1">
            <text:p>1724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2H36M6.631S" table:style-name="ce2">
            <text:p>36:06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724" table:style-name="ce1">
            <text:p>1724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2H36M6.641S" table:style-name="ce2">
            <text:p>36:06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724" table:style-name="ce1">
            <text:p>1724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2H36M6.657S" table:style-name="ce2">
            <text:p>36:06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724" table:style-name="ce1">
            <text:p>1724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2H36M6.896S" table:style-name="ce2">
            <text:p>36:06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816" table:style-name="ce1">
            <text:p>1816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2H36M7.046S" table:style-name="ce2">
            <text:p>36:07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2H36M7.305S" table:style-name="ce2">
            <text:p>36:07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862" table:style-name="ce1">
            <text:p>1862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2H36M7.435S" table:style-name="ce2">
            <text:p>36:07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2H36M6.536S" table:style-name="ce2">
            <text:p>36:06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997" table:style-name="ce1">
            <text:p>997</text:p>
          </table:table-cell>
          <table:table-cell office:value-type="string" table:style-name="ce1">
            <text:p>Success</text:p>
          </table:table-cell>
          <table:table-cell office:value-type="float" office:value="103008" table:style-name="ce1">
            <text:p>103008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2H36M6.589S" table:style-name="ce2">
            <text:p>36:06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Success</text:p>
          </table:table-cell>
          <table:table-cell office:value-type="float" office:value="102949" table:style-name="ce1">
            <text:p>102949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2H36M7.820S" table:style-name="ce2">
            <text:p>36:07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2H36M7.863S" table:style-name="ce2">
            <text:p>36:07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out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2H36M7.923S" table:style-name="ce2">
            <text:p>36:07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2H36M8.223S" table:style-name="ce2">
            <text:p>36:08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2H36M8.451S" table:style-name="ce2">
            <text:p>36:08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2H36M8.556S" table:style-name="ce2">
            <text:p>36:08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2H36M8.836S" table:style-name="ce2">
            <text:p>36:08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2H36M6.342S" table:style-name="ce2">
            <text:p>36:06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803" table:style-name="ce1">
            <text:p>2803</text:p>
          </table:table-cell>
          <table:table-cell office:value-type="string" table:style-name="ce1">
            <text:p>Success</text:p>
          </table:table-cell>
          <table:table-cell office:value-type="float" office:value="119381" table:style-name="ce1">
            <text:p>119381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2H36M6.309S" table:style-name="ce2">
            <text:p>36:06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894" table:style-name="ce1">
            <text:p>2894</text:p>
          </table:table-cell>
          <table:table-cell office:value-type="string" table:style-name="ce1">
            <text:p>Success</text:p>
          </table:table-cell>
          <table:table-cell office:value-type="float" office:value="119379" table:style-name="ce1">
            <text:p>119379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2H36M6.351S" table:style-name="ce2">
            <text:p>36:06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901" table:style-name="ce1">
            <text:p>2901</text:p>
          </table:table-cell>
          <table:table-cell office:value-type="string" table:style-name="ce1">
            <text:p>Success</text:p>
          </table:table-cell>
          <table:table-cell office:value-type="float" office:value="119381" table:style-name="ce1">
            <text:p>119381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2H36M9.401S" table:style-name="ce2">
            <text:p>36:09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630" table:style-name="ce1">
            <text:p>630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2H36M6.133S" table:style-name="ce2">
            <text:p>36:06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485" table:style-name="ce1">
            <text:p>3485</text:p>
          </table:table-cell>
          <table:table-cell office:value-type="string" table:style-name="ce1">
            <text:p>Success</text:p>
          </table:table-cell>
          <table:table-cell office:value-type="float" office:value="126045" table:style-name="ce1">
            <text:p>126045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2H36M6.410S" table:style-name="ce2">
            <text:p>36:06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223" table:style-name="ce1">
            <text:p>3223</text:p>
          </table:table-cell>
          <table:table-cell office:value-type="string" table:style-name="ce1">
            <text:p>Success</text:p>
          </table:table-cell>
          <table:table-cell office:value-type="float" office:value="125952" table:style-name="ce1">
            <text:p>125952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2H36M9.541S" table:style-name="ce2">
            <text:p>36:09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630" table:style-name="ce1">
            <text:p>630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2H36M6.194S" table:style-name="ce2">
            <text:p>36:06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469" table:style-name="ce1">
            <text:p>3469</text:p>
          </table:table-cell>
          <table:table-cell office:value-type="string" table:style-name="ce1">
            <text:p>Success</text:p>
          </table:table-cell>
          <table:table-cell office:value-type="float" office:value="125952" table:style-name="ce1">
            <text:p>125952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2H36M6.163S" table:style-name="ce2">
            <text:p>36:06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559" table:style-name="ce1">
            <text:p>3559</text:p>
          </table:table-cell>
          <table:table-cell office:value-type="string" table:style-name="ce1">
            <text:p>Success</text:p>
          </table:table-cell>
          <table:table-cell office:value-type="float" office:value="125954" table:style-name="ce1">
            <text:p>125954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2H36M6.142S" table:style-name="ce2">
            <text:p>36:06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587" table:style-name="ce1">
            <text:p>3587</text:p>
          </table:table-cell>
          <table:table-cell office:value-type="string" table:style-name="ce1">
            <text:p>Success</text:p>
          </table:table-cell>
          <table:table-cell office:value-type="float" office:value="126031" table:style-name="ce1">
            <text:p>126031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2H36M9.662S" table:style-name="ce2">
            <text:p>36:09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out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2H36M6.365S" table:style-name="ce2">
            <text:p>36:06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376" table:style-name="ce1">
            <text:p>3376</text:p>
          </table:table-cell>
          <table:table-cell office:value-type="string" table:style-name="ce1">
            <text:p>Success</text:p>
          </table:table-cell>
          <table:table-cell office:value-type="float" office:value="125952" table:style-name="ce1">
            <text:p>125952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2H36M6.152S" table:style-name="ce2">
            <text:p>36:06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598" table:style-name="ce1">
            <text:p>3598</text:p>
          </table:table-cell>
          <table:table-cell office:value-type="string" table:style-name="ce1">
            <text:p>Success</text:p>
          </table:table-cell>
          <table:table-cell office:value-type="float" office:value="126027" table:style-name="ce1">
            <text:p>126027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2H36M6.096S" table:style-name="ce2">
            <text:p>36:06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655" table:style-name="ce1">
            <text:p>3655</text:p>
          </table:table-cell>
          <table:table-cell office:value-type="string" table:style-name="ce1">
            <text:p>Success</text:p>
          </table:table-cell>
          <table:table-cell office:value-type="float" office:value="126026" table:style-name="ce1">
            <text:p>126026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2H36M9.831S" table:style-name="ce2">
            <text:p>36:09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630" table:style-name="ce1">
            <text:p>630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2H36M9.902S" table:style-name="ce2">
            <text:p>36:09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out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2H36M9.967S" table:style-name="ce2">
            <text:p>36:10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out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2H36M9.989S" table:style-name="ce2">
            <text:p>36:10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2H36M6.431S" table:style-name="ce2">
            <text:p>36:06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3609" table:style-name="ce1">
            <text:p>3609</text:p>
          </table:table-cell>
          <table:table-cell office:value-type="string" table:style-name="ce1">
            <text:p>Success</text:p>
          </table:table-cell>
          <table:table-cell office:value-type="float" office:value="81903" table:style-name="ce1">
            <text:p>81903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2H36M9.987S" table:style-name="ce2">
            <text:p>36:10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out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2H36M9.968S" table:style-name="ce2">
            <text:p>36:10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out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2H36M6.410S" table:style-name="ce2">
            <text:p>36:06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3659" table:style-name="ce1">
            <text:p>3659</text:p>
          </table:table-cell>
          <table:table-cell office:value-type="string" table:style-name="ce1">
            <text:p>Success</text:p>
          </table:table-cell>
          <table:table-cell office:value-type="float" office:value="81901" table:style-name="ce1">
            <text:p>81901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2H36M6.806S" table:style-name="ce2">
            <text:p>36:06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3291" table:style-name="ce1">
            <text:p>3291</text:p>
          </table:table-cell>
          <table:table-cell office:value-type="string" table:style-name="ce1">
            <text:p>Success</text:p>
          </table:table-cell>
          <table:table-cell office:value-type="float" office:value="67044" table:style-name="ce1">
            <text:p>67044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2H36M6.059S" table:style-name="ce2">
            <text:p>36:06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4039" table:style-name="ce1">
            <text:p>4039</text:p>
          </table:table-cell>
          <table:table-cell office:value-type="string" table:style-name="ce1">
            <text:p>Success</text:p>
          </table:table-cell>
          <table:table-cell office:value-type="float" office:value="81903" table:style-name="ce1">
            <text:p>81903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2H36M10.069S" table:style-name="ce2">
            <text:p>36:10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out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2H36M6.622S" table:style-name="ce2">
            <text:p>36:06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3513" table:style-name="ce1">
            <text:p>3513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2H36M6.405S" table:style-name="ce2">
            <text:p>36:06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3737" table:style-name="ce1">
            <text:p>3737</text:p>
          </table:table-cell>
          <table:table-cell office:value-type="string" table:style-name="ce1">
            <text:p>Success</text:p>
          </table:table-cell>
          <table:table-cell office:value-type="float" office:value="67735" table:style-name="ce1">
            <text:p>67735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2H36M6.622S" table:style-name="ce2">
            <text:p>36:06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3520" table:style-name="ce1">
            <text:p>3520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2H36M9.659S" table:style-name="ce2">
            <text:p>36:09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Success</text:p>
          </table:table-cell>
          <table:table-cell office:value-type="float" office:value="68986" table:style-name="ce1">
            <text:p>68986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2H36M0.721S" table:style-name="ce2">
            <text:p>36:00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9427" table:style-name="ce1">
            <text:p>9427</text:p>
          </table:table-cell>
          <table:table-cell office:value-type="string" table:style-name="ce1">
            <text:p>Success</text:p>
          </table:table-cell>
          <table:table-cell office:value-type="float" office:value="171424" table:style-name="ce1">
            <text:p>171424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2H36M6.493S" table:style-name="ce2">
            <text:p>36:06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3660" table:style-name="ce1">
            <text:p>3660</text:p>
          </table:table-cell>
          <table:table-cell office:value-type="string" table:style-name="ce1">
            <text:p>Success</text:p>
          </table:table-cell>
          <table:table-cell office:value-type="float" office:value="81903" table:style-name="ce1">
            <text:p>81903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2H36M6.267S" table:style-name="ce2">
            <text:p>36:06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3888" table:style-name="ce1">
            <text:p>3888</text:p>
          </table:table-cell>
          <table:table-cell office:value-type="string" table:style-name="ce1">
            <text:p>Success</text:p>
          </table:table-cell>
          <table:table-cell office:value-type="float" office:value="81903" table:style-name="ce1">
            <text:p>81903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2H36M7.035S" table:style-name="ce2">
            <text:p>36:07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3120" table:style-name="ce1">
            <text:p>3120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2H36M5.969S" table:style-name="ce2">
            <text:p>36:06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4189" table:style-name="ce1">
            <text:p>4189</text:p>
          </table:table-cell>
          <table:table-cell office:value-type="string" table:style-name="ce1">
            <text:p>Success</text:p>
          </table:table-cell>
          <table:table-cell office:value-type="float" office:value="81903" table:style-name="ce1">
            <text:p>81903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2H36M0.515S" table:style-name="ce2">
            <text:p>36:00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9642" table:style-name="ce1">
            <text:p>9642</text:p>
          </table:table-cell>
          <table:table-cell office:value-type="string" table:style-name="ce1">
            <text:p>Success</text:p>
          </table:table-cell>
          <table:table-cell office:value-type="float" office:value="171424" table:style-name="ce1">
            <text:p>171424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2H36M7.628S" table:style-name="ce2">
            <text:p>36:07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2536" table:style-name="ce1">
            <text:p>2536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2H36M6.541S" table:style-name="ce2">
            <text:p>36:06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3649" table:style-name="ce1">
            <text:p>3649</text:p>
          </table:table-cell>
          <table:table-cell office:value-type="string" table:style-name="ce1">
            <text:p>Success</text:p>
          </table:table-cell>
          <table:table-cell office:value-type="float" office:value="81901" table:style-name="ce1">
            <text:p>81901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2H36M6.932S" table:style-name="ce2">
            <text:p>36:06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3258" table:style-name="ce1">
            <text:p>3258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2H36M10.104S" table:style-name="ce2">
            <text:p>36:10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726" table:style-name="ce1">
            <text:p>726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2H36M10.190S" table:style-name="ce2">
            <text:p>36:10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2H36M10.218S" table:style-name="ce2">
            <text:p>36:10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2H36M10.341S" table:style-name="ce2">
            <text:p>36:10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2H36M6.032S" table:style-name="ce2">
            <text:p>36:06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4335" table:style-name="ce1">
            <text:p>4335</text:p>
          </table:table-cell>
          <table:table-cell office:value-type="string" table:style-name="ce1">
            <text:p>Success</text:p>
          </table:table-cell>
          <table:table-cell office:value-type="float" office:value="81903" table:style-name="ce1">
            <text:p>81903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2H36M10.385S" table:style-name="ce2">
            <text:p>36:10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2H36M6.596S" table:style-name="ce2">
            <text:p>36:06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3802" table:style-name="ce1">
            <text:p>3802</text:p>
          </table:table-cell>
          <table:table-cell office:value-type="string" table:style-name="ce1">
            <text:p>Success</text:p>
          </table:table-cell>
          <table:table-cell office:value-type="float" office:value="81903" table:style-name="ce1">
            <text:p>81903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2H36M10.400S" table:style-name="ce2">
            <text:p>36:10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2H36M10.428S" table:style-name="ce2">
            <text:p>36:10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2H36M10.486S" table:style-name="ce2">
            <text:p>36:10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2H36M6.389S" table:style-name="ce2">
            <text:p>36:06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4118" table:style-name="ce1">
            <text:p>4118</text:p>
          </table:table-cell>
          <table:table-cell office:value-type="string" table:style-name="ce1">
            <text:p>Success</text:p>
          </table:table-cell>
          <table:table-cell office:value-type="float" office:value="80931" table:style-name="ce1">
            <text:p>80931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2H36M10.410S" table:style-name="ce2">
            <text:p>36:10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1986" table:style-name="ce1">
            <text:p>1986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2H36M6.443S" table:style-name="ce2">
            <text:p>36:06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4075" table:style-name="ce1">
            <text:p>4075</text:p>
          </table:table-cell>
          <table:table-cell office:value-type="string" table:style-name="ce1">
            <text:p>Success</text:p>
          </table:table-cell>
          <table:table-cell office:value-type="float" office:value="80929" table:style-name="ce1">
            <text:p>80929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2H36M10.518S" table:style-name="ce2">
            <text:p>36:10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2H36M6.885S" table:style-name="ce2">
            <text:p>36:06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3676" table:style-name="ce1">
            <text:p>3676</text:p>
          </table:table-cell>
          <table:table-cell office:value-type="string" table:style-name="ce1">
            <text:p>Success</text:p>
          </table:table-cell>
          <table:table-cell office:value-type="float" office:value="78879" table:style-name="ce1">
            <text:p>78879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2H36M10.560S" table:style-name="ce2">
            <text:p>36:10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2H36M10.513S" table:style-name="ce2">
            <text:p>36:10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986" table:style-name="ce1">
            <text:p>1986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2H36M10.030S" table:style-name="ce2">
            <text:p>36:10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Success</text:p>
          </table:table-cell>
          <table:table-cell office:value-type="float" office:value="68986" table:style-name="ce1">
            <text:p>68986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2H36M9.996S" table:style-name="ce2">
            <text:p>36:10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Success</text:p>
          </table:table-cell>
          <table:table-cell office:value-type="float" office:value="68986" table:style-name="ce1">
            <text:p>68986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2H36M10.612S" table:style-name="ce2">
            <text:p>36:10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2H36M10.773S" table:style-name="ce2">
            <text:p>36:10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044" table:style-name="ce1">
            <text:p>2044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2H36M10.812S" table:style-name="ce2">
            <text:p>36:10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2H36M10.829S" table:style-name="ce2">
            <text:p>36:10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2H36M10.813S" table:style-name="ce2">
            <text:p>36:10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044" table:style-name="ce1">
            <text:p>2044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2H36M10.844S" table:style-name="ce2">
            <text:p>36:10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044" table:style-name="ce1">
            <text:p>2044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2H36M10.887S" table:style-name="ce2">
            <text:p>36:10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044" table:style-name="ce1">
            <text:p>2044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2H36M10.977S" table:style-name="ce2">
            <text:p>36:11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2H36M10.988S" table:style-name="ce2">
            <text:p>36:11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2H36M10.286S" table:style-name="ce2">
            <text:p>36:10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Success</text:p>
          </table:table-cell>
          <table:table-cell office:value-type="float" office:value="89866" table:style-name="ce1">
            <text:p>89866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2H36M10.319S" table:style-name="ce2">
            <text:p>36:10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Success</text:p>
          </table:table-cell>
          <table:table-cell office:value-type="float" office:value="89866" table:style-name="ce1">
            <text:p>89866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2H36M10.375S" table:style-name="ce2">
            <text:p>36:10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146" table:style-name="ce1">
            <text:p>1146</text:p>
          </table:table-cell>
          <table:table-cell office:value-type="string" table:style-name="ce1">
            <text:p>Success</text:p>
          </table:table-cell>
          <table:table-cell office:value-type="float" office:value="89856" table:style-name="ce1">
            <text:p>89856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2H36M10.434S" table:style-name="ce2">
            <text:p>36:10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Success</text:p>
          </table:table-cell>
          <table:table-cell office:value-type="float" office:value="96374" table:style-name="ce1">
            <text:p>96374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2H36M10.449S" table:style-name="ce2">
            <text:p>36:10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Success</text:p>
          </table:table-cell>
          <table:table-cell office:value-type="float" office:value="96449" table:style-name="ce1">
            <text:p>96449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2H36M10.428S" table:style-name="ce2">
            <text:p>36:10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218" table:style-name="ce1">
            <text:p>1218</text:p>
          </table:table-cell>
          <table:table-cell office:value-type="string" table:style-name="ce1">
            <text:p>Success</text:p>
          </table:table-cell>
          <table:table-cell office:value-type="float" office:value="96376" table:style-name="ce1">
            <text:p>96376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2H36M10.475S" table:style-name="ce2">
            <text:p>36:10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Success</text:p>
          </table:table-cell>
          <table:table-cell office:value-type="float" office:value="99737" table:style-name="ce1">
            <text:p>99737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2H36M10.455S" table:style-name="ce2">
            <text:p>36:10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18" table:style-name="ce1">
            <text:p>1318</text:p>
          </table:table-cell>
          <table:table-cell office:value-type="string" table:style-name="ce1">
            <text:p>Success</text:p>
          </table:table-cell>
          <table:table-cell office:value-type="float" office:value="99663" table:style-name="ce1">
            <text:p>99663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2H36M11.778S" table:style-name="ce2">
            <text:p>36:11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2H36M11.802S" table:style-name="ce2">
            <text:p>36:11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2H36M11.932S" table:style-name="ce2">
            <text:p>36:11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2H36M11.743S" table:style-name="ce2">
            <text:p>36:11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2H36M11.974S" table:style-name="ce2">
            <text:p>36:12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out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2H36M12.006S" table:style-name="ce2">
            <text:p>36:12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ou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2H36M12.005S" table:style-name="ce2">
            <text:p>36:12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2H36M12.065S" table:style-name="ce2">
            <text:p>36:12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2H36M12.117S" table:style-name="ce2">
            <text:p>36:12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2H36M12.192S" table:style-name="ce2">
            <text:p>36:12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2H36M12.252S" table:style-name="ce2">
            <text:p>36:12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2H36M12.325S" table:style-name="ce2">
            <text:p>36:12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2H36M12.347S" table:style-name="ce2">
            <text:p>36:12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2H36M12.389S" table:style-name="ce2">
            <text:p>36:12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2H36M12.469S" table:style-name="ce2">
            <text:p>36:12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2H36M12.559S" table:style-name="ce2">
            <text:p>36:12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2H36M12.644S" table:style-name="ce2">
            <text:p>36:12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2H36M12.680S" table:style-name="ce2">
            <text:p>36:12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2H36M12.688S" table:style-name="ce2">
            <text:p>36:12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2H36M10.525S" table:style-name="ce2">
            <text:p>36:10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212" table:style-name="ce1">
            <text:p>2212</text:p>
          </table:table-cell>
          <table:table-cell office:value-type="string" table:style-name="ce1">
            <text:p>Success</text:p>
          </table:table-cell>
          <table:table-cell office:value-type="float" office:value="109523" table:style-name="ce1">
            <text:p>109523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2H36M10.570S" table:style-name="ce2">
            <text:p>36:10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207" table:style-name="ce1">
            <text:p>2207</text:p>
          </table:table-cell>
          <table:table-cell office:value-type="string" table:style-name="ce1">
            <text:p>Success</text:p>
          </table:table-cell>
          <table:table-cell office:value-type="float" office:value="109521" table:style-name="ce1">
            <text:p>109521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2H36M10.559S" table:style-name="ce2">
            <text:p>36:10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278" table:style-name="ce1">
            <text:p>2278</text:p>
          </table:table-cell>
          <table:table-cell office:value-type="string" table:style-name="ce1">
            <text:p>Success</text:p>
          </table:table-cell>
          <table:table-cell office:value-type="float" office:value="109521" table:style-name="ce1">
            <text:p>109521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2H36M10.517S" table:style-name="ce2">
            <text:p>36:10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457" table:style-name="ce1">
            <text:p>2457</text:p>
          </table:table-cell>
          <table:table-cell office:value-type="string" table:style-name="ce1">
            <text:p>Success</text:p>
          </table:table-cell>
          <table:table-cell office:value-type="float" office:value="109611" table:style-name="ce1">
            <text:p>109611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2H36M13.063S" table:style-name="ce2">
            <text:p>36:13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2H36M13.107S" table:style-name="ce2">
            <text:p>36:13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2H36M13.195S" table:style-name="ce2">
            <text:p>36:13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918" table:style-name="ce1">
            <text:p>918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2H36M13.236S" table:style-name="ce2">
            <text:p>36:13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2H36M10.991S" table:style-name="ce2">
            <text:p>36:11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336" table:style-name="ce1">
            <text:p>2336</text:p>
          </table:table-cell>
          <table:table-cell office:value-type="string" table:style-name="ce1">
            <text:p>Success</text:p>
          </table:table-cell>
          <table:table-cell office:value-type="float" office:value="116163" table:style-name="ce1">
            <text:p>116163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2H36M10.730S" table:style-name="ce2">
            <text:p>36:10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631" table:style-name="ce1">
            <text:p>2631</text:p>
          </table:table-cell>
          <table:table-cell office:value-type="string" table:style-name="ce1">
            <text:p>Success</text:p>
          </table:table-cell>
          <table:table-cell office:value-type="float" office:value="125952" table:style-name="ce1">
            <text:p>125952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2H36M10.890S" table:style-name="ce2">
            <text:p>36:10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482" table:style-name="ce1">
            <text:p>2482</text:p>
          </table:table-cell>
          <table:table-cell office:value-type="string" table:style-name="ce1">
            <text:p>Success</text:p>
          </table:table-cell>
          <table:table-cell office:value-type="float" office:value="125952" table:style-name="ce1">
            <text:p>125952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2H36M10.646S" table:style-name="ce2">
            <text:p>36:10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750" table:style-name="ce1">
            <text:p>2750</text:p>
          </table:table-cell>
          <table:table-cell office:value-type="string" table:style-name="ce1">
            <text:p>Success</text:p>
          </table:table-cell>
          <table:table-cell office:value-type="float" office:value="125954" table:style-name="ce1">
            <text:p>125954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2H36M10.768S" table:style-name="ce2">
            <text:p>36:10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639" table:style-name="ce1">
            <text:p>2639</text:p>
          </table:table-cell>
          <table:table-cell office:value-type="string" table:style-name="ce1">
            <text:p>Success</text:p>
          </table:table-cell>
          <table:table-cell office:value-type="float" office:value="125952" table:style-name="ce1">
            <text:p>125952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2H36M13.400S" table:style-name="ce2">
            <text:p>36:13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2H36M10.585S" table:style-name="ce2">
            <text:p>36:10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851" table:style-name="ce1">
            <text:p>2851</text:p>
          </table:table-cell>
          <table:table-cell office:value-type="string" table:style-name="ce1">
            <text:p>Success</text:p>
          </table:table-cell>
          <table:table-cell office:value-type="float" office:value="126060" table:style-name="ce1">
            <text:p>126060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2H36M10.746S" table:style-name="ce2">
            <text:p>36:10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711" table:style-name="ce1">
            <text:p>2711</text:p>
          </table:table-cell>
          <table:table-cell office:value-type="string" table:style-name="ce1">
            <text:p>Success</text:p>
          </table:table-cell>
          <table:table-cell office:value-type="float" office:value="125952" table:style-name="ce1">
            <text:p>125952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2H36M10.807S" table:style-name="ce2">
            <text:p>36:10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660" table:style-name="ce1">
            <text:p>2660</text:p>
          </table:table-cell>
          <table:table-cell office:value-type="string" table:style-name="ce1">
            <text:p>Success</text:p>
          </table:table-cell>
          <table:table-cell office:value-type="float" office:value="126030" table:style-name="ce1">
            <text:p>126030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2H36M13.503S" table:style-name="ce2">
            <text:p>36:13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2H36M13.560S" table:style-name="ce2">
            <text:p>36:13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out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2H36M10.523S" table:style-name="ce2">
            <text:p>36:10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3113" table:style-name="ce1">
            <text:p>3113</text:p>
          </table:table-cell>
          <table:table-cell office:value-type="string" table:style-name="ce1">
            <text:p>Success</text:p>
          </table:table-cell>
          <table:table-cell office:value-type="float" office:value="81903" table:style-name="ce1">
            <text:p>81903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2H36M10.563S" table:style-name="ce2">
            <text:p>36:10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3087" table:style-name="ce1">
            <text:p>3087</text:p>
          </table:table-cell>
          <table:table-cell office:value-type="string" table:style-name="ce1">
            <text:p>Success</text:p>
          </table:table-cell>
          <table:table-cell office:value-type="float" office:value="68986" table:style-name="ce1">
            <text:p>68986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2H36M13.614S" table:style-name="ce2">
            <text:p>36:13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out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2H36M12.313S" table:style-name="ce2">
            <text:p>36:12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1345" table:style-name="ce1">
            <text:p>1345</text:p>
          </table:table-cell>
          <table:table-cell office:value-type="string" table:style-name="ce1">
            <text:p>Success</text:p>
          </table:table-cell>
          <table:table-cell office:value-type="float" office:value="81796" table:style-name="ce1">
            <text:p>81796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2H36M12.390S" table:style-name="ce2">
            <text:p>36:12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1273" table:style-name="ce1">
            <text:p>1273</text:p>
          </table:table-cell>
          <table:table-cell office:value-type="string" table:style-name="ce1">
            <text:p>Success</text:p>
          </table:table-cell>
          <table:table-cell office:value-type="float" office:value="81796" table:style-name="ce1">
            <text:p>81796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2H36M13.675S" table:style-name="ce2">
            <text:p>36:13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2H36M11.050S" table:style-name="ce2">
            <text:p>36:11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2633" table:style-name="ce1">
            <text:p>2633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2H36M12.524S" table:style-name="ce2">
            <text:p>36:12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Success</text:p>
          </table:table-cell>
          <table:table-cell office:value-type="float" office:value="68986" table:style-name="ce1">
            <text:p>68986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2H36M11.392S" table:style-name="ce2">
            <text:p>36:11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2301" table:style-name="ce1">
            <text:p>2301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2H36M11.070S" table:style-name="ce2">
            <text:p>36:11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624" table:style-name="ce1">
            <text:p>2624</text:p>
          </table:table-cell>
          <table:table-cell office:value-type="string" table:style-name="ce1">
            <text:p>Success</text:p>
          </table:table-cell>
          <table:table-cell office:value-type="float" office:value="129238" table:style-name="ce1">
            <text:p>129238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2H36M13.694S" table:style-name="ce2">
            <text:p>36:13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2H36M13.704S" table:style-name="ce2">
            <text:p>36:13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2H36M13.723S" table:style-name="ce2">
            <text:p>36:13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2H36M13.774S" table:style-name="ce2">
            <text:p>36:13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2H36M13.778S" table:style-name="ce2">
            <text:p>36:13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014" table:style-name="ce1">
            <text:p>1014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2H36M13.700S" table:style-name="ce2">
            <text:p>36:13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81796" table:style-name="ce1">
            <text:p>81796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2H36M13.856S" table:style-name="ce2">
            <text:p>36:13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2H36M13.895S" table:style-name="ce2">
            <text:p>36:13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2H36M13.905S" table:style-name="ce2">
            <text:p>36:13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2H36M13.931S" table:style-name="ce2">
            <text:p>36:13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2H36M13.927S" table:style-name="ce2">
            <text:p>36:13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2H36M13.956S" table:style-name="ce2">
            <text:p>36:14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2H36M13.994S" table:style-name="ce2">
            <text:p>36:14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2H36M14.007S" table:style-name="ce2">
            <text:p>36:14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2H36M14.017S" table:style-name="ce2">
            <text:p>36:14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2H36M14.066S" table:style-name="ce2">
            <text:p>36:14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014" table:style-name="ce1">
            <text:p>1014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2H36M14.197S" table:style-name="ce2">
            <text:p>36:14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2H36M14.217S" table:style-name="ce2">
            <text:p>36:14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2H36M14.193S" table:style-name="ce2">
            <text:p>36:14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2H36M14.280S" table:style-name="ce2">
            <text:p>36:14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2H36M14.280S" table:style-name="ce2">
            <text:p>36:14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2H36M14.293S" table:style-name="ce2">
            <text:p>36:14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2H36M14.132S" table:style-name="ce2">
            <text:p>36:14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81796" table:style-name="ce1">
            <text:p>81796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2H36M14.446S" table:style-name="ce2">
            <text:p>36:14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2H36M14.440S" table:style-name="ce2">
            <text:p>36:14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2H36M13.787S" table:style-name="ce2">
            <text:p>36:13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Success</text:p>
          </table:table-cell>
          <table:table-cell office:value-type="float" office:value="126028" table:style-name="ce1">
            <text:p>126028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2H36M14.474S" table:style-name="ce2">
            <text:p>36:14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68983" table:style-name="ce1">
            <text:p>68983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2H36M14.789S" table:style-name="ce2">
            <text:p>36:14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2H36M14.973S" table:style-name="ce2">
            <text:p>36:15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2H36M13.995S" table:style-name="ce2">
            <text:p>36:14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031" table:style-name="ce1">
            <text:p>1031</text:p>
          </table:table-cell>
          <table:table-cell office:value-type="string" table:style-name="ce1">
            <text:p>Success</text:p>
          </table:table-cell>
          <table:table-cell office:value-type="float" office:value="129239" table:style-name="ce1">
            <text:p>129239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2H36M14.003S" table:style-name="ce2">
            <text:p>36:14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069" table:style-name="ce1">
            <text:p>1069</text:p>
          </table:table-cell>
          <table:table-cell office:value-type="string" table:style-name="ce1">
            <text:p>Success</text:p>
          </table:table-cell>
          <table:table-cell office:value-type="float" office:value="129351" table:style-name="ce1">
            <text:p>129351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2H36M14.083S" table:style-name="ce2">
            <text:p>36:14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217" table:style-name="ce1">
            <text:p>1217</text:p>
          </table:table-cell>
          <table:table-cell office:value-type="string" table:style-name="ce1">
            <text:p>Success</text:p>
          </table:table-cell>
          <table:table-cell office:value-type="float" office:value="129351" table:style-name="ce1">
            <text:p>129351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2H36M14.101S" table:style-name="ce2">
            <text:p>36:14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205" table:style-name="ce1">
            <text:p>1205</text:p>
          </table:table-cell>
          <table:table-cell office:value-type="string" table:style-name="ce1">
            <text:p>Success</text:p>
          </table:table-cell>
          <table:table-cell office:value-type="float" office:value="129319" table:style-name="ce1">
            <text:p>129319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2H36M14.069S" table:style-name="ce2">
            <text:p>36:14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275" table:style-name="ce1">
            <text:p>1275</text:p>
          </table:table-cell>
          <table:table-cell office:value-type="string" table:style-name="ce1">
            <text:p>Success</text:p>
          </table:table-cell>
          <table:table-cell office:value-type="float" office:value="129353" table:style-name="ce1">
            <text:p>129353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2H36M15.334S" table:style-name="ce2">
            <text:p>36:15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2H36M15.311S" table:style-name="ce2">
            <text:p>36:15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out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2H36M14.258S" table:style-name="ce2">
            <text:p>36:14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149" table:style-name="ce1">
            <text:p>1149</text:p>
          </table:table-cell>
          <table:table-cell office:value-type="string" table:style-name="ce1">
            <text:p>Success</text:p>
          </table:table-cell>
          <table:table-cell office:value-type="float" office:value="129351" table:style-name="ce1">
            <text:p>129351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2H36M15.377S" table:style-name="ce2">
            <text:p>36:15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108" table:style-name="ce1">
            <text:p>1108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2H36M14.293S" table:style-name="ce2">
            <text:p>36:14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169" table:style-name="ce1">
            <text:p>1169</text:p>
          </table:table-cell>
          <table:table-cell office:value-type="string" table:style-name="ce1">
            <text:p>Success</text:p>
          </table:table-cell>
          <table:table-cell office:value-type="float" office:value="129353" table:style-name="ce1">
            <text:p>129353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2H36M15.536S" table:style-name="ce2">
            <text:p>36:15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2H36M15.557S" table:style-name="ce2">
            <text:p>36:15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2H36M15.615S" table:style-name="ce2">
            <text:p>36:15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2H36M15.613S" table:style-name="ce2">
            <text:p>36:15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2H36M15.627S" table:style-name="ce2">
            <text:p>36:15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2H36M14.841S" table:style-name="ce2">
            <text:p>36:14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44" table:style-name="ce1">
            <text:p>844</text:p>
          </table:table-cell>
          <table:table-cell office:value-type="string" table:style-name="ce1">
            <text:p>Success</text:p>
          </table:table-cell>
          <table:table-cell office:value-type="float" office:value="129350" table:style-name="ce1">
            <text:p>129350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2H36M15.679S" table:style-name="ce2">
            <text:p>36:15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2H36M15.017S" table:style-name="ce2">
            <text:p>36:15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34" table:style-name="ce1">
            <text:p>734</text:p>
          </table:table-cell>
          <table:table-cell office:value-type="string" table:style-name="ce1">
            <text:p>Success</text:p>
          </table:table-cell>
          <table:table-cell office:value-type="float" office:value="129285" table:style-name="ce1">
            <text:p>129285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2H36M15.719S" table:style-name="ce2">
            <text:p>36:15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68986" table:style-name="ce1">
            <text:p>68986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2H36M15.825S" table:style-name="ce2">
            <text:p>36:15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156" table:style-name="ce1">
            <text:p>1156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2H36M15.879S" table:style-name="ce2">
            <text:p>36:15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2H36M15.877S" table:style-name="ce2">
            <text:p>36:15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036" table:style-name="ce1">
            <text:p>2036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2H36M15.893S" table:style-name="ce2">
            <text:p>36:15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2H36M15.953S" table:style-name="ce2">
            <text:p>36:16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2H36M15.958S" table:style-name="ce2">
            <text:p>36:16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2H36M15.972S" table:style-name="ce2">
            <text:p>36:16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2H36M15.987S" table:style-name="ce2">
            <text:p>36:16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2H36M16.032S" table:style-name="ce2">
            <text:p>36:16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2H36M16.015S" table:style-name="ce2">
            <text:p>36:16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81796" table:style-name="ce1">
            <text:p>81796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2H36M16.085S" table:style-name="ce2">
            <text:p>36:16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2H36M16.104S" table:style-name="ce2">
            <text:p>36:16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2H36M16.246S" table:style-name="ce2">
            <text:p>36:16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2H36M16.267S" table:style-name="ce2">
            <text:p>36:16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2H36M16.306S" table:style-name="ce2">
            <text:p>36:16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2H36M16.381S" table:style-name="ce2">
            <text:p>36:16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2H36M16.088S" table:style-name="ce2">
            <text:p>36:16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Success</text:p>
          </table:table-cell>
          <table:table-cell office:value-type="float" office:value="126028" table:style-name="ce1">
            <text:p>126028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2H36M16.662S" table:style-name="ce2">
            <text:p>36:16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2H36M16.534S" table:style-name="ce2">
            <text:p>36:16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Success</text:p>
          </table:table-cell>
          <table:table-cell office:value-type="float" office:value="126041" table:style-name="ce1">
            <text:p>126041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2H36M16.926S" table:style-name="ce2">
            <text:p>36:16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2H36M17.813S" table:style-name="ce2">
            <text:p>36:17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2H36M17.813S" table:style-name="ce2">
            <text:p>36:17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2H36M18.123S" table:style-name="ce2">
            <text:p>36:18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2H36M18.212S" table:style-name="ce2">
            <text:p>36:18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2H36M18.416S" table:style-name="ce2">
            <text:p>36:18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2H36M18.578S" table:style-name="ce2">
            <text:p>36:18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2H36M21.517S" table:style-name="ce2">
            <text:p>36:21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Success</text:p>
          </table:table-cell>
          <table:table-cell office:value-type="float" office:value="119335" table:style-name="ce1">
            <text:p>119335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2H36M22.001S" table:style-name="ce2">
            <text:p>36:22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2H36M30.169S" table:style-name="ce2">
            <text:p>36:30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2H36M31.289S" table:style-name="ce2">
            <text:p>36:31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ccess</text:p>
          </table:table-cell>
          <table:table-cell office:value-type="float" office:value="63469" table:style-name="ce1">
            <text:p>63469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2H36M36.715S" table:style-name="ce2">
            <text:p>36:36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2H36M39.576S" table:style-name="ce2">
            <text:p>36:39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2H36M41.250S" table:style-name="ce2">
            <text:p>36:41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2H36M42.499S" table:style-name="ce2">
            <text:p>36:42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2H36M48.135S" table:style-name="ce2">
            <text:p>36:48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2H36M48.627S" table:style-name="ce2">
            <text:p>36:48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4185" table:style-name="ce1">
            <text:p>14185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2H36M49.140S" table:style-name="ce2">
            <text:p>36:49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2H36M55.807S" table:style-name="ce2">
            <text:p>36:55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2H36M57.405S" table:style-name="ce2">
            <text:p>36:57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4185" table:style-name="ce1">
            <text:p>14185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2H36M57.462S" table:style-name="ce2">
            <text:p>36:57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2H37M4.810S" table:style-name="ce2">
            <text:p>37:04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2H37M5.268S" table:style-name="ce2">
            <text:p>37:05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4216" table:style-name="ce1">
            <text:p>14216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2H37M6.242S" table:style-name="ce2">
            <text:p>37:06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7470" table:style-name="ce1">
            <text:p>17470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2H37M7.729S" table:style-name="ce2">
            <text:p>37:07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2H37M8.094S" table:style-name="ce2">
            <text:p>37:08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0754" table:style-name="ce1">
            <text:p>20754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2H37M11.985S" table:style-name="ce2">
            <text:p>37:12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2H37M12.500S" table:style-name="ce2">
            <text:p>37:12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2H37M14.730S" table:style-name="ce2">
            <text:p>37:14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2H37M16.559S" table:style-name="ce2">
            <text:p>37:16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2H37M17.575S" table:style-name="ce2">
            <text:p>37:17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2H37M26.070S" table:style-name="ce2">
            <text:p>37:26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0901" table:style-name="ce1">
            <text:p>10901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2H37M28.502S" table:style-name="ce2">
            <text:p>37:28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2H37M30.246S" table:style-name="ce2">
            <text:p>37:30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7616" table:style-name="ce1">
            <text:p>7616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2H37M30.570S" table:style-name="ce2">
            <text:p>37:30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0901" table:style-name="ce1">
            <text:p>10901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2H37M33.186S" table:style-name="ce2">
            <text:p>37:33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2H37M36.730S" table:style-name="ce2">
            <text:p>37:36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2H37M37.876S" table:style-name="ce2">
            <text:p>37:37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2H37M40.026S" table:style-name="ce2">
            <text:p>37:40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2H37M42.713S" table:style-name="ce2">
            <text:p>37:42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2H37M45.325S" table:style-name="ce2">
            <text:p>37:45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2H37M49.508S" table:style-name="ce2">
            <text:p>37:49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2H37M54.098S" table:style-name="ce2">
            <text:p>37:54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2H37M56.412S" table:style-name="ce2">
            <text:p>37:56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617" table:style-name="ce1">
            <text:p>7617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2H37M56.533S" table:style-name="ce2">
            <text:p>37:56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2H37M57.276S" table:style-name="ce2">
            <text:p>37:57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2H38M0.290S" table:style-name="ce2">
            <text:p>38:00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2H38M1.135S" table:style-name="ce2">
            <text:p>38:01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2H38M3.095S" table:style-name="ce2">
            <text:p>38:03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2H38M3.173S" table:style-name="ce2">
            <text:p>38:03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2H38M3.751S" table:style-name="ce2">
            <text:p>38:03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2H38M7.190S" table:style-name="ce2">
            <text:p>38:07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2H38M12.552S" table:style-name="ce2">
            <text:p>38:12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2H38M14.177S" table:style-name="ce2">
            <text:p>38:14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2H38M19.374S" table:style-name="ce2">
            <text:p>38:19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2H38M21.685S" table:style-name="ce2">
            <text:p>38:21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2H38M21.862S" table:style-name="ce2">
            <text:p>38:21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2H38M25.199S" table:style-name="ce2">
            <text:p>38:25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2H38M25.834S" table:style-name="ce2">
            <text:p>38:25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2H38M27.698S" table:style-name="ce2">
            <text:p>38:27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2H38M28.698S" table:style-name="ce2">
            <text:p>38:28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2H38M30.057S" table:style-name="ce2">
            <text:p>38:30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2H38M31.595S" table:style-name="ce2">
            <text:p>38:31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2H38M31.877S" table:style-name="ce2">
            <text:p>38:31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2H38M34.924S" table:style-name="ce2">
            <text:p>38:34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2H38M37.275S" table:style-name="ce2">
            <text:p>38:37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2H38M39.413S" table:style-name="ce2">
            <text:p>38:39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2H38M41.128S" table:style-name="ce2">
            <text:p>38:41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2H38M43.209S" table:style-name="ce2">
            <text:p>38:43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4312" table:style-name="ce1">
            <text:p>4312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2H38M45.547S" table:style-name="ce2">
            <text:p>38:45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2H38M45.736S" table:style-name="ce2">
            <text:p>38:45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2H38M52.816S" table:style-name="ce2">
            <text:p>38:52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2H38M55.326S" table:style-name="ce2">
            <text:p>38:55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2H38M55.626S" table:style-name="ce2">
            <text:p>38:55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2H38M56.365S" table:style-name="ce2">
            <text:p>38:56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2H38M58.717S" table:style-name="ce2">
            <text:p>38:58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2H39M1.125S" table:style-name="ce2">
            <text:p>39:01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2H39M6.676S" table:style-name="ce2">
            <text:p>39:06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2H39M9.180S" table:style-name="ce2">
            <text:p>39:09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2H39M17.203S" table:style-name="ce2">
            <text:p>39:17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2H39M25.119S" table:style-name="ce2">
            <text:p>39:25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2H39M25.594S" table:style-name="ce2">
            <text:p>39:25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2H39M31.241S" table:style-name="ce2">
            <text:p>39:31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2H39M36.195S" table:style-name="ce2">
            <text:p>39:36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2H39M40.495S" table:style-name="ce2">
            <text:p>39:40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2H39M42.900S" table:style-name="ce2">
            <text:p>39:42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2H39M43.992S" table:style-name="ce2">
            <text:p>39:44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2H39M48.046S" table:style-name="ce2">
            <text:p>39:48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4313" table:style-name="ce1">
            <text:p>4313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2H39M48.844S" table:style-name="ce2">
            <text:p>39:48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2H39M54.830S" table:style-name="ce2">
            <text:p>39:54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171406" table:style-name="ce1">
            <text:p>171406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2H39M58.522S" table:style-name="ce2">
            <text:p>39:58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2H40M5.155S" table:style-name="ce2">
            <text:p>40:05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Success</text:p>
          </table:table-cell>
          <table:table-cell office:value-type="float" office:value="35593" table:style-name="ce1">
            <text:p>35593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2H40M9.114S" table:style-name="ce2">
            <text:p>40:09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Success</text:p>
          </table:table-cell>
          <table:table-cell office:value-type="float" office:value="36716" table:style-name="ce1">
            <text:p>36716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2H40M17.248S" table:style-name="ce2">
            <text:p>40:17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2H40M17.403S" table:style-name="ce2">
            <text:p>40:17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2H40M22.875S" table:style-name="ce2">
            <text:p>40:22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2H40M23.579S" table:style-name="ce2">
            <text:p>40:23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2H40M27.720S" table:style-name="ce2">
            <text:p>40:27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2H40M31.835S" table:style-name="ce2">
            <text:p>40:31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2H40M33.412S" table:style-name="ce2">
            <text:p>40:33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2H40M37.303S" table:style-name="ce2">
            <text:p>40:37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2H40M37.122S" table:style-name="ce2">
            <text:p>40:37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Success</text:p>
          </table:table-cell>
          <table:table-cell office:value-type="float" office:value="171410" table:style-name="ce1">
            <text:p>171410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2H40M38.198S" table:style-name="ce2">
            <text:p>40:38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2H40M49.209S" table:style-name="ce2">
            <text:p>40:49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2H40M50.200S" table:style-name="ce2">
            <text:p>40:50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078" table:style-name="ce1">
            <text:p>2078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2H40M53.486S" table:style-name="ce2">
            <text:p>40:53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2H40M53.769S" table:style-name="ce2">
            <text:p>40:53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136" table:style-name="ce1">
            <text:p>2136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2H40M54.534S" table:style-name="ce2">
            <text:p>40:54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2H40M55.464S" table:style-name="ce2">
            <text:p>40:55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2H40M55.902S" table:style-name="ce2">
            <text:p>40:55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2H40M57.657S" table:style-name="ce2">
            <text:p>40:57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136" table:style-name="ce1">
            <text:p>2136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2H41M3.480S" table:style-name="ce2">
            <text:p>41:03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2H41M6.257S" table:style-name="ce2">
            <text:p>41:06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2H41M6.945S" table:style-name="ce2">
            <text:p>41:06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2H41M7.288S" table:style-name="ce2">
            <text:p>41:07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2H41M7.559S" table:style-name="ce2">
            <text:p>41:07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2H41M8.779S" table:style-name="ce2">
            <text:p>41:08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Success</text:p>
          </table:table-cell>
          <table:table-cell office:value-type="float" office:value="171402" table:style-name="ce1">
            <text:p>171402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2H41M14.865S" table:style-name="ce2">
            <text:p>41:14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2H41M16.816S" table:style-name="ce2">
            <text:p>41:16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171410" table:style-name="ce1">
            <text:p>171410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2H41M20.141S" table:style-name="ce2">
            <text:p>41:20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Success</text:p>
          </table:table-cell>
          <table:table-cell office:value-type="float" office:value="171406" table:style-name="ce1">
            <text:p>171406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2H41M20.997S" table:style-name="ce2">
            <text:p>41:21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2H41M25.258S" table:style-name="ce2">
            <text:p>41:25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2H41M37.393S" table:style-name="ce2">
            <text:p>41:37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124" table:style-name="ce1">
            <text:p>2124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2H41M38.435S" table:style-name="ce2">
            <text:p>41:38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124" table:style-name="ce1">
            <text:p>2124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2H41M45.232S" table:style-name="ce2">
            <text:p>41:45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2H41M46.190S" table:style-name="ce2">
            <text:p>41:46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2H41M52.334S" table:style-name="ce2">
            <text:p>41:52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Success</text:p>
          </table:table-cell>
          <table:table-cell office:value-type="float" office:value="202701" table:style-name="ce1">
            <text:p>202701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2H41M54.047S" table:style-name="ce2">
            <text:p>41:54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2H41M54.450S" table:style-name="ce2">
            <text:p>41:54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2H42M4.557S" table:style-name="ce2">
            <text:p>42:04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Success</text:p>
          </table:table-cell>
          <table:table-cell office:value-type="float" office:value="37841" table:style-name="ce1">
            <text:p>37841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2H42M19.855S" table:style-name="ce2">
            <text:p>42:19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124" table:style-name="ce1">
            <text:p>2124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2H42M21.240S" table:style-name="ce2">
            <text:p>42:21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2H42M22.721S" table:style-name="ce2">
            <text:p>42:22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2H42M27.557S" table:style-name="ce2">
            <text:p>42:27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2H42M27.875S" table:style-name="ce2">
            <text:p>42:27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228" table:style-name="ce1">
            <text:p>2228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2H42M31.125S" table:style-name="ce2">
            <text:p>42:31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246" table:style-name="ce1">
            <text:p>1246</text:p>
          </table:table-cell>
          <table:table-cell office:value-type="string" table:style-name="ce1">
            <text:p>Success</text:p>
          </table:table-cell>
          <table:table-cell office:value-type="float" office:value="171406" table:style-name="ce1">
            <text:p>171406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2H42M32.518S" table:style-name="ce2">
            <text:p>42:32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2H42M33.149S" table:style-name="ce2">
            <text:p>42:33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Success</text:p>
          </table:table-cell>
          <table:table-cell office:value-type="float" office:value="171402" table:style-name="ce1">
            <text:p>171402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2H42M38.254S" table:style-name="ce2">
            <text:p>42:38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170" table:style-name="ce1">
            <text:p>2170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2H42M39.400S" table:style-name="ce2">
            <text:p>42:39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2H42M41.782S" table:style-name="ce2">
            <text:p>42:41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2H42M48.795S" table:style-name="ce2">
            <text:p>42:48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171406" table:style-name="ce1">
            <text:p>171406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2H42M50.015S" table:style-name="ce2">
            <text:p>42:50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170" table:style-name="ce1">
            <text:p>2170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2H42M50.315S" table:style-name="ce2">
            <text:p>42:50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170" table:style-name="ce1">
            <text:p>2170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2H42M59.530S" table:style-name="ce2">
            <text:p>42:59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2H43M0.403S" table:style-name="ce2">
            <text:p>43:00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171406" table:style-name="ce1">
            <text:p>171406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2H43M2.799S" table:style-name="ce2">
            <text:p>43:02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2H43M5.295S" table:style-name="ce2">
            <text:p>43:05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2H43M5.555S" table:style-name="ce2">
            <text:p>43:05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2H43M5.991S" table:style-name="ce2">
            <text:p>43:06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2H43M6.358S" table:style-name="ce2">
            <text:p>43:06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4312" table:style-name="ce1">
            <text:p>4312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2H43M10.444S" table:style-name="ce2">
            <text:p>43:10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2H43M14.406S" table:style-name="ce2">
            <text:p>43:14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Success</text:p>
          </table:table-cell>
          <table:table-cell office:value-type="float" office:value="171406" table:style-name="ce1">
            <text:p>171406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2H43M18.229S" table:style-name="ce2">
            <text:p>43:18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2H43M23.161S" table:style-name="ce2">
            <text:p>43:23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228" table:style-name="ce1">
            <text:p>2228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2H43M28.831S" table:style-name="ce2">
            <text:p>43:28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170" table:style-name="ce1">
            <text:p>2170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2H43M28.959S" table:style-name="ce2">
            <text:p>43:29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4312" table:style-name="ce1">
            <text:p>4312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2H43M32.697S" table:style-name="ce2">
            <text:p>43:32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2H43M35.190S" table:style-name="ce2">
            <text:p>43:35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274" table:style-name="ce1">
            <text:p>2274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2H43M34.897S" table:style-name="ce2">
            <text:p>43:34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171406" table:style-name="ce1">
            <text:p>171406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2H43M41.107S" table:style-name="ce2">
            <text:p>43:41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3200" table:style-name="ce1">
            <text:p>93200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2H43M42.569S" table:style-name="ce2">
            <text:p>43:42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274" table:style-name="ce1">
            <text:p>2274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2H43M51.191S" table:style-name="ce2">
            <text:p>43:51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4313" table:style-name="ce1">
            <text:p>4313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2H43M52.184S" table:style-name="ce2">
            <text:p>43:52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171406" table:style-name="ce1">
            <text:p>171406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2H43M52.654S" table:style-name="ce2">
            <text:p>43:52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216" table:style-name="ce1">
            <text:p>2216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2H43M54.137S" table:style-name="ce2">
            <text:p>43:54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274" table:style-name="ce1">
            <text:p>2274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2H43M56.943S" table:style-name="ce2">
            <text:p>43:56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Success</text:p>
          </table:table-cell>
          <table:table-cell office:value-type="float" office:value="171406" table:style-name="ce1">
            <text:p>171406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2H43M57.498S" table:style-name="ce2">
            <text:p>43:57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Success</text:p>
          </table:table-cell>
          <table:table-cell office:value-type="float" office:value="171406" table:style-name="ce1">
            <text:p>171406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2H44M1.599S" table:style-name="ce2">
            <text:p>44:01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274" table:style-name="ce1">
            <text:p>2274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2H44M3.620S" table:style-name="ce2">
            <text:p>44:03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2H44M4.431S" table:style-name="ce2">
            <text:p>44:04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216" table:style-name="ce1">
            <text:p>2216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2H44M8.510S" table:style-name="ce2">
            <text:p>44:08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2H44M9.966S" table:style-name="ce2">
            <text:p>44:10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274" table:style-name="ce1">
            <text:p>2274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2H44M11.547S" table:style-name="ce2">
            <text:p>44:11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274" table:style-name="ce1">
            <text:p>2274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2H44M12.452S" table:style-name="ce2">
            <text:p>44:12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274" table:style-name="ce1">
            <text:p>2274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2H44M17.597S" table:style-name="ce2">
            <text:p>44:17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2H44M18.012S" table:style-name="ce2">
            <text:p>44:18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2H44M21.909S" table:style-name="ce2">
            <text:p>44:21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2H44M32.900S" table:style-name="ce2">
            <text:p>44:32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308" table:style-name="ce1">
            <text:p>2308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2H44M37.597S" table:style-name="ce2">
            <text:p>44:37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2H44M37.582S" table:style-name="ce2">
            <text:p>44:37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79853" table:style-name="ce1">
            <text:p>79853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2H44M43.015S" table:style-name="ce2">
            <text:p>44:43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2H44M43.294S" table:style-name="ce2">
            <text:p>44:43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2H44M44.375S" table:style-name="ce2">
            <text:p>44:44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2H44M45.922S" table:style-name="ce2">
            <text:p>44:45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2H44M53.508S" table:style-name="ce2">
            <text:p>44:53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2H44M53.747S" table:style-name="ce2">
            <text:p>44:53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4312" table:style-name="ce1">
            <text:p>4312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2H45M3.140S" table:style-name="ce2">
            <text:p>45:03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2H45M3.880S" table:style-name="ce2">
            <text:p>45:03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79853" table:style-name="ce1">
            <text:p>79853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2H45M7.194S" table:style-name="ce2">
            <text:p>45:07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2H45M9.760S" table:style-name="ce2">
            <text:p>45:09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42" table:style-name="ce1">
            <text:p>2442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2H45M23.467S" table:style-name="ce2">
            <text:p>45:23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4312" table:style-name="ce1">
            <text:p>4312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2H45M26.092S" table:style-name="ce2">
            <text:p>45:26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Success</text:p>
          </table:table-cell>
          <table:table-cell office:value-type="float" office:value="171406" table:style-name="ce1">
            <text:p>171406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2H45M26.447S" table:style-name="ce2">
            <text:p>45:26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42" table:style-name="ce1">
            <text:p>2442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2H45M26.575S" table:style-name="ce2">
            <text:p>45:26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2H45M27.276S" table:style-name="ce2">
            <text:p>45:27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7617" table:style-name="ce1">
            <text:p>7617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2H45M30.554S" table:style-name="ce2">
            <text:p>45:30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2H45M32.383S" table:style-name="ce2">
            <text:p>45:32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2H45M37.415S" table:style-name="ce2">
            <text:p>45:37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Success</text:p>
          </table:table-cell>
          <table:table-cell office:value-type="float" office:value="171410" table:style-name="ce1">
            <text:p>171410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2H45M38.256S" table:style-name="ce2">
            <text:p>45:38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42" table:style-name="ce1">
            <text:p>2442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2H45M39.254S" table:style-name="ce2">
            <text:p>45:39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2H45M40.011S" table:style-name="ce2">
            <text:p>45:40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2H45M40.651S" table:style-name="ce2">
            <text:p>45:40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2H45M41.201S" table:style-name="ce2">
            <text:p>45:41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79966" table:style-name="ce1">
            <text:p>79966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2H45M42.393S" table:style-name="ce2">
            <text:p>45:42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2H45M43.595S" table:style-name="ce2">
            <text:p>45:43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2H45M44.001S" table:style-name="ce2">
            <text:p>45:44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70274" table:style-name="ce1">
            <text:p>70274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2H45M45.402S" table:style-name="ce2">
            <text:p>45:45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592" table:style-name="ce1">
            <text:p>2592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2H45M47.309S" table:style-name="ce2">
            <text:p>45:47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92" table:style-name="ce1">
            <text:p>2592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2H45M47.311S" table:style-name="ce2">
            <text:p>45:47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2H45M53.795S" table:style-name="ce2">
            <text:p>45:53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2H45M54.230S" table:style-name="ce2">
            <text:p>45:54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2H45M55.652S" table:style-name="ce2">
            <text:p>45:55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79853" table:style-name="ce1">
            <text:p>79853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2H46M2.510S" table:style-name="ce2">
            <text:p>46:02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2H46M4.684S" table:style-name="ce2">
            <text:p>46:04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2H46M6.442S" table:style-name="ce2">
            <text:p>46:06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2H46M8.099S" table:style-name="ce2">
            <text:p>46:08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4313" table:style-name="ce1">
            <text:p>4313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2H46M11.550S" table:style-name="ce2">
            <text:p>46:11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2H46M13.685S" table:style-name="ce2">
            <text:p>46:13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2H46M29.306S" table:style-name="ce2">
            <text:p>46:29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636" table:style-name="ce1">
            <text:p>2636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2H46M29.493S" table:style-name="ce2">
            <text:p>46:29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578" table:style-name="ce1">
            <text:p>2578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2H46M30.106S" table:style-name="ce2">
            <text:p>46:30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578" table:style-name="ce1">
            <text:p>2578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2H46M33.853S" table:style-name="ce2">
            <text:p>46:33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2H46M34.002S" table:style-name="ce2">
            <text:p>46:34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2H46M35.511S" table:style-name="ce2">
            <text:p>46:35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4357" table:style-name="ce1">
            <text:p>4357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2H46M36.016S" table:style-name="ce2">
            <text:p>46:36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Success</text:p>
          </table:table-cell>
          <table:table-cell office:value-type="float" office:value="171406" table:style-name="ce1">
            <text:p>171406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2H46M38.395S" table:style-name="ce2">
            <text:p>46:38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2H46M39.599S" table:style-name="ce2">
            <text:p>46:39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2H46M42.458S" table:style-name="ce2">
            <text:p>46:42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7648" table:style-name="ce1">
            <text:p>7648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2H46M51.921S" table:style-name="ce2">
            <text:p>46:51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728" table:style-name="ce1">
            <text:p>2728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2H46M55.341S" table:style-name="ce2">
            <text:p>46:55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2H46M57.983S" table:style-name="ce2">
            <text:p>46:58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598" table:style-name="ce1">
            <text:p>7598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2H47M0.625S" table:style-name="ce2">
            <text:p>47:00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2H47M4.602S" table:style-name="ce2">
            <text:p>47:04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79853" table:style-name="ce1">
            <text:p>79853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2H47M9.007S" table:style-name="ce2">
            <text:p>47:09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2H47M9.201S" table:style-name="ce2">
            <text:p>47:09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2H47M10.271S" table:style-name="ce2">
            <text:p>47:10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2H47M10.735S" table:style-name="ce2">
            <text:p>47:10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2H47M18.690S" table:style-name="ce2">
            <text:p>47:18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93205" table:style-name="ce1">
            <text:p>93205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2H47M19.590S" table:style-name="ce2">
            <text:p>47:19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2H47M20.505S" table:style-name="ce2">
            <text:p>47:20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4312" table:style-name="ce1">
            <text:p>4312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2H47M20.835S" table:style-name="ce2">
            <text:p>47:20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7615" table:style-name="ce1">
            <text:p>7615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2H47M21.673S" table:style-name="ce2">
            <text:p>47:21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2H47M24.142S" table:style-name="ce2">
            <text:p>47:24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Success</text:p>
          </table:table-cell>
          <table:table-cell office:value-type="float" office:value="171406" table:style-name="ce1">
            <text:p>171406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2H47M25.541S" table:style-name="ce2">
            <text:p>47:25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2H47M26.733S" table:style-name="ce2">
            <text:p>47:26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0901" table:style-name="ce1">
            <text:p>10901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2H47M28.741S" table:style-name="ce2">
            <text:p>47:28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772" table:style-name="ce1">
            <text:p>2772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2H47M39.616S" table:style-name="ce2">
            <text:p>47:39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Success</text:p>
          </table:table-cell>
          <table:table-cell office:value-type="float" office:value="171410" table:style-name="ce1">
            <text:p>171410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2H47M48.143S" table:style-name="ce2">
            <text:p>47:48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4313" table:style-name="ce1">
            <text:p>4313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2H47M52.446S" table:style-name="ce2">
            <text:p>47:52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2H47M58.160S" table:style-name="ce2">
            <text:p>47:58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2H47M59.970S" table:style-name="ce2">
            <text:p>48:00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2H48M0.574S" table:style-name="ce2">
            <text:p>48:00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760" table:style-name="ce1">
            <text:p>2760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2H48M0.752S" table:style-name="ce2">
            <text:p>48:00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2H48M1.779S" table:style-name="ce2">
            <text:p>48:01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2H48M5.506S" table:style-name="ce2">
            <text:p>48:05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2H48M7.586S" table:style-name="ce2">
            <text:p>48:07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2H48M7.756S" table:style-name="ce2">
            <text:p>48:07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2H48M7.884S" table:style-name="ce2">
            <text:p>48:07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760" table:style-name="ce1">
            <text:p>2760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2H48M9.070S" table:style-name="ce2">
            <text:p>48:09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2H48M18.332S" table:style-name="ce2">
            <text:p>48:18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818" table:style-name="ce1">
            <text:p>2818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2H48M19.269S" table:style-name="ce2">
            <text:p>48:19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2H48M19.771S" table:style-name="ce2">
            <text:p>48:19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2H48M21.996S" table:style-name="ce2">
            <text:p>48:22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2H48M26.694S" table:style-name="ce2">
            <text:p>48:26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818" table:style-name="ce1">
            <text:p>2818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2H48M27.230S" table:style-name="ce2">
            <text:p>48:27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2H48M32.853S" table:style-name="ce2">
            <text:p>48:32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2H48M33.943S" table:style-name="ce2">
            <text:p>48:33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2H48M34.269S" table:style-name="ce2">
            <text:p>48:34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2H48M34.419S" table:style-name="ce2">
            <text:p>48:34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2H48M34.641S" table:style-name="ce2">
            <text:p>48:34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2H48M36.617S" table:style-name="ce2">
            <text:p>48:36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2H48M37.540S" table:style-name="ce2">
            <text:p>48:37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4294" table:style-name="ce1">
            <text:p>4294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2H48M40.551S" table:style-name="ce2">
            <text:p>48:40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2H48M42.185S" table:style-name="ce2">
            <text:p>48:42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2H48M44.836S" table:style-name="ce2">
            <text:p>48:44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806" table:style-name="ce1">
            <text:p>2806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2H49M0.798S" table:style-name="ce2">
            <text:p>49:00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70274" table:style-name="ce1">
            <text:p>70274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2H49M3.318S" table:style-name="ce2">
            <text:p>49:03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864" table:style-name="ce1">
            <text:p>2864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2H49M3.436S" table:style-name="ce2">
            <text:p>49:03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70271" table:style-name="ce1">
            <text:p>70271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2H49M4.714S" table:style-name="ce2">
            <text:p>49:04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2H49M9.387S" table:style-name="ce2">
            <text:p>49:09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2H49M9.239S" table:style-name="ce2">
            <text:p>49:09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70274" table:style-name="ce1">
            <text:p>70274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2H49M11.480S" table:style-name="ce2">
            <text:p>49:11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2H49M12.695S" table:style-name="ce2">
            <text:p>49:12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2H49M13.352S" table:style-name="ce2">
            <text:p>49:13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2H49M15.469S" table:style-name="ce2">
            <text:p>49:15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70274" table:style-name="ce1">
            <text:p>70274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2H49M18.108S" table:style-name="ce2">
            <text:p>49:18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4312" table:style-name="ce1">
            <text:p>4312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2H49M21.306S" table:style-name="ce2">
            <text:p>49:21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2H49M23.300S" table:style-name="ce2">
            <text:p>49:23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2H49M24.318S" table:style-name="ce2">
            <text:p>49:24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2H49M24.715S" table:style-name="ce2">
            <text:p>49:24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2H49M27.681S" table:style-name="ce2">
            <text:p>49:27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2H49M33.227S" table:style-name="ce2">
            <text:p>49:33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7659" table:style-name="ce1">
            <text:p>7659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2H49M33.835S" table:style-name="ce2">
            <text:p>49:33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0900" table:style-name="ce1">
            <text:p>10900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2H49M36.908S" table:style-name="ce2">
            <text:p>49:36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2H49M37.690S" table:style-name="ce2">
            <text:p>49:37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2H49M46.528S" table:style-name="ce2">
            <text:p>49:46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2H49M50.285S" table:style-name="ce2">
            <text:p>49:50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2H49M52.391S" table:style-name="ce2">
            <text:p>49:52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2H49M53.326S" table:style-name="ce2">
            <text:p>49:53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2H49M57.439S" table:style-name="ce2">
            <text:p>49:57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70271" table:style-name="ce1">
            <text:p>70271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2H49M57.653S" table:style-name="ce2">
            <text:p>49:57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2H50M1.855S" table:style-name="ce2">
            <text:p>50:01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2H50M3.365S" table:style-name="ce2">
            <text:p>50:03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2H50M3.495S" table:style-name="ce2">
            <text:p>50:03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3002" table:style-name="ce1">
            <text:p>3002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2H50M3.994S" table:style-name="ce2">
            <text:p>50:04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4313" table:style-name="ce1">
            <text:p>4313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2H50M5.837S" table:style-name="ce2">
            <text:p>50:05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2H50M11.661S" table:style-name="ce2">
            <text:p>50:11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2H50M12.867S" table:style-name="ce2">
            <text:p>50:12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2H50M13.313S" table:style-name="ce2">
            <text:p>50:13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2H50M17.786S" table:style-name="ce2">
            <text:p>50:17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70274" table:style-name="ce1">
            <text:p>70274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2H50M19.826S" table:style-name="ce2">
            <text:p>50:19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70274" table:style-name="ce1">
            <text:p>70274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2H50M23.664S" table:style-name="ce2">
            <text:p>50:23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2H50M27.209S" table:style-name="ce2">
            <text:p>50:27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2H50M34.225S" table:style-name="ce2">
            <text:p>50:34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2H50M34.226S" table:style-name="ce2">
            <text:p>50:34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2H50M41.142S" table:style-name="ce2">
            <text:p>50:41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2H50M44.420S" table:style-name="ce2">
            <text:p>50:44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4357" table:style-name="ce1">
            <text:p>4357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2H50M46.507S" table:style-name="ce2">
            <text:p>50:46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02" table:style-name="ce1">
            <text:p>302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2H50M47.590S" table:style-name="ce2">
            <text:p>50:47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2H50M50.813S" table:style-name="ce2">
            <text:p>50:50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2H50M51.287S" table:style-name="ce2">
            <text:p>50:51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7630" table:style-name="ce1">
            <text:p>7630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2H50M53.100S" table:style-name="ce2">
            <text:p>50:53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2H50M57.082S" table:style-name="ce2">
            <text:p>50:57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2H51M2.196S" table:style-name="ce2">
            <text:p>51:02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2H51M2.850S" table:style-name="ce2">
            <text:p>51:02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2H51M8.992S" table:style-name="ce2">
            <text:p>51:09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2H51M9.815S" table:style-name="ce2">
            <text:p>51:09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2H51M13.679S" table:style-name="ce2">
            <text:p>51:13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2H51M13.712S" table:style-name="ce2">
            <text:p>51:13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2H51M14.521S" table:style-name="ce2">
            <text:p>51:14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ccess</text:p>
          </table:table-cell>
          <table:table-cell office:value-type="float" office:value="70274" table:style-name="ce1">
            <text:p>70274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2H51M18.103S" table:style-name="ce2">
            <text:p>51:18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2H51M19.124S" table:style-name="ce2">
            <text:p>51:19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2H51M19.278S" table:style-name="ce2">
            <text:p>51:19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2H51M20.150S" table:style-name="ce2">
            <text:p>51:20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4357" table:style-name="ce1">
            <text:p>4357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2H51M21.097S" table:style-name="ce2">
            <text:p>51:21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2H51M21.337S" table:style-name="ce2">
            <text:p>51:21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302" table:style-name="ce1">
            <text:p>302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2H51M21.777S" table:style-name="ce2">
            <text:p>51:21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2H51M24.440S" table:style-name="ce2">
            <text:p>51:24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2H51M26.239S" table:style-name="ce2">
            <text:p>51:26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7661" table:style-name="ce1">
            <text:p>7661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2H51M26.632S" table:style-name="ce2">
            <text:p>51:26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2H51M27.764S" table:style-name="ce2">
            <text:p>51:27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2H51M38.294S" table:style-name="ce2">
            <text:p>51:38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2H51M41.579S" table:style-name="ce2">
            <text:p>51:41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616" table:style-name="ce1">
            <text:p>7616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2H51M43.595S" table:style-name="ce2">
            <text:p>51:43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2H51M48.405S" table:style-name="ce2">
            <text:p>51:48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2H51M50.717S" table:style-name="ce2">
            <text:p>51:50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2H51M51.878S" table:style-name="ce2">
            <text:p>51:51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2H51M54.041S" table:style-name="ce2">
            <text:p>51:54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2H51M55.085S" table:style-name="ce2">
            <text:p>51:55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2H51M58.570S" table:style-name="ce2">
            <text:p>51:58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2H52M0.451S" table:style-name="ce2">
            <text:p>52:00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7659" table:style-name="ce1">
            <text:p>7659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2H52M3.704S" table:style-name="ce2">
            <text:p>52:03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2H52M4.360S" table:style-name="ce2">
            <text:p>52:04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70274" table:style-name="ce1">
            <text:p>70274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2H52M8.957S" table:style-name="ce2">
            <text:p>52:09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70386" table:style-name="ce1">
            <text:p>70386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2H52M10.451S" table:style-name="ce2">
            <text:p>52:10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7659" table:style-name="ce1">
            <text:p>7659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2H52M13.613S" table:style-name="ce2">
            <text:p>52:13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2H52M17.256S" table:style-name="ce2">
            <text:p>52:17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2H52M19.957S" table:style-name="ce2">
            <text:p>52:20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02" table:style-name="ce1">
            <text:p>302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2H52M21.460S" table:style-name="ce2">
            <text:p>52:21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2H52M27.947S" table:style-name="ce2">
            <text:p>52:27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02" table:style-name="ce1">
            <text:p>302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2H52M32.018S" table:style-name="ce2">
            <text:p>52:32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2H52M34.776S" table:style-name="ce2">
            <text:p>52:34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302" table:style-name="ce1">
            <text:p>302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2H52M40.558S" table:style-name="ce2">
            <text:p>52:40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2H52M45.848S" table:style-name="ce2">
            <text:p>52:45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2H52M49.811S" table:style-name="ce2">
            <text:p>52:49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70274" table:style-name="ce1">
            <text:p>70274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2H52M51.550S" table:style-name="ce2">
            <text:p>52:51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2H52M52.106S" table:style-name="ce2">
            <text:p>52:52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2H52M52.641S" table:style-name="ce2">
            <text:p>52:52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2H52M54.429S" table:style-name="ce2">
            <text:p>52:54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2H53M1.964S" table:style-name="ce2">
            <text:p>53:02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2H53M6.857S" table:style-name="ce2">
            <text:p>53:06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2H53M8.786S" table:style-name="ce2">
            <text:p>53:08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4355" table:style-name="ce1">
            <text:p>4355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2H53M10.656S" table:style-name="ce2">
            <text:p>53:10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70271" table:style-name="ce1">
            <text:p>70271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2H53M18.069S" table:style-name="ce2">
            <text:p>53:18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2H53M20.637S" table:style-name="ce2">
            <text:p>53:20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2H53M21.412S" table:style-name="ce2">
            <text:p>53:21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02" table:style-name="ce1">
            <text:p>302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2H53M22.109S" table:style-name="ce2">
            <text:p>53:22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2H53M23.763S" table:style-name="ce2">
            <text:p>53:23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2H53M24.080S" table:style-name="ce2">
            <text:p>53:24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2H53M24.605S" table:style-name="ce2">
            <text:p>53:24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2H53M25.258S" table:style-name="ce2">
            <text:p>53:25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2H53M25.824S" table:style-name="ce2">
            <text:p>53:25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2H53M26.508S" table:style-name="ce2">
            <text:p>53:26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7659" table:style-name="ce1">
            <text:p>7659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2H53M32.020S" table:style-name="ce2">
            <text:p>53:32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2H53M33.293S" table:style-name="ce2">
            <text:p>53:33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2H53M35.805S" table:style-name="ce2">
            <text:p>53:35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94" table:style-name="ce1">
            <text:p>494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2H53M40.452S" table:style-name="ce2">
            <text:p>53:40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2H53M40.398S" table:style-name="ce2">
            <text:p>53:40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69980" table:style-name="ce1">
            <text:p>69980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2H53M41.498S" table:style-name="ce2">
            <text:p>53:41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02" table:style-name="ce1">
            <text:p>302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2H53M42.084S" table:style-name="ce2">
            <text:p>53:42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2H53M45.900S" table:style-name="ce2">
            <text:p>53:45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70274" table:style-name="ce1">
            <text:p>70274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2H53M46.032S" table:style-name="ce2">
            <text:p>53:46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7660" table:style-name="ce1">
            <text:p>7660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2H53M50.413S" table:style-name="ce2">
            <text:p>53:50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2H53M51.766S" table:style-name="ce2">
            <text:p>53:51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2H53M52.565S" table:style-name="ce2">
            <text:p>53:52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2H53M52.852S" table:style-name="ce2">
            <text:p>53:52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692" table:style-name="ce1">
            <text:p>7692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2H53M54.678S" table:style-name="ce2">
            <text:p>53:54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70271" table:style-name="ce1">
            <text:p>70271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2H53M54.894S" table:style-name="ce2">
            <text:p>53:54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2H53M55.918S" table:style-name="ce2">
            <text:p>53:55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2H53M59.034S" table:style-name="ce2">
            <text:p>53:59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2H54M1.577S" table:style-name="ce2">
            <text:p>54:01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2H54M7.511S" table:style-name="ce2">
            <text:p>54:07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2H54M9.052S" table:style-name="ce2">
            <text:p>54:09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2H54M9.301S" table:style-name="ce2">
            <text:p>54:09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2H54M13.910S" table:style-name="ce2">
            <text:p>54:13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70274" table:style-name="ce1">
            <text:p>70274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2H54M14.702S" table:style-name="ce2">
            <text:p>54:14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2H54M24.465S" table:style-name="ce2">
            <text:p>54:24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2H54M29.518S" table:style-name="ce2">
            <text:p>54:29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2H54M29.449S" table:style-name="ce2">
            <text:p>54:29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70274" table:style-name="ce1">
            <text:p>70274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2H54M31.373S" table:style-name="ce2">
            <text:p>54:31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2H54M35.809S" table:style-name="ce2">
            <text:p>54:35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02" table:style-name="ce1">
            <text:p>302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2H54M36.634S" table:style-name="ce2">
            <text:p>54:36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2H54M39.275S" table:style-name="ce2">
            <text:p>54:39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4356" table:style-name="ce1">
            <text:p>4356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2H54M40.894S" table:style-name="ce2">
            <text:p>54:40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2H54M41.375S" table:style-name="ce2">
            <text:p>54:41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2H54M41.553S" table:style-name="ce2">
            <text:p>54:41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2H54M41.975S" table:style-name="ce2">
            <text:p>54:42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2H54M48.341S" table:style-name="ce2">
            <text:p>54:48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2H54M57.381S" table:style-name="ce2">
            <text:p>54:57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69980" table:style-name="ce1">
            <text:p>69980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2H54M57.627S" table:style-name="ce2">
            <text:p>54:57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2H54M58.895S" table:style-name="ce2">
            <text:p>54:58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69980" table:style-name="ce1">
            <text:p>69980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2H55M2.783S" table:style-name="ce2">
            <text:p>55:02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2H55M7.053S" table:style-name="ce2">
            <text:p>55:07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2H55M8.147S" table:style-name="ce2">
            <text:p>55:08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2H55M8.814S" table:style-name="ce2">
            <text:p>55:08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2H55M13.810S" table:style-name="ce2">
            <text:p>55:13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2H55M15.395S" table:style-name="ce2">
            <text:p>55:15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2H55M21.199S" table:style-name="ce2">
            <text:p>55:21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69980" table:style-name="ce1">
            <text:p>69980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2H55M26.104S" table:style-name="ce2">
            <text:p>55:26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2H55M27.242S" table:style-name="ce2">
            <text:p>55:27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2H55M28.009S" table:style-name="ce2">
            <text:p>55:28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2H55M28.797S" table:style-name="ce2">
            <text:p>55:28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4357" table:style-name="ce1">
            <text:p>4357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2H55M30.310S" table:style-name="ce2">
            <text:p>55:30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2H55M35.852S" table:style-name="ce2">
            <text:p>55:35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7661" table:style-name="ce1">
            <text:p>7661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2H55M43.628S" table:style-name="ce2">
            <text:p>55:43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2H55M48.428S" table:style-name="ce2">
            <text:p>55:48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302" table:style-name="ce1">
            <text:p>302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2H55M53.568S" table:style-name="ce2">
            <text:p>55:53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2H55M53.639S" table:style-name="ce2">
            <text:p>55:53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2H55M56.879S" table:style-name="ce2">
            <text:p>55:56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4357" table:style-name="ce1">
            <text:p>4357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2H56M0.964S" table:style-name="ce2">
            <text:p>56:01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2H56M8.897S" table:style-name="ce2">
            <text:p>56:08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2H56M9.068S" table:style-name="ce2">
            <text:p>56:09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70274" table:style-name="ce1">
            <text:p>70274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2H56M14.351S" table:style-name="ce2">
            <text:p>56:14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02" table:style-name="ce1">
            <text:p>302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2H56M23.366S" table:style-name="ce2">
            <text:p>56:23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2H56M29.107S" table:style-name="ce2">
            <text:p>56:29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2H56M30.037S" table:style-name="ce2">
            <text:p>56:30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2H56M35.198S" table:style-name="ce2">
            <text:p>56:35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2H56M38.562S" table:style-name="ce2">
            <text:p>56:38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2H56M39.088S" table:style-name="ce2">
            <text:p>56:39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2H56M40.083S" table:style-name="ce2">
            <text:p>56:40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2H56M41.614S" table:style-name="ce2">
            <text:p>56:41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2H56M43.727S" table:style-name="ce2">
            <text:p>56:43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2H56M44.038S" table:style-name="ce2">
            <text:p>56:44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2H56M45.640S" table:style-name="ce2">
            <text:p>56:45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2H56M46.917S" table:style-name="ce2">
            <text:p>56:46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2H56M51.653S" table:style-name="ce2">
            <text:p>56:51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2H56M54.073S" table:style-name="ce2">
            <text:p>56:54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69980" table:style-name="ce1">
            <text:p>69980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2H56M58.855S" table:style-name="ce2">
            <text:p>56:58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2H57M1.133S" table:style-name="ce2">
            <text:p>57:01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02" table:style-name="ce1">
            <text:p>302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2H57M6.511S" table:style-name="ce2">
            <text:p>57:06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02" table:style-name="ce1">
            <text:p>302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2H57M7.439S" table:style-name="ce2">
            <text:p>57:07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2H57M7.856S" table:style-name="ce2">
            <text:p>57:07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2H57M8.194S" table:style-name="ce2">
            <text:p>57:08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2H57M11.034S" table:style-name="ce2">
            <text:p>57:11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2H57M12.258S" table:style-name="ce2">
            <text:p>57:12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4331" table:style-name="ce1">
            <text:p>4331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2H57M12.974S" table:style-name="ce2">
            <text:p>57:13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2H57M17.816S" table:style-name="ce2">
            <text:p>57:17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2H57M23.428S" table:style-name="ce2">
            <text:p>57:23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2H57M29.313S" table:style-name="ce2">
            <text:p>57:29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7630" table:style-name="ce1">
            <text:p>7630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2H57M29.743S" table:style-name="ce2">
            <text:p>57:29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69980" table:style-name="ce1">
            <text:p>69980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2H57M30.316S" table:style-name="ce2">
            <text:p>57:30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494" table:style-name="ce1">
            <text:p>494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2H57M32.064S" table:style-name="ce2">
            <text:p>57:32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494" table:style-name="ce1">
            <text:p>494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2H57M32.615S" table:style-name="ce2">
            <text:p>57:32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2H57M32.550S" table:style-name="ce2">
            <text:p>57:32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70274" table:style-name="ce1">
            <text:p>70274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2H57M32.861S" table:style-name="ce2">
            <text:p>57:32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69976" table:style-name="ce1">
            <text:p>69976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2H57M37.099S" table:style-name="ce2">
            <text:p>57:37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69980" table:style-name="ce1">
            <text:p>69980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2H57M43.568S" table:style-name="ce2">
            <text:p>57:43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2H57M48.512S" table:style-name="ce2">
            <text:p>57:48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7660" table:style-name="ce1">
            <text:p>7660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2H57M53.334S" table:style-name="ce2">
            <text:p>57:53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666" table:style-name="ce1">
            <text:p>7666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2H57M53.833S" table:style-name="ce2">
            <text:p>57:53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2H57M56.098S" table:style-name="ce2">
            <text:p>57:56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2H57M56.758S" table:style-name="ce2">
            <text:p>57:56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2H57M58.217S" table:style-name="ce2">
            <text:p>57:58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2H58M16.372S" table:style-name="ce2">
            <text:p>58:16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2H58M16.750S" table:style-name="ce2">
            <text:p>58:16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2H58M17.204S" table:style-name="ce2">
            <text:p>58:17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2H58M21.916S" table:style-name="ce2">
            <text:p>58:21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2H58M27.366S" table:style-name="ce2">
            <text:p>58:27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2H58M28.600S" table:style-name="ce2">
            <text:p>58:28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2H58M30.261S" table:style-name="ce2">
            <text:p>58:30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2H58M32.909S" table:style-name="ce2">
            <text:p>58:32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2H58M38.426S" table:style-name="ce2">
            <text:p>58:38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2H58M41.950S" table:style-name="ce2">
            <text:p>58:42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69980" table:style-name="ce1">
            <text:p>69980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2H58M44.412S" table:style-name="ce2">
            <text:p>58:44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2H58M45.781S" table:style-name="ce2">
            <text:p>58:45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2H58M45.687S" table:style-name="ce2">
            <text:p>58:45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uccess</text:p>
          </table:table-cell>
          <table:table-cell office:value-type="float" office:value="71798" table:style-name="ce1">
            <text:p>71798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2H58M56.196S" table:style-name="ce2">
            <text:p>58:56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70274" table:style-name="ce1">
            <text:p>70274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2H58M56.703S" table:style-name="ce2">
            <text:p>58:56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69980" table:style-name="ce1">
            <text:p>69980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2H58M58.166S" table:style-name="ce2">
            <text:p>58:58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2H59M0.816S" table:style-name="ce2">
            <text:p>59:00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69980" table:style-name="ce1">
            <text:p>69980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2H59M6.962S" table:style-name="ce2">
            <text:p>59:07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362" table:style-name="ce1">
            <text:p>4362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2H59M9.095S" table:style-name="ce2">
            <text:p>59:09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7661" table:style-name="ce1">
            <text:p>7661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2H59M9.433S" table:style-name="ce2">
            <text:p>59:09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2H59M21.526S" table:style-name="ce2">
            <text:p>59:21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2H59M23.752S" table:style-name="ce2">
            <text:p>59:23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2H59M23.910S" table:style-name="ce2">
            <text:p>59:23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2H59M25.215S" table:style-name="ce2">
            <text:p>59:25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2H59M31.366S" table:style-name="ce2">
            <text:p>59:31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2H59M36.619S" table:style-name="ce2">
            <text:p>59:36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2H59M36.751S" table:style-name="ce2">
            <text:p>59:36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2H59M40.339S" table:style-name="ce2">
            <text:p>59:40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2H59M41.775S" table:style-name="ce2">
            <text:p>59:41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2H59M43.717S" table:style-name="ce2">
            <text:p>59:43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2H59M51.577S" table:style-name="ce2">
            <text:p>59:51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2H59M52.142S" table:style-name="ce2">
            <text:p>59:52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2H59M52.470S" table:style-name="ce2">
            <text:p>59:52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2H59M53.422S" table:style-name="ce2">
            <text:p>59:53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2H59M54.192S" table:style-name="ce2">
            <text:p>59:54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2H59M55.490S" table:style-name="ce2">
            <text:p>59:55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331" table:style-name="ce1">
            <text:p>4331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2H59M55.602S" table:style-name="ce2">
            <text:p>59:55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70914" table:style-name="ce1">
            <text:p>70914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2H59M55.699S" table:style-name="ce2">
            <text:p>59:55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2H59M58.406S" table:style-name="ce2">
            <text:p>59:58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70092" table:style-name="ce1">
            <text:p>70092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3H0M0.242S" table:style-name="ce2">
            <text:p>00:00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3H0M2.395S" table:style-name="ce2">
            <text:p>00:02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3H0M3.114S" table:style-name="ce2">
            <text:p>00:03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3H0M3.993S" table:style-name="ce2">
            <text:p>00:04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3H0M14.755S" table:style-name="ce2">
            <text:p>00:14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69976" table:style-name="ce1">
            <text:p>69976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3H0M17.280S" table:style-name="ce2">
            <text:p>00:17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uccess</text:p>
          </table:table-cell>
          <table:table-cell office:value-type="float" office:value="71798" table:style-name="ce1">
            <text:p>71798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3H0M23.719S" table:style-name="ce2">
            <text:p>00:23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3H0M31.730S" table:style-name="ce2">
            <text:p>00:31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3H0M39.832S" table:style-name="ce2">
            <text:p>00:39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69980" table:style-name="ce1">
            <text:p>69980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3H0M50.381S" table:style-name="ce2">
            <text:p>00:50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69980" table:style-name="ce1">
            <text:p>69980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3H0M50.975S" table:style-name="ce2">
            <text:p>00:51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3H0M53.824S" table:style-name="ce2">
            <text:p>00:53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3H0M56.099S" table:style-name="ce2">
            <text:p>00:56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3H0M58.413S" table:style-name="ce2">
            <text:p>00:58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3H1M1.790S" table:style-name="ce2">
            <text:p>01:01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3H1M1.913S" table:style-name="ce2">
            <text:p>01:01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3H1M7.218S" table:style-name="ce2">
            <text:p>01:07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3H1M8.731S" table:style-name="ce2">
            <text:p>01:08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3H1M9.040S" table:style-name="ce2">
            <text:p>01:09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3H1M15.747S" table:style-name="ce2">
            <text:p>01:15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70914" table:style-name="ce1">
            <text:p>70914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3H1M16.224S" table:style-name="ce2">
            <text:p>01:16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4361" table:style-name="ce1">
            <text:p>4361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3H1M20.455S" table:style-name="ce2">
            <text:p>01:20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3H1M22.954S" table:style-name="ce2">
            <text:p>01:23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3H1M25.090S" table:style-name="ce2">
            <text:p>01:25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3H1M25.371S" table:style-name="ce2">
            <text:p>01:25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3H1M28.099S" table:style-name="ce2">
            <text:p>01:28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3H1M29.868S" table:style-name="ce2">
            <text:p>01:29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3H1M31.022S" table:style-name="ce2">
            <text:p>01:31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3H1M35.198S" table:style-name="ce2">
            <text:p>01:35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3H1M41.891S" table:style-name="ce2">
            <text:p>01:41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3H1M46.608S" table:style-name="ce2">
            <text:p>01:46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3H1M48.980S" table:style-name="ce2">
            <text:p>01:49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4357" table:style-name="ce1">
            <text:p>4357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3H1M50.134S" table:style-name="ce2">
            <text:p>01:50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3H1M51.038S" table:style-name="ce2">
            <text:p>01:51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666" table:style-name="ce1">
            <text:p>7666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3H1M51.524S" table:style-name="ce2">
            <text:p>01:51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3H1M52.277S" table:style-name="ce2">
            <text:p>01:52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3H2M0.198S" table:style-name="ce2">
            <text:p>02:00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3H2M7.628S" table:style-name="ce2">
            <text:p>02:07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3H2M7.881S" table:style-name="ce2">
            <text:p>02:07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3H2M13.367S" table:style-name="ce2">
            <text:p>02:13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3H2M18.440S" table:style-name="ce2">
            <text:p>02:18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3H2M20.526S" table:style-name="ce2">
            <text:p>02:20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3H2M29.899S" table:style-name="ce2">
            <text:p>02:29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4362" table:style-name="ce1">
            <text:p>4362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3H2M30.189S" table:style-name="ce2">
            <text:p>02:30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3H2M31.019S" table:style-name="ce2">
            <text:p>02:31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3H2M34.194S" table:style-name="ce2">
            <text:p>02:34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3H2M34.824S" table:style-name="ce2">
            <text:p>02:34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3H2M35.296S" table:style-name="ce2">
            <text:p>02:35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3H2M35.562S" table:style-name="ce2">
            <text:p>02:35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3H2M40.330S" table:style-name="ce2">
            <text:p>02:40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3H2M48.073S" table:style-name="ce2">
            <text:p>02:48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3H2M49.471S" table:style-name="ce2">
            <text:p>02:49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3H2M52.582S" table:style-name="ce2">
            <text:p>02:52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69976" table:style-name="ce1">
            <text:p>69976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3H2M53.113S" table:style-name="ce2">
            <text:p>02:53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4360" table:style-name="ce1">
            <text:p>4360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3H2M55.277S" table:style-name="ce2">
            <text:p>02:55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3H2M56.428S" table:style-name="ce2">
            <text:p>02:56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7662" table:style-name="ce1">
            <text:p>7662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3H3M2.982S" table:style-name="ce2">
            <text:p>03:03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71032" table:style-name="ce1">
            <text:p>71032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3H3M8.111S" table:style-name="ce2">
            <text:p>03:08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69976" table:style-name="ce1">
            <text:p>69976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3H3M13.847S" table:style-name="ce2">
            <text:p>03:13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3H3M16.326S" table:style-name="ce2">
            <text:p>03:16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71798" table:style-name="ce1">
            <text:p>71798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3H3M17.595S" table:style-name="ce2">
            <text:p>03:17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3H3M20.353S" table:style-name="ce2">
            <text:p>03:20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4331" table:style-name="ce1">
            <text:p>4331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3H3M21.260S" table:style-name="ce2">
            <text:p>03:21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3H3M32.905S" table:style-name="ce2">
            <text:p>03:32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3H3M33.837S" table:style-name="ce2">
            <text:p>03:33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3H3M35.822S" table:style-name="ce2">
            <text:p>03:35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7635" table:style-name="ce1">
            <text:p>7635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3H3M36.980S" table:style-name="ce2">
            <text:p>03:37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69980" table:style-name="ce1">
            <text:p>69980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3H3M38.789S" table:style-name="ce2">
            <text:p>03:38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3H3M39.996S" table:style-name="ce2">
            <text:p>03:40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3H3M39.963S" table:style-name="ce2">
            <text:p>03:40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Success</text:p>
          </table:table-cell>
          <table:table-cell office:value-type="float" office:value="71790" table:style-name="ce1">
            <text:p>71790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3H3M41.912S" table:style-name="ce2">
            <text:p>03:41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3H3M45.635S" table:style-name="ce2">
            <text:p>03:45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7663" table:style-name="ce1">
            <text:p>7663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3H3M49.008S" table:style-name="ce2">
            <text:p>03:49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0948" table:style-name="ce1">
            <text:p>10948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3H3M49.111S" table:style-name="ce2">
            <text:p>03:49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3H3M49.451S" table:style-name="ce2">
            <text:p>03:49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4233" table:style-name="ce1">
            <text:p>14233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3H3M51.660S" table:style-name="ce2">
            <text:p>03:51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3H4M3.181S" table:style-name="ce2">
            <text:p>04:03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4233" table:style-name="ce1">
            <text:p>14233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3H4M4.067S" table:style-name="ce2">
            <text:p>04:04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7487" table:style-name="ce1">
            <text:p>17487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3H4M6.891S" table:style-name="ce2">
            <text:p>04:06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3H4M7.385S" table:style-name="ce2">
            <text:p>04:07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70914" table:style-name="ce1">
            <text:p>70914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3H4M10.725S" table:style-name="ce2">
            <text:p>04:10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0950" table:style-name="ce1">
            <text:p>10950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3H4M14.702S" table:style-name="ce2">
            <text:p>04:14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3H4M15.962S" table:style-name="ce2">
            <text:p>04:16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3H4M17.067S" table:style-name="ce2">
            <text:p>04:17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3H4M20.228S" table:style-name="ce2">
            <text:p>04:20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3H4M21.125S" table:style-name="ce2">
            <text:p>04:21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Success</text:p>
          </table:table-cell>
          <table:table-cell office:value-type="float" office:value="71798" table:style-name="ce1">
            <text:p>71798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3H4M23.467S" table:style-name="ce2">
            <text:p>04:23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3H4M23.591S" table:style-name="ce2">
            <text:p>04:23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0920" table:style-name="ce1">
            <text:p>10920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3H4M25.058S" table:style-name="ce2">
            <text:p>04:25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3H4M25.684S" table:style-name="ce2">
            <text:p>04:25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3H4M25.927S" table:style-name="ce2">
            <text:p>04:25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3H4M26.788S" table:style-name="ce2">
            <text:p>04:26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3H4M27.746S" table:style-name="ce2">
            <text:p>04:27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3H4M34.714S" table:style-name="ce2">
            <text:p>04:34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3H4M39.610S" table:style-name="ce2">
            <text:p>04:39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71798" table:style-name="ce1">
            <text:p>71798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3H4M46.128S" table:style-name="ce2">
            <text:p>04:46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3H4M49.192S" table:style-name="ce2">
            <text:p>04:49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Success</text:p>
          </table:table-cell>
          <table:table-cell office:value-type="float" office:value="71790" table:style-name="ce1">
            <text:p>71790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3H4M52.381S" table:style-name="ce2">
            <text:p>04:52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3H4M53.500S" table:style-name="ce2">
            <text:p>04:53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3H4M59.674S" table:style-name="ce2">
            <text:p>04:59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4361" table:style-name="ce1">
            <text:p>4361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3H5M9.577S" table:style-name="ce2">
            <text:p>05:09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3H5M10.729S" table:style-name="ce2">
            <text:p>05:10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3H5M11.729S" table:style-name="ce2">
            <text:p>05:11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3H5M14.006S" table:style-name="ce2">
            <text:p>05:14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3H5M14.154S" table:style-name="ce2">
            <text:p>05:14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70914" table:style-name="ce1">
            <text:p>70914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3H5M17.531S" table:style-name="ce2">
            <text:p>05:17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3H5M19.088S" table:style-name="ce2">
            <text:p>05:19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3H5M25.580S" table:style-name="ce2">
            <text:p>05:25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Success</text:p>
          </table:table-cell>
          <table:table-cell office:value-type="float" office:value="71798" table:style-name="ce1">
            <text:p>71798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3H5M25.947S" table:style-name="ce2">
            <text:p>05:25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4362" table:style-name="ce1">
            <text:p>4362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3H5M33.129S" table:style-name="ce2">
            <text:p>05:33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3H5M36.294S" table:style-name="ce2">
            <text:p>05:36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3H5M42.334S" table:style-name="ce2">
            <text:p>05:42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3H5M54.740S" table:style-name="ce2">
            <text:p>05:54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3H5M56.343S" table:style-name="ce2">
            <text:p>05:56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Success</text:p>
          </table:table-cell>
          <table:table-cell office:value-type="float" office:value="71798" table:style-name="ce1">
            <text:p>71798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3H6M1.762S" table:style-name="ce2">
            <text:p>06:01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69980" table:style-name="ce1">
            <text:p>69980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3H6M3.931S" table:style-name="ce2">
            <text:p>06:03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3H6M3.790S" table:style-name="ce2">
            <text:p>06:03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Success</text:p>
          </table:table-cell>
          <table:table-cell office:value-type="float" office:value="71798" table:style-name="ce1">
            <text:p>71798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3H6M6.030S" table:style-name="ce2">
            <text:p>06:06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3H6M7.267S" table:style-name="ce2">
            <text:p>06:07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Success</text:p>
          </table:table-cell>
          <table:table-cell office:value-type="float" office:value="71798" table:style-name="ce1">
            <text:p>71798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3H6M8.899S" table:style-name="ce2">
            <text:p>06:08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3H6M8.967S" table:style-name="ce2">
            <text:p>06:09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69980" table:style-name="ce1">
            <text:p>69980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3H6M10.984S" table:style-name="ce2">
            <text:p>06:11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3H6M13.222S" table:style-name="ce2">
            <text:p>06:13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3H6M14.290S" table:style-name="ce2">
            <text:p>06:14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4362" table:style-name="ce1">
            <text:p>4362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3H6M18.253S" table:style-name="ce2">
            <text:p>06:18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71798" table:style-name="ce1">
            <text:p>71798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3H6M19.573S" table:style-name="ce2">
            <text:p>06:19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3H6M29.040S" table:style-name="ce2">
            <text:p>06:29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3H6M29.614S" table:style-name="ce2">
            <text:p>06:29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3H6M30.200S" table:style-name="ce2">
            <text:p>06:30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3H6M38.554S" table:style-name="ce2">
            <text:p>06:38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3H6M43.251S" table:style-name="ce2">
            <text:p>06:43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4361" table:style-name="ce1">
            <text:p>4361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3H6M44.652S" table:style-name="ce2">
            <text:p>06:44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3H6M44.746S" table:style-name="ce2">
            <text:p>06:44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3H6M53.273S" table:style-name="ce2">
            <text:p>06:53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7665" table:style-name="ce1">
            <text:p>7665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3H6M57.197S" table:style-name="ce2">
            <text:p>06:57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0947" table:style-name="ce1">
            <text:p>10947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3H6M59.309S" table:style-name="ce2">
            <text:p>06:59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4264" table:style-name="ce1">
            <text:p>14264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3H7M1.599S" table:style-name="ce2">
            <text:p>07:01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3H7M5.470S" table:style-name="ce2">
            <text:p>07:05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3H7M7.278S" table:style-name="ce2">
            <text:p>07:07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3H7M7.775S" table:style-name="ce2">
            <text:p>07:07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Success</text:p>
          </table:table-cell>
          <table:table-cell office:value-type="float" office:value="71798" table:style-name="ce1">
            <text:p>71798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3H7M19.708S" table:style-name="ce2">
            <text:p>07:19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3H7M20.955S" table:style-name="ce2">
            <text:p>07:21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4362" table:style-name="ce1">
            <text:p>4362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3H7M30.142S" table:style-name="ce2">
            <text:p>07:30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7665" table:style-name="ce1">
            <text:p>7665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3H7M35.842S" table:style-name="ce2">
            <text:p>07:35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3H7M37.123S" table:style-name="ce2">
            <text:p>07:37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3H7M46.374S" table:style-name="ce2">
            <text:p>07:46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3H7M48.421S" table:style-name="ce2">
            <text:p>07:48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3H7M50.451S" table:style-name="ce2">
            <text:p>07:50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3H7M53.804S" table:style-name="ce2">
            <text:p>07:53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3H7M55.788S" table:style-name="ce2">
            <text:p>07:55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3H7M56.926S" table:style-name="ce2">
            <text:p>07:56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3H8M1.897S" table:style-name="ce2">
            <text:p>08:01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4360" table:style-name="ce1">
            <text:p>4360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3H8M10.011S" table:style-name="ce2">
            <text:p>08:10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3H8M11.217S" table:style-name="ce2">
            <text:p>08:11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7664" table:style-name="ce1">
            <text:p>7664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3H8M13.439S" table:style-name="ce2">
            <text:p>08:13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0920" table:style-name="ce1">
            <text:p>10920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3H8M14.669S" table:style-name="ce2">
            <text:p>08:14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71910" table:style-name="ce1">
            <text:p>71910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3H8M18.628S" table:style-name="ce2">
            <text:p>08:18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3H8M21.676S" table:style-name="ce2">
            <text:p>08:21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3H8M29.167S" table:style-name="ce2">
            <text:p>08:29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0951" table:style-name="ce1">
            <text:p>10951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3H8M30.207S" table:style-name="ce2">
            <text:p>08:30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3H8M41.469S" table:style-name="ce2">
            <text:p>08:41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Success</text:p>
          </table:table-cell>
          <table:table-cell office:value-type="float" office:value="71798" table:style-name="ce1">
            <text:p>71798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3H8M43.624S" table:style-name="ce2">
            <text:p>08:43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3H8M44.314S" table:style-name="ce2">
            <text:p>08:44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7697" table:style-name="ce1">
            <text:p>7697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3H8M45.965S" table:style-name="ce2">
            <text:p>08:46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3H8M51.099S" table:style-name="ce2">
            <text:p>08:51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3H8M51.863S" table:style-name="ce2">
            <text:p>08:51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Success</text:p>
          </table:table-cell>
          <table:table-cell office:value-type="float" office:value="71790" table:style-name="ce1">
            <text:p>71790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3H8M53.384S" table:style-name="ce2">
            <text:p>08:53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out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3H8M55.320S" table:style-name="ce2">
            <text:p>08:55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3H8M57.056S" table:style-name="ce2">
            <text:p>08:57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3H8M57.243S" table:style-name="ce2">
            <text:p>08:57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3H8M57.779S" table:style-name="ce2">
            <text:p>08:57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7665" table:style-name="ce1">
            <text:p>7665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3H9M0.172S" table:style-name="ce2">
            <text:p>09:00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71790" table:style-name="ce1">
            <text:p>71790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3H9M1.294S" table:style-name="ce2">
            <text:p>09:01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3H9M2.541S" table:style-name="ce2">
            <text:p>09:02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3H9M11.655S" table:style-name="ce2">
            <text:p>09:11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3H9M15.159S" table:style-name="ce2">
            <text:p>09:15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301" table:style-name="ce1">
            <text:p>2301</text:p>
          </table:table-cell>
          <table:table-cell office:value-type="time" office:time-value="PT13H9M19.489S" table:style-name="ce2">
            <text:p>09:19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302" table:style-name="ce1">
            <text:p>2302</text:p>
          </table:table-cell>
          <table:table-cell office:value-type="time" office:time-value="PT13H9M21.607S" table:style-name="ce2">
            <text:p>09:21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4331" table:style-name="ce1">
            <text:p>4331</text:p>
          </table:table-cell>
          <table:table-cell table:number-columns-repeated="16377"/>
        </table:table-row>
        <table:table-row table:style-name="ro1">
          <table:table-cell office:value-type="float" office:value="2303" table:style-name="ce1">
            <text:p>2303</text:p>
          </table:table-cell>
          <table:table-cell office:value-type="time" office:time-value="PT13H9M34.541S" table:style-name="ce2">
            <text:p>09:34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2304" table:style-name="ce1">
            <text:p>2304</text:p>
          </table:table-cell>
          <table:table-cell office:value-type="time" office:time-value="PT13H9M35.886S" table:style-name="ce2">
            <text:p>09:35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05" table:style-name="ce1">
            <text:p>2305</text:p>
          </table:table-cell>
          <table:table-cell office:value-type="time" office:time-value="PT13H9M37.058S" table:style-name="ce2">
            <text:p>09:37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306" table:style-name="ce1">
            <text:p>2306</text:p>
          </table:table-cell>
          <table:table-cell office:value-type="time" office:time-value="PT13H9M47.343S" table:style-name="ce2">
            <text:p>09:47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307" table:style-name="ce1">
            <text:p>2307</text:p>
          </table:table-cell>
          <table:table-cell office:value-type="time" office:time-value="PT13H9M55.353S" table:style-name="ce2">
            <text:p>09:55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71798" table:style-name="ce1">
            <text:p>71798</text:p>
          </table:table-cell>
          <table:table-cell table:number-columns-repeated="16377"/>
        </table:table-row>
        <table:table-row table:style-name="ro1">
          <table:table-cell office:value-type="float" office:value="2308" table:style-name="ce1">
            <text:p>2308</text:p>
          </table:table-cell>
          <table:table-cell office:value-type="time" office:time-value="PT13H10M3.447S" table:style-name="ce2">
            <text:p>10:03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4360" table:style-name="ce1">
            <text:p>4360</text:p>
          </table:table-cell>
          <table:table-cell table:number-columns-repeated="16377"/>
        </table:table-row>
        <table:table-row table:style-name="ro1">
          <table:table-cell office:value-type="float" office:value="2309" table:style-name="ce1">
            <text:p>2309</text:p>
          </table:table-cell>
          <table:table-cell office:value-type="time" office:time-value="PT13H10M6.851S" table:style-name="ce2">
            <text:p>10:06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310" table:style-name="ce1">
            <text:p>2310</text:p>
          </table:table-cell>
          <table:table-cell office:value-type="time" office:time-value="PT13H10M7.720S" table:style-name="ce2">
            <text:p>10:07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11" table:style-name="ce1">
            <text:p>2311</text:p>
          </table:table-cell>
          <table:table-cell office:value-type="time" office:time-value="PT13H10M10.836S" table:style-name="ce2">
            <text:p>10:10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2312" table:style-name="ce1">
            <text:p>2312</text:p>
          </table:table-cell>
          <table:table-cell office:value-type="time" office:time-value="PT13H10M18.369S" table:style-name="ce2">
            <text:p>10:18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7664" table:style-name="ce1">
            <text:p>7664</text:p>
          </table:table-cell>
          <table:table-cell table:number-columns-repeated="16377"/>
        </table:table-row>
        <table:table-row table:style-name="ro1">
          <table:table-cell office:value-type="float" office:value="2313" table:style-name="ce1">
            <text:p>2313</text:p>
          </table:table-cell>
          <table:table-cell office:value-type="time" office:time-value="PT13H10M31.551S" table:style-name="ce2">
            <text:p>10:31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14" table:style-name="ce1">
            <text:p>2314</text:p>
          </table:table-cell>
          <table:table-cell office:value-type="time" office:time-value="PT13H10M42.678S" table:style-name="ce2">
            <text:p>10:42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15" table:style-name="ce1">
            <text:p>2315</text:p>
          </table:table-cell>
          <table:table-cell office:value-type="time" office:time-value="PT13H10M45.463S" table:style-name="ce2">
            <text:p>10:45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16" table:style-name="ce1">
            <text:p>2316</text:p>
          </table:table-cell>
          <table:table-cell office:value-type="time" office:time-value="PT13H10M51.701S" table:style-name="ce2">
            <text:p>10:51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Success</text:p>
          </table:table-cell>
          <table:table-cell office:value-type="float" office:value="71798" table:style-name="ce1">
            <text:p>71798</text:p>
          </table:table-cell>
          <table:table-cell table:number-columns-repeated="16377"/>
        </table:table-row>
        <table:table-row table:style-name="ro1">
          <table:table-cell office:value-type="float" office:value="2317" table:style-name="ce1">
            <text:p>2317</text:p>
          </table:table-cell>
          <table:table-cell office:value-type="time" office:time-value="PT13H10M56.601S" table:style-name="ce2">
            <text:p>10:56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4362" table:style-name="ce1">
            <text:p>4362</text:p>
          </table:table-cell>
          <table:table-cell table:number-columns-repeated="16377"/>
        </table:table-row>
        <table:table-row table:style-name="ro1">
          <table:table-cell office:value-type="float" office:value="2318" table:style-name="ce1">
            <text:p>2318</text:p>
          </table:table-cell>
          <table:table-cell office:value-type="time" office:time-value="PT13H11M5.814S" table:style-name="ce2">
            <text:p>11:05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time" office:time-value="PT13H11M9.895S" table:style-name="ce2">
            <text:p>11:09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320" table:style-name="ce1">
            <text:p>2320</text:p>
          </table:table-cell>
          <table:table-cell office:value-type="time" office:time-value="PT13H11M16.353S" table:style-name="ce2">
            <text:p>11:16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321" table:style-name="ce1">
            <text:p>2321</text:p>
          </table:table-cell>
          <table:table-cell office:value-type="time" office:time-value="PT13H11M18.300S" table:style-name="ce2">
            <text:p>11:18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322" table:style-name="ce1">
            <text:p>2322</text:p>
          </table:table-cell>
          <table:table-cell office:value-type="time" office:time-value="PT13H11M23.564S" table:style-name="ce2">
            <text:p>11:23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4331" table:style-name="ce1">
            <text:p>4331</text:p>
          </table:table-cell>
          <table:table-cell table:number-columns-repeated="16377"/>
        </table:table-row>
        <table:table-row table:style-name="ro1">
          <table:table-cell office:value-type="float" office:value="2323" table:style-name="ce1">
            <text:p>2323</text:p>
          </table:table-cell>
          <table:table-cell office:value-type="time" office:time-value="PT13H11M25.949S" table:style-name="ce2">
            <text:p>11:25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324" table:style-name="ce1">
            <text:p>2324</text:p>
          </table:table-cell>
          <table:table-cell office:value-type="time" office:time-value="PT13H11M38.515S" table:style-name="ce2">
            <text:p>11:38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time" office:time-value="PT13H11M40.322S" table:style-name="ce2">
            <text:p>11:40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326" table:style-name="ce1">
            <text:p>2326</text:p>
          </table:table-cell>
          <table:table-cell office:value-type="time" office:time-value="PT13H12M9.489S" table:style-name="ce2">
            <text:p>12:09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327" table:style-name="ce1">
            <text:p>2327</text:p>
          </table:table-cell>
          <table:table-cell office:value-type="time" office:time-value="PT13H12M13.340S" table:style-name="ce2">
            <text:p>12:13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4331" table:style-name="ce1">
            <text:p>4331</text:p>
          </table:table-cell>
          <table:table-cell table:number-columns-repeated="16377"/>
        </table:table-row>
        <table:table-row table:style-name="ro1">
          <table:table-cell office:value-type="float" office:value="2328" table:style-name="ce1">
            <text:p>2328</text:p>
          </table:table-cell>
          <table:table-cell office:value-type="time" office:time-value="PT13H12M37.799S" table:style-name="ce2">
            <text:p>12:37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29" table:style-name="ce1">
            <text:p>2329</text:p>
          </table:table-cell>
          <table:table-cell office:value-type="time" office:time-value="PT13H12M51.004S" table:style-name="ce2">
            <text:p>12:51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330" table:style-name="ce1">
            <text:p>2330</text:p>
          </table:table-cell>
          <table:table-cell office:value-type="time" office:time-value="PT13H12M51.348S" table:style-name="ce2">
            <text:p>12:51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331" table:style-name="ce1">
            <text:p>2331</text:p>
          </table:table-cell>
          <table:table-cell office:value-type="time" office:time-value="PT13H12M57.117S" table:style-name="ce2">
            <text:p>12:57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32" table:style-name="ce1">
            <text:p>2332</text:p>
          </table:table-cell>
          <table:table-cell office:value-type="time" office:time-value="PT13H12M58.209S" table:style-name="ce2">
            <text:p>12:58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2333" table:style-name="ce1">
            <text:p>2333</text:p>
          </table:table-cell>
          <table:table-cell office:value-type="time" office:time-value="PT13H13M11.994S" table:style-name="ce2">
            <text:p>13:12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334" table:style-name="ce1">
            <text:p>2334</text:p>
          </table:table-cell>
          <table:table-cell office:value-type="time" office:time-value="PT13H13M30.234S" table:style-name="ce2">
            <text:p>13:30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35" table:style-name="ce1">
            <text:p>2335</text:p>
          </table:table-cell>
          <table:table-cell office:value-type="time" office:time-value="PT13H13M44.354S" table:style-name="ce2">
            <text:p>13:44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Success</text:p>
          </table:table-cell>
          <table:table-cell office:value-type="float" office:value="71798" table:style-name="ce1">
            <text:p>71798</text:p>
          </table:table-cell>
          <table:table-cell table:number-columns-repeated="16377"/>
        </table:table-row>
        <table:table-row table:style-name="ro1">
          <table:table-cell office:value-type="float" office:value="2336" table:style-name="ce1">
            <text:p>2336</text:p>
          </table:table-cell>
          <table:table-cell office:value-type="time" office:time-value="PT13H14M16.889S" table:style-name="ce2">
            <text:p>14:16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4344" table:style-name="ce1">
            <text:p>4344</text:p>
          </table:table-cell>
          <table:table-cell table:number-columns-repeated="16377"/>
        </table:table-row>
        <table:table-row table:style-name="ro1">
          <table:table-cell office:value-type="float" office:value="2337" table:style-name="ce1">
            <text:p>2337</text:p>
          </table:table-cell>
          <table:table-cell office:value-type="time" office:time-value="PT13H14M53.295S" table:style-name="ce2">
            <text:p>14:53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38" table:style-name="ce1">
            <text:p>2338</text:p>
          </table:table-cell>
          <table:table-cell office:value-type="time" office:time-value="PT13H15M13.415S" table:style-name="ce2">
            <text:p>15:13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339" table:style-name="ce1">
            <text:p>2339</text:p>
          </table:table-cell>
          <table:table-cell office:value-type="time" office:time-value="PT13H16M17.489S" table:style-name="ce2">
            <text:p>16:17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340" table:style-name="ce1">
            <text:p>2340</text:p>
          </table:table-cell>
          <table:table-cell office:value-type="time" office:time-value="PT13H16M23.017S" table:style-name="ce2">
            <text:p>16:23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number-rows-repeated="104623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11-09T10:37:39Z</dc:date>
  </office:meta>
</office:document-meta>
</file>